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ialog" svg:font-family="Dialog"/>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7" style:family="table-column">
      <style:table-column-properties fo:break-before="auto" style:column-width="16.648cm"/>
    </style:style>
    <style:style style:name="co12" style:family="table-column">
      <style:table-column-properties fo:break-before="auto" style:column-width="1.612cm"/>
    </style:style>
    <style:style style:name="co13" style:family="table-column">
      <style:table-column-properties fo:break-before="auto" style:column-width="2.542cm"/>
    </style:style>
    <style:style style:name="co14" style:family="table-column">
      <style:table-column-properties fo:break-before="auto" style:column-width="5.33cm"/>
    </style:style>
    <style:style style:name="co15" style:family="table-column">
      <style:table-column-properties fo:break-before="auto" style:column-width="2.05cm"/>
    </style:style>
    <style:style style:name="co16" style:family="table-column">
      <style:table-column-properties fo:break-before="auto" style:column-width="2.623cm"/>
    </style:style>
    <style:style style:name="co17" style:family="table-column">
      <style:table-column-properties fo:break-before="auto" style:column-width="6.149cm"/>
    </style:style>
    <style:style style:name="co10" style:family="table-column">
      <style:table-column-properties fo:break-before="auto" style:column-width="2.076cm"/>
    </style:style>
    <style:style style:name="co11" style:family="table-column">
      <style:table-column-properties fo:break-before="auto" style:column-width="5.302cm"/>
    </style:style>
    <style:style style:name="co18" style:family="table-column">
      <style:table-column-properties fo:break-before="auto" style:column-width="2.185cm"/>
    </style:style>
    <style:style style:name="co19" style:family="table-column">
      <style:table-column-properties fo:break-before="auto" style:column-width="2.214cm"/>
    </style:style>
    <style:style style:name="co20" style:family="table-column">
      <style:table-column-properties fo:break-before="auto" style:column-width="3.471cm"/>
    </style:style>
    <style:style style:name="co21" style:family="table-column">
      <style:table-column-properties fo:break-before="auto" style:column-width="2.732cm"/>
    </style:style>
    <style:style style:name="co22" style:family="table-column">
      <style:table-column-properties fo:break-before="auto" style:column-width="3.745cm"/>
    </style:style>
    <style:style style:name="co23" style:family="table-column">
      <style:table-column-properties fo:break-before="auto" style:column-width="1.774cm"/>
    </style:style>
    <style:style style:name="ro1" style:family="table-row">
      <style:table-row-properties style:row-height="0.452cm" fo:break-before="auto" style:use-optimal-row-height="true"/>
    </style:style>
    <style:style style:name="ro2" style:family="table-row">
      <style:table-row-properties style:row-height="3.605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middle"/>
      <style:text-properties fo:font-weight="bold" style:font-weight-asian="bold" style:font-weight-complex="bold"/>
    </style:style>
    <style:style style:name="ce13" style:family="table-cell" style:parent-style-name="Default">
      <style:text-properties fo:font-weight="bold" style:font-weight-asian="bold" style:font-weight-complex="bold"/>
    </style:style>
    <style:style style:name="ce2" style:family="table-cell" style:parent-style-name="Default">
      <style:table-cell-properties style:vertical-align="middle"/>
    </style:style>
    <style:style style:name="ce8" style:family="table-cell" style:parent-style-name="Default" style:data-style-name="N10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Dialog" fo:font-size="10pt" fo:font-style="normal" fo:text-shadow="none" style:text-underline-style="none" fo:font-weight="normal" style:font-size-asian="10pt" style:font-style-asian="normal" style:font-weight-asian="normal" style:font-name-complex="Dialog" style:font-size-complex="10pt" style:font-style-complex="normal" style:font-weight-complex="normal"/>
    </style:style>
    <style:style style:name="ce5" style:family="table-cell" style:parent-style-name="Default">
      <style:table-cell-properties fo:background-color="transparent" style:vertical-align="middle"/>
    </style:style>
    <style:style style:name="ce6" style:family="table-cell" style:parent-style-name="Default">
      <style:table-cell-properties fo:background-color="transparent"/>
    </style:style>
    <style:style style:name="ce7" style:family="table-cell" style:parent-style-name="Default">
      <style:table-cell-properties fo:background-color="#ff950e" style:vertical-align="middle"/>
    </style:style>
    <style:style style:name="ce9" style:family="table-cell" style:parent-style-name="Default">
      <style:table-cell-properties style:text-align-source="fix" style:repeat-content="false" fo:background-color="transparent" style:vertical-align="middle"/>
      <style:paragraph-properties fo:text-align="center" fo:margin-left="0cm"/>
      <style:text-properties fo:font-weight="bold" style:font-weight-asian="bold" style:font-weight-complex="bold"/>
      <style:map style:condition="cell-content()=[$'Revision Objeto Obra'.$K$1]" style:apply-style-name="dudas" style:base-cell-address="'Consulta SQL'.C1"/>
    </style:style>
    <style:style style:name="ce10" style:family="table-cell" style:parent-style-name="Default">
      <style:table-cell-properties style:text-align-source="fix" style:repeat-content="false" fo:background-color="transparent" style:vertical-align="middle"/>
      <style:paragraph-properties fo:text-align="center" fo:margin-left="0cm"/>
      <style:map style:condition="cell-content()=[$'Revision Objeto Obra'.$K$1]" style:apply-style-name="dudas" style:base-cell-address="'Consulta SQL'.C1"/>
    </style:style>
    <style:style style:name="ce11" style:family="table-cell" style:parent-style-name="Default" style:data-style-name="N10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Dialog" fo:font-size="10pt" fo:font-style="normal" fo:text-shadow="none" style:text-underline-style="none" fo:font-weight="normal" style:font-size-asian="10pt" style:font-style-asian="normal" style:font-weight-asian="normal" style:font-name-complex="Dialog" style:font-size-complex="10pt" style:font-style-complex="normal" style:font-weight-complex="normal"/>
    </style:style>
    <style:style style:name="ce12" style:family="table-cell" style:parent-style-name="Default" style:data-style-name="N10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Dialog" fo:font-size="10pt" fo:font-style="normal" fo:text-shadow="none" style:text-underline-style="none" fo:font-weight="normal" style:font-size-asian="10pt" style:font-style-asian="normal" style:font-weight-asian="normal" style:font-name-complex="Dialog" style:font-size-complex="10pt" style:font-style-complex="normal" style:font-weight-complex="normal"/>
    </style:style>
    <style:style style:name="ce14" style:family="table-cell" style:parent-style-name="Default" style:data-style-name="N10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Dialog" fo:font-size="10pt" fo:font-style="normal" fo:text-shadow="none" style:text-underline-style="none" fo:font-weight="normal" style:font-size-asian="10pt" style:font-style-asian="normal" style:font-weight-asian="normal" style:font-name-complex="Dialog" style:font-size-complex="10pt" style:font-style-complex="normal" style:font-weight-complex="normal"/>
    </style:style>
    <style:style style:name="ce15" style:family="table-cell" style:parent-style-name="Default" style:data-style-name="N104">
      <style:table-cell-properties style:vertical-align="middle"/>
    </style:style>
    <style:style style:name="ta_extref" style:family="table">
      <style:table-properties table:display="false"/>
    </style:style>
  </office:automatic-styles>
  <office:body>
    <office:spreadsheet>
      <table:table table:name="Consulta SQL" table:style-name="ta1" table:print="false">
        <office:forms form:automatic-focus="false" form:apply-design-mode="false"/>
        <table:table-column table:style-name="co1" table:number-columns-repeated="2" table:default-cell-style-name="Default"/>
        <table:table-column table:style-name="co7" table:default-cell-style-name="Default"/>
        <table:table-row table:style-name="ro1" table:number-rows-repeated="7">
          <table:table-cell table:number-columns-repeated="3"/>
        </table:table-row>
        <table:table-row table:style-name="ro2">
          <table:table-cell table:number-columns-repeated="2"/>
          <table:table-cell office:value-type="string">
            <text:p><text:s text:c="2"/>SELECT DISTINCT t_num_exp, d_objeto, c_uni_org_envia, año, n_importe, t_titulo, t_descripcion</text:p>
            <text:p><text:s text:c="4"/>FROM ic_inf_año</text:p>
            <text:p><text:s text:c="4"/>WHERE t_num_exp NOT IN</text:p>
            <text:p><text:s text:c="6"/>( SELECT DISTINCT t_num_exp</text:p>
            <text:p><text:s text:c="6"/>FROM ic_inf_año</text:p>
            <text:p><text:s text:c="6"/>WHERE c_nombre_fase = 'SOLICITUD ANULADA'</text:p>
            <text:p><text:s text:c="6"/>OR c_nombre_fase <text:s text:c="3"/>= 'PTE. ANULACIÓN'</text:p>
            <text:p><text:s text:c="6"/>) and d_objeto='Obra'</text:p>
            <text:p><text:s text:c="2"/>ORDER BY año, t_num_exp;</text:p>
          </table:table-cell>
        </table:table-row>
      </table:table>
      <table:table table:name="Revision Objeto Obra" table:style-name="ta1" table:print="false">
        <office:forms form:automatic-focus="false" form:apply-design-mode="false"/>
        <table:table-column table:style-name="co10" table:default-cell-style-name="Default"/>
        <table:table-column table:style-name="co11" table:default-cell-style-name="ce2"/>
        <table:table-column table:style-name="co18" table:default-cell-style-name="ce2"/>
        <table:table-column table:style-name="co19" table:default-cell-style-name="ce10"/>
        <table:table-column table:style-name="co20" table:default-cell-style-name="ce2"/>
        <table:table-column table:style-name="co21" table:default-cell-style-name="ce2"/>
        <table:table-column table:style-name="co22" table:default-cell-style-name="ce2"/>
        <table:table-column table:style-name="co23" table:number-columns-repeated="1017" table:default-cell-style-name="ce2"/>
        <table:table-row table:style-name="ro1">
          <table:table-cell table:style-name="ce1" office:value-type="string">
            <text:p>ORIGEN</text:p>
          </table:table-cell>
          <table:table-cell table:style-name="ce1" office:value-type="string">
            <text:p>T_NUM_EXP</text:p>
          </table:table-cell>
          <table:table-cell table:style-name="ce1" office:value-type="string">
            <text:p>D_OBJETO</text:p>
          </table:table-cell>
          <table:table-cell table:style-name="ce9" office:value-type="string">
            <text:p>CON DUDAS</text:p>
          </table:table-cell>
          <table:table-cell table:style-name="ce1" office:value-type="string">
            <text:p>C_UNI_ORG_ENVIA</text:p>
          </table:table-cell>
          <table:table-cell table:style-name="ce1" office:value-type="string">
            <text:p>AÑO</text:p>
          </table:table-cell>
          <table:table-cell table:style-name="ce1" office:value-type="string">
            <text:p>IMPORTE</text:p>
          </table:table-cell>
          <table:table-cell table:style-name="ce1" office:value-type="string">
            <text:p>T_TITULO</text:p>
          </table:table-cell>
          <table:table-cell table:style-name="ce1" office:value-type="string">
            <text:p>T_DESCRIPCION</text:p>
          </table:table-cell>
          <table:table-cell table:style-name="ce1"/>
          <table:table-cell table:style-name="ce1" office:value-type="string">
            <text:p>x</text:p>
          </table:table-cell>
          <table:table-cell table:style-name="ce1" table:number-columns-repeated="1013"/>
        </table:table-row>
        <table:table-row table:style-name="ro1">
          <table:table-cell office:value-type="string">
            <text:p>IC_INF</text:p>
          </table:table-cell>
          <table:table-cell office:value-type="string">
            <text:p>000053/2006/CSALUD/INF</text:p>
          </table:table-cell>
          <table:table-cell table:style-name="ce7" office:value-type="string">
            <text:p>Servicio</text:p>
          </table:table-cell>
          <table:table-cell/>
          <table:table-cell office:value-type="string">
            <text:p>CSBS</text:p>
          </table:table-cell>
          <table:table-cell office:value-type="string">
            <text:p>2006</text:p>
          </table:table-cell>
          <table:table-cell table:style-name="ce8" office:value-type="currency" office:currency="EUR" office:value="170190">
            <text:p>170.190,00 €</text:p>
          </table:table-cell>
          <table:table-cell office:value-type="string">
            <text:p>GESTION DE SUBVENCIONES </text:p>
          </table:table-cell>
          <table:table-cell office:value-type="string">
            <text:p>Sistema de información para la gestión del ciclo de adjudicación de las Subvenciones gestionadas por la COnsejería</text:p>
          </table:table-cell>
          <table:table-cell table:number-columns-repeated="1015"/>
        </table:table-row>
        <table:table-row table:style-name="ro1">
          <table:table-cell office:value-type="string">
            <text:p>IC_INF</text:p>
          </table:table-cell>
          <table:table-cell office:value-type="string">
            <text:p>000085/2006/CEH/INF</text:p>
          </table:table-cell>
          <table:table-cell table:style-name="ce7" office:value-type="string">
            <text:p>Suministro</text:p>
          </table:table-cell>
          <table:table-cell/>
          <table:table-cell office:value-type="string">
            <text:p>CEH</text:p>
          </table:table-cell>
          <table:table-cell office:value-type="string">
            <text:p>2006</text:p>
          </table:table-cell>
          <table:table-cell table:style-name="ce8" office:value-type="currency" office:currency="EUR" office:value="7462.28">
            <text:p>7.462,28 €</text:p>
          </table:table-cell>
          <table:table-cell office:value-type="string">
            <text:p>Adquisición unidad de backup D.P. Huelva</text:p>
          </table:table-cell>
          <table:table-cell office:value-type="string">
            <text:p>Adquisición unidad de backup D.P. Córdoba</text:p>
          </table:table-cell>
          <table:table-cell table:number-columns-repeated="1015"/>
        </table:table-row>
        <table:table-row table:style-name="ro3">
          <table:table-cell office:value-type="string">
            <text:p>IC_INF</text:p>
          </table:table-cell>
          <table:table-cell table:style-name="ce5" office:value-type="string">
            <text:p>000157/2006/CICE-SGT/INF</text:p>
          </table:table-cell>
          <table:table-cell table:style-name="ce7" office:value-type="string">
            <text:p>Servicio</text:p>
          </table:table-cell>
          <table:table-cell/>
          <table:table-cell table:style-name="ce5" office:value-type="string">
            <text:p>CICE-SGT</text:p>
          </table:table-cell>
          <table:table-cell table:style-name="ce5" office:value-type="string">
            <text:p>2006</text:p>
          </table:table-cell>
          <table:table-cell table:style-name="ce11" office:value-type="currency" office:currency="EUR" office:value="29463.84">
            <text:p>29.463,84 €</text:p>
          </table:table-cell>
          <table:table-cell table:style-name="ce5" office:value-type="string">
            <text:p>PRESENTACiÓNPOR INTERNETDE LOS MODELOSDE INFORMACiÓNAL</text:p>
            <text:p>REGISTRODE COOPERATIVAS</text:p>
          </table:table-cell>
          <table:table-cell table:style-name="ce5" table:number-columns-repeated="1016"/>
        </table:table-row>
        <table:table-row table:style-name="ro1">
          <table:table-cell office:value-type="string">
            <text:p>IC_INF</text:p>
          </table:table-cell>
          <table:table-cell office:value-type="string">
            <text:p>000221/2006/CEH/INF</text:p>
          </table:table-cell>
          <table:table-cell table:style-name="ce7" office:value-type="string">
            <text:p>Suministro</text:p>
          </table:table-cell>
          <table:table-cell/>
          <table:table-cell office:value-type="string">
            <text:p>CEH</text:p>
          </table:table-cell>
          <table:table-cell office:value-type="string">
            <text:p>2006</text:p>
          </table:table-cell>
          <table:table-cell table:style-name="ce8" office:value-type="currency" office:currency="EUR" office:value="11935">
            <text:p>11.935,00 €</text:p>
          </table:table-cell>
          <table:table-cell table:number-columns-repeated="2" office:value-type="string">
            <text:p>Adquisición de 31 lectores de código de barras</text:p>
          </table:table-cell>
          <table:table-cell table:number-columns-repeated="1015"/>
        </table:table-row>
        <table:table-row table:style-name="ro1">
          <table:table-cell office:value-type="string">
            <text:p>IC_INF</text:p>
          </table:table-cell>
          <table:table-cell office:value-type="string">
            <text:p>000223/2006/IAAP/INF</text:p>
          </table:table-cell>
          <table:table-cell table:style-name="ce7" office:value-type="string">
            <text:p>Servicio</text:p>
          </table:table-cell>
          <table:table-cell/>
          <table:table-cell office:value-type="string">
            <text:p>IAAP</text:p>
          </table:table-cell>
          <table:table-cell office:value-type="string">
            <text:p>2006</text:p>
          </table:table-cell>
          <table:table-cell table:style-name="ce8" office:value-type="currency" office:currency="EUR" office:value="12000">
            <text:p>12.000,00 €</text:p>
          </table:table-cell>
          <table:table-cell office:value-type="string">
            <text:p>SERVICIO DE ASISTENCIA TECNICA DE TAREAS DE SOFTWARE LIBRE EN EL IAAP</text:p>
          </table:table-cell>
          <table:table-cell table:number-columns-repeated="1016"/>
        </table:table-row>
        <table:table-row table:style-name="ro1">
          <table:table-cell office:value-type="string">
            <text:p>IC_INF</text:p>
          </table:table-cell>
          <table:table-cell table:style-name="Default" office:value-type="string">
            <text:p>000277/2006/CC/INF</text:p>
          </table:table-cell>
          <table:table-cell table:style-name="ce7" office:value-type="string">
            <text:p>Servicio</text:p>
          </table:table-cell>
          <table:table-cell table:style-name="Default"/>
          <table:table-cell table:style-name="Default" office:value-type="string">
            <text:p>CCUL</text:p>
          </table:table-cell>
          <table:table-cell table:style-name="Default" office:value-type="string">
            <text:p>2006</text:p>
          </table:table-cell>
          <table:table-cell table:style-name="ce12" office:value-type="currency" office:currency="EUR" office:value="76601.27">
            <text:p>76.601,27 €</text:p>
          </table:table-cell>
          <table:table-cell table:style-name="Default" office:value-type="string">
            <text:p>PRORROGA DEL CONTRATO DE MANTENIMIENTO DEL SISTEMA DE GESTIÓN DE EXPEDIENTES ¿SAETA- DE LA CONSEJERÍA DE CULTURA. </text:p>
          </table:table-cell>
          <table:table-cell table:style-name="Default" office:value-type="string">
            <text:p>La Consejería de Cultura contrató en el 22 de mayo de 2003 con la empresa GUADALTEL un servicio para el mantenimiento del sistema de gestión de expedientes ¿SAETA- de la Consejería de Cultura, con el fin de dar cobertura a las necesidades del manto.</text:p>
          </table:table-cell>
          <table:table-cell table:number-columns-repeated="1015"/>
        </table:table-row>
        <table:table-row table:style-name="ro1">
          <table:table-cell office:value-type="string">
            <text:p>IC_INF</text:p>
          </table:table-cell>
          <table:table-cell office:value-type="string">
            <text:p>000323/2006/CC/INF</text:p>
          </table:table-cell>
          <table:table-cell table:style-name="ce7" office:value-type="string">
            <text:p>Suministro</text:p>
          </table:table-cell>
          <table:table-cell/>
          <table:table-cell office:value-type="string">
            <text:p>CCUL</text:p>
          </table:table-cell>
          <table:table-cell office:value-type="string">
            <text:p>2006</text:p>
          </table:table-cell>
          <table:table-cell table:style-name="ce8" office:value-type="currency" office:currency="EUR" office:value="7197.8">
            <text:p>7.197,80 €</text:p>
          </table:table-cell>
          <table:table-cell office:value-type="string">
            <text:p>SUMINISTRO DE 2 ESCANERES A3 PARA MUSEOS</text:p>
          </table:table-cell>
          <table:table-cell office:value-type="string">
            <text:p>Tratamiento gráfico de fondos y colecciones de los museos</text:p>
          </table:table-cell>
          <table:table-cell table:number-columns-repeated="1015"/>
        </table:table-row>
        <table:table-row table:style-name="ro1">
          <table:table-cell office:value-type="string">
            <text:p>IC_INF</text:p>
          </table:table-cell>
          <table:table-cell table:style-name="ce5" office:value-type="string">
            <text:p>000336/2006/CC/INF</text:p>
          </table:table-cell>
          <table:table-cell table:style-name="ce7" office:value-type="string">
            <text:p>Suministro</text:p>
          </table:table-cell>
          <table:table-cell office:value-type="string">
            <text:p>x</text:p>
          </table:table-cell>
          <table:table-cell table:style-name="ce5" office:value-type="string">
            <text:p>CCUL</text:p>
          </table:table-cell>
          <table:table-cell table:style-name="ce5" office:value-type="string">
            <text:p>2006</text:p>
          </table:table-cell>
          <table:table-cell table:style-name="ce11" office:value-type="currency" office:currency="EUR" office:value="1901.92">
            <text:p>1.901,92 €</text:p>
          </table:table-cell>
          <table:table-cell table:style-name="ce5" office:value-type="string">
            <text:p>ADQUISICIÓN DE UNA LICENCIA DE UN PROGRAMA DE DISEÑO GRÁFICO.</text:p>
          </table:table-cell>
          <table:table-cell table:style-name="ce5" office:value-type="string">
            <text:p>adquisición una licencia del programa Adobe Creative Suite STD 2W o similar</text:p>
          </table:table-cell>
          <table:table-cell table:style-name="ce6" table:number-columns-repeated="1015"/>
        </table:table-row>
        <table:table-row table:style-name="ro1">
          <table:table-cell office:value-type="string">
            <text:p>IC_INF</text:p>
          </table:table-cell>
          <table:table-cell office:value-type="string">
            <text:p>000359/2006/CJAP-DGFP/INF</text:p>
          </table:table-cell>
          <table:table-cell table:style-name="ce7" office:value-type="string">
            <text:p>Servicio</text:p>
          </table:table-cell>
          <table:table-cell/>
          <table:table-cell office:value-type="string">
            <text:p>CJAP-DGFP</text:p>
          </table:table-cell>
          <table:table-cell office:value-type="string">
            <text:p>2006</text:p>
          </table:table-cell>
          <table:table-cell table:style-name="ce8" office:value-type="currency" office:currency="EUR" office:value="12000">
            <text:p>12.000,00 €</text:p>
          </table:table-cell>
          <table:table-cell table:number-columns-repeated="2" office:value-type="string">
            <text:p>SERVICIO PARA LA INCORPORACIÓN DE FUNCIONALIDADES ADICIONALES AL MODULO DE ELECCIONES SINDICALES EN EL SISTEMA DE INFORMACIÓN DE RECURSOS HUMANOS DE LA JUNTA DE ANDALUCÍA</text:p>
          </table:table-cell>
          <table:table-cell table:number-columns-repeated="1015"/>
        </table:table-row>
        <table:table-row table:style-name="ro1">
          <table:table-cell office:value-type="string">
            <text:p>IC_INF</text:p>
          </table:table-cell>
          <table:table-cell office:value-type="string">
            <text:p>000363/2006/CC/INF</text:p>
          </table:table-cell>
          <table:table-cell table:style-name="ce7" office:value-type="string">
            <text:p>Suministro</text:p>
          </table:table-cell>
          <table:table-cell/>
          <table:table-cell office:value-type="string">
            <text:p>CCUL</text:p>
          </table:table-cell>
          <table:table-cell office:value-type="string">
            <text:p>2006</text:p>
          </table:table-cell>
          <table:table-cell table:style-name="ce8" office:value-type="currency" office:currency="EUR" office:value="4828.21">
            <text:p>4.828,21 €</text:p>
          </table:table-cell>
          <table:table-cell office:value-type="string">
            <text:p>SUMINISTRO DE UN SERVIDOR PARA EL ARCHIVO HISTÓRICO PROVINCIAL DE CORDOBA</text:p>
          </table:table-cell>
          <table:table-cell office:value-type="string">
            <text:p>SUMINISTRO DE UN SERVIDOR</text:p>
          </table:table-cell>
          <table:table-cell table:number-columns-repeated="1015"/>
        </table:table-row>
        <table:table-row table:style-name="ro1">
          <table:table-cell office:value-type="string">
            <text:p>IC_INF</text:p>
          </table:table-cell>
          <table:table-cell office:value-type="string">
            <text:p>000364/2006/CC/INF</text:p>
          </table:table-cell>
          <table:table-cell table:style-name="ce7" office:value-type="string">
            <text:p>Suministro</text:p>
          </table:table-cell>
          <table:table-cell/>
          <table:table-cell office:value-type="string">
            <text:p>CCUL</text:p>
          </table:table-cell>
          <table:table-cell office:value-type="string">
            <text:p>2006</text:p>
          </table:table-cell>
          <table:table-cell table:style-name="ce8" office:value-type="currency" office:currency="EUR" office:value="4060">
            <text:p>4.060,00 €</text:p>
          </table:table-cell>
          <table:table-cell office:value-type="string">
            <text:p>SUMINISTRO DE UN SERVIDOR INFORMATICO PARA EL PROGRAMA @RCHIVA EN EL ARCHIVO HISTÓRICO PROVINCIAL DE JAEN</text:p>
          </table:table-cell>
          <table:table-cell office:value-type="string">
            <text:p>Suministro de un servidor</text:p>
          </table:table-cell>
          <table:table-cell table:number-columns-repeated="1015"/>
        </table:table-row>
        <table:table-row table:style-name="ro1">
          <table:table-cell office:value-type="string">
            <text:p>IC_INF</text:p>
          </table:table-cell>
          <table:table-cell office:value-type="string">
            <text:p>000374/2006/CJAP-SGMJ/INF</text:p>
          </table:table-cell>
          <table:table-cell table:style-name="ce7" office:value-type="string">
            <text:p>Suministro</text:p>
          </table:table-cell>
          <table:table-cell/>
          <table:table-cell office:value-type="string">
            <text:p>CJAP-SGJ-IS</text:p>
          </table:table-cell>
          <table:table-cell office:value-type="string">
            <text:p>2006</text:p>
          </table:table-cell>
          <table:table-cell table:style-name="ce8" office:value-type="currency" office:currency="EUR" office:value="9500">
            <text:p>9.500,00 €</text:p>
          </table:table-cell>
          <table:table-cell office:value-type="string">
            <text:p>ADQUISICIÓN DE SERVIDORES PARA NUEVAS SEDES JUDICIALES DE ALMERÍA Y GRANADA</text:p>
          </table:table-cell>
          <table:table-cell/>
          <table:table-cell table:style-name="Default" table:number-columns-repeated="1015"/>
        </table:table-row>
        <table:table-row table:style-name="ro1">
          <table:table-cell office:value-type="string">
            <text:p>IC_INF</text:p>
          </table:table-cell>
          <table:table-cell office:value-type="string">
            <text:p>000381/2006/CC/INF</text:p>
          </table:table-cell>
          <table:table-cell table:style-name="ce7" office:value-type="string">
            <text:p>Suministro</text:p>
          </table:table-cell>
          <table:table-cell/>
          <table:table-cell office:value-type="string">
            <text:p>CCUL</text:p>
          </table:table-cell>
          <table:table-cell office:value-type="string">
            <text:p>2006</text:p>
          </table:table-cell>
          <table:table-cell table:style-name="ce8" office:value-type="currency" office:currency="EUR" office:value="5747.49">
            <text:p>5.747,49 €</text:p>
          </table:table-cell>
          <table:table-cell office:value-type="string">
            <text:p>Suministro de un servidor para el Museo de Jaén</text:p>
          </table:table-cell>
          <table:table-cell office:value-type="string">
            <text:p>Adquisición de un servidor para el Museo de Jaén</text:p>
          </table:table-cell>
          <table:table-cell table:style-name="Default" table:number-columns-repeated="1015"/>
        </table:table-row>
        <table:table-row table:style-name="ro1">
          <table:table-cell office:value-type="string">
            <text:p>IC_INF</text:p>
          </table:table-cell>
          <table:table-cell table:style-name="ce5" office:value-type="string">
            <text:p>000414/2006/CC/INF</text:p>
          </table:table-cell>
          <table:table-cell table:style-name="ce7" office:value-type="string">
            <text:p>Suministro</text:p>
          </table:table-cell>
          <table:table-cell office:value-type="string">
            <text:p>x</text:p>
          </table:table-cell>
          <table:table-cell table:style-name="ce5" office:value-type="string">
            <text:p>CCUL</text:p>
          </table:table-cell>
          <table:table-cell table:style-name="ce5" office:value-type="string">
            <text:p>2006</text:p>
          </table:table-cell>
          <table:table-cell table:style-name="ce11" office:value-type="currency" office:currency="EUR" office:value="9035.91">
            <text:p>9.035,91 €</text:p>
          </table:table-cell>
          <table:table-cell table:style-name="ce5" office:value-type="string">
            <text:p>RENOVACIÓN DE LA LICENCIA DE USO Y SOPORTE ANUAL DE PRODUCTOS ESRI PARA LA CONSEJERÍA DE CULTURA</text:p>
          </table:table-cell>
          <table:table-cell table:style-name="ce5" office:value-type="string">
            <text:p>Renovación de licencias de productos de ESRI para gestión de cartografía oficial</text:p>
          </table:table-cell>
          <table:table-cell table:number-columns-repeated="1015"/>
        </table:table-row>
        <table:table-row table:style-name="ro1">
          <table:table-cell office:value-type="string">
            <text:p>IC_INF</text:p>
          </table:table-cell>
          <table:table-cell office:value-type="string">
            <text:p>000416/2006/CC/INF</text:p>
          </table:table-cell>
          <table:table-cell table:style-name="ce7" office:value-type="string">
            <text:p>Servicio</text:p>
          </table:table-cell>
          <table:table-cell/>
          <table:table-cell office:value-type="string">
            <text:p>CCUL</text:p>
          </table:table-cell>
          <table:table-cell office:value-type="string">
            <text:p>2006</text:p>
          </table:table-cell>
          <table:table-cell table:style-name="ce8" office:value-type="currency" office:currency="EUR" office:value="2920">
            <text:p>2.920,00 €</text:p>
          </table:table-cell>
          <table:table-cell office:value-type="string">
            <text:p>ELABORACIÓN DEL GESTOR DE CONTENIDOS DEL PRODUCTO WEB "RITUALES <text:s/>FESTIVOS EN ANDALUCIA" EN EL MARCO DEL PROGRAMA DE PATRIMONIO INMATERIAL</text:p>
          </table:table-cell>
          <table:table-cell/>
          <table:table-cell table:style-name="ce5" table:number-columns-repeated="1015"/>
        </table:table-row>
        <table:table-row table:style-name="ro1">
          <table:table-cell office:value-type="string">
            <text:p>IC_INF</text:p>
          </table:table-cell>
          <table:table-cell table:style-name="ce5" office:value-type="string">
            <text:p>000423/2006/CC/INF</text:p>
          </table:table-cell>
          <table:table-cell table:style-name="ce7" office:value-type="string">
            <text:p>Servicio</text:p>
          </table:table-cell>
          <table:table-cell office:value-type="string">
            <text:p>x</text:p>
          </table:table-cell>
          <table:table-cell table:style-name="ce5" office:value-type="string">
            <text:p>CCUL</text:p>
          </table:table-cell>
          <table:table-cell table:style-name="ce5" office:value-type="string">
            <text:p>2006</text:p>
          </table:table-cell>
          <table:table-cell table:style-name="ce11" office:value-type="currency" office:currency="EUR" office:value="8910.6">
            <text:p>8.910,60 €</text:p>
          </table:table-cell>
          <table:table-cell table:style-name="ce5" office:value-type="string">
            <text:p>MEMORIA JUSTIFICATIVA DE LA NECESIDAD DE RENOVAR EL SERVICIO DE SOPORTE ANUAL Y LICENCIAS DEL PRODUCTO ¿SMART DEFENSE¿.</text:p>
          </table:table-cell>
          <table:table-cell table:style-name="ce5" office:value-type="string">
            <text:p>Soporte y Manto. de Chekpoint</text:p>
          </table:table-cell>
          <table:table-cell table:style-name="ce5" table:number-columns-repeated="1015"/>
        </table:table-row>
        <table:table-row table:style-name="ro1">
          <table:table-cell office:value-type="string">
            <text:p>IC_INF</text:p>
          </table:table-cell>
          <table:table-cell table:style-name="ce5" office:value-type="string">
            <text:p>000431/2006/CSALUD/INF</text:p>
          </table:table-cell>
          <table:table-cell table:style-name="ce5" office:value-type="string">
            <text:p>Obra</text:p>
          </table:table-cell>
          <table:table-cell office:value-type="string">
            <text:p>x</text:p>
          </table:table-cell>
          <table:table-cell table:style-name="ce5" office:value-type="string">
            <text:p>CSBS</text:p>
          </table:table-cell>
          <table:table-cell table:style-name="ce5" office:value-type="string">
            <text:p>2006</text:p>
          </table:table-cell>
          <table:table-cell table:style-name="ce11" office:value-type="currency" office:currency="EUR" office:value="80150">
            <text:p>80.150,00 €</text:p>
          </table:table-cell>
          <table:table-cell table:style-name="ce5" office:value-type="string">
            <text:p>Atención Podológica</text:p>
          </table:table-cell>
          <table:table-cell table:style-name="ce5" table:number-columns-repeated="1016"/>
        </table:table-row>
        <table:table-row table:style-name="ro1">
          <table:table-cell office:value-type="string">
            <text:p>IC_INF</text:p>
          </table:table-cell>
          <table:table-cell office:value-type="string">
            <text:p>000434/2006/CC/INF</text:p>
          </table:table-cell>
          <table:table-cell table:style-name="ce7" office:value-type="string">
            <text:p>Servicio</text:p>
          </table:table-cell>
          <table:table-cell/>
          <table:table-cell office:value-type="string">
            <text:p>CCUL</text:p>
          </table:table-cell>
          <table:table-cell office:value-type="string">
            <text:p>2006</text:p>
          </table:table-cell>
          <table:table-cell table:style-name="ce8" office:value-type="currency" office:currency="EUR" office:value="813">
            <text:p>813,00 €</text:p>
          </table:table-cell>
          <table:table-cell office:value-type="string">
            <text:p>AMPLIACIÓN DEL SISTEMA DE INFORMACIÓN DEL PROGRAMA FORAMATIVO DEL IAPH</text:p>
          </table:table-cell>
          <table:table-cell office:value-type="string">
            <text:p>Servicio para iimplantar una nueva función</text:p>
          </table:table-cell>
          <table:table-cell table:style-name="ce5" table:number-columns-repeated="1015"/>
        </table:table-row>
        <table:table-row table:style-name="ro1">
          <table:table-cell office:value-type="string">
            <text:p>IC_INF</text:p>
          </table:table-cell>
          <table:table-cell office:value-type="string">
            <text:p>000007/2007/CSALUD/INF</text:p>
          </table:table-cell>
          <table:table-cell table:style-name="ce7" office:value-type="string">
            <text:p>Suministro</text:p>
          </table:table-cell>
          <table:table-cell/>
          <table:table-cell office:value-type="string">
            <text:p>CSBS</text:p>
          </table:table-cell>
          <table:table-cell office:value-type="string">
            <text:p>2007</text:p>
          </table:table-cell>
          <table:table-cell table:style-name="ce8" office:value-type="currency" office:currency="EUR" office:value="675">
            <text:p>675,00 €</text:p>
          </table:table-cell>
          <table:table-cell office:value-type="string">
            <text:p>Adquisición una sai para la D.P. de Almeria</text:p>
          </table:table-cell>
          <table:table-cell table:number-columns-repeated="1016"/>
        </table:table-row>
        <table:table-row table:style-name="ro1">
          <table:table-cell office:value-type="string">
            <text:p>IC_INF</text:p>
          </table:table-cell>
          <table:table-cell office:value-type="string">
            <text:p>000028/2007/CSALUD/INF</text:p>
          </table:table-cell>
          <table:table-cell table:style-name="ce7" office:value-type="string">
            <text:p>Servicio</text:p>
          </table:table-cell>
          <table:table-cell/>
          <table:table-cell office:value-type="string">
            <text:p>CSBS</text:p>
          </table:table-cell>
          <table:table-cell office:value-type="string">
            <text:p>2007</text:p>
          </table:table-cell>
          <table:table-cell table:style-name="ce8" office:value-type="currency" office:currency="EUR" office:value="0">
            <text:p>0,00 €</text:p>
          </table:table-cell>
          <table:table-cell office:value-type="string">
            <text:p>asistencia técnica para el desarrollo de los árboles de decisión de salud andalucia 24 horas</text:p>
          </table:table-cell>
          <table:table-cell/>
          <table:table-cell table:style-name="Default" table:number-columns-repeated="1015"/>
        </table:table-row>
        <table:table-row table:style-name="ro1">
          <table:table-cell office:value-type="string">
            <text:p>IC_INF</text:p>
          </table:table-cell>
          <table:table-cell table:style-name="ce6" office:value-type="string">
            <text:p>000035/2007/SAS/INF</text:p>
          </table:table-cell>
          <table:table-cell table:style-name="ce6"/>
          <table:table-cell office:value-type="string">
            <text:p>x</text:p>
          </table:table-cell>
          <table:table-cell table:style-name="ce6" office:value-type="string">
            <text:p>SAS</text:p>
          </table:table-cell>
          <table:table-cell table:style-name="ce6" office:value-type="string">
            <text:p>2007</text:p>
          </table:table-cell>
          <table:table-cell table:style-name="ce14" office:value-type="currency" office:currency="EUR" office:value="464000">
            <text:p>464.000,00 €</text:p>
          </table:table-cell>
          <table:table-cell table:style-name="ce6" office:value-type="string">
            <text:p>CONTRATACIÓN DEL ARRENDAMIENTO CON OPCIÓN A COMPRA DE BIENES INFORMÁTICOS PARA LA INFRAESTRUCTURA DE TELECOMUNICACIONES DE LOS SISTEMAS DE INFORMACIÓN DE LOS SERVICIOS CENTRALES DEL <text:s/>SERVICIO ANDALUZ DE SALUD</text:p>
          </table:table-cell>
          <table:table-cell table:style-name="ce6" office:value-type="string">
            <text:p>Contratación mixta de suministro y mantenimiento de la infraestructura de telecomunicaciones para los Servicios Centrales del SAS</text:p>
          </table:table-cell>
          <table:table-cell table:number-columns-repeated="1015"/>
        </table:table-row>
        <table:table-row table:style-name="ro1">
          <table:table-cell office:value-type="string">
            <text:p>IC_INF</text:p>
          </table:table-cell>
          <table:table-cell table:style-name="ce5" office:value-type="string">
            <text:p>000071/2007/CEH/INF</text:p>
          </table:table-cell>
          <table:table-cell table:style-name="ce7" office:value-type="string">
            <text:p>Servicio</text:p>
          </table:table-cell>
          <table:table-cell/>
          <table:table-cell table:style-name="ce5" office:value-type="string">
            <text:p>CEH</text:p>
          </table:table-cell>
          <table:table-cell table:style-name="ce5" office:value-type="string">
            <text:p>2007</text:p>
          </table:table-cell>
          <table:table-cell table:style-name="ce11" office:value-type="currency" office:currency="EUR" office:value="5641161.45">
            <text:p>5.641.161,45 €</text:p>
          </table:table-cell>
          <table:table-cell table:style-name="ce5" office:value-type="string">
            <text:p>Júpiter exp. 001/07</text:p>
          </table:table-cell>
          <table:table-cell table:style-name="ce5"/>
          <table:table-cell table:number-columns-repeated="1015"/>
        </table:table-row>
        <table:table-row table:style-name="ro1">
          <table:table-cell office:value-type="string">
            <text:p>IC_INF</text:p>
          </table:table-cell>
          <table:table-cell table:style-name="Default" office:value-type="string">
            <text:p>000073/2007/CEH/INF</text:p>
          </table:table-cell>
          <table:table-cell table:style-name="ce7" office:value-type="string">
            <text:p>Servicio</text:p>
          </table:table-cell>
          <table:table-cell/>
          <table:table-cell table:style-name="Default" office:value-type="string">
            <text:p>CEH</text:p>
          </table:table-cell>
          <table:table-cell table:style-name="Default" office:value-type="string">
            <text:p>2007</text:p>
          </table:table-cell>
          <table:table-cell table:style-name="ce12" office:value-type="currency" office:currency="EUR" office:value="1003460">
            <text:p>1.003.460,00 €</text:p>
          </table:table-cell>
          <table:table-cell table:style-name="Default" office:value-type="string">
            <text:p>Júpiter exp 007/07</text:p>
          </table:table-cell>
          <table:table-cell table:style-name="Default" table:number-columns-repeated="1016"/>
        </table:table-row>
        <table:table-row table:style-name="ro1">
          <table:table-cell office:value-type="string">
            <text:p>IC_INF</text:p>
          </table:table-cell>
          <table:table-cell table:style-name="Default" office:value-type="string">
            <text:p>000075/2007/CEH/INF</text:p>
          </table:table-cell>
          <table:table-cell table:style-name="ce7" office:value-type="string">
            <text:p>Servicio</text:p>
          </table:table-cell>
          <table:table-cell/>
          <table:table-cell table:style-name="Default" office:value-type="string">
            <text:p>CEH</text:p>
          </table:table-cell>
          <table:table-cell table:style-name="Default" office:value-type="string">
            <text:p>2007</text:p>
          </table:table-cell>
          <table:table-cell table:style-name="ce12" office:value-type="currency" office:currency="EUR" office:value="180422.4">
            <text:p>180.422,40 €</text:p>
          </table:table-cell>
          <table:table-cell table:style-name="Default" office:value-type="string">
            <text:p>Júpiter exp. 009/07</text:p>
          </table:table-cell>
          <table:table-cell table:style-name="Default" table:number-columns-repeated="1016"/>
        </table:table-row>
        <table:table-row table:style-name="ro1">
          <table:table-cell office:value-type="string">
            <text:p>IC_INF</text:p>
          </table:table-cell>
          <table:table-cell office:value-type="string">
            <text:p>000127/2007/CSALUD/INF</text:p>
          </table:table-cell>
          <table:table-cell office:value-type="string">
            <text:p>Obra</text:p>
          </table:table-cell>
          <table:table-cell/>
          <table:table-cell office:value-type="string">
            <text:p>CSBS</text:p>
          </table:table-cell>
          <table:table-cell office:value-type="string">
            <text:p>2007</text:p>
          </table:table-cell>
          <table:table-cell table:style-name="ce8" office:value-type="currency" office:currency="EUR" office:value="12000">
            <text:p>12.000,00 €</text:p>
          </table:table-cell>
          <table:table-cell office:value-type="string">
            <text:p>adecuacion cableado RENTA SEVILLA</text:p>
          </table:table-cell>
          <table:table-cell/>
          <table:table-cell table:style-name="Default" table:number-columns-repeated="1015"/>
        </table:table-row>
        <table:table-row table:style-name="ro1">
          <table:table-cell office:value-type="string">
            <text:p>IC_INF</text:p>
          </table:table-cell>
          <table:table-cell office:value-type="string">
            <text:p>000128/2007/CSALUD/INF</text:p>
          </table:table-cell>
          <table:table-cell office:value-type="string">
            <text:p>Obra</text:p>
          </table:table-cell>
          <table:table-cell/>
          <table:table-cell office:value-type="string">
            <text:p>CSBS</text:p>
          </table:table-cell>
          <table:table-cell office:value-type="string">
            <text:p>2007</text:p>
          </table:table-cell>
          <table:table-cell table:style-name="ce8" office:value-type="currency" office:currency="EUR" office:value="25200">
            <text:p>25.200,00 €</text:p>
          </table:table-cell>
          <table:table-cell office:value-type="string">
            <text:p>enlace sedes de Servicios Centrales.</text:p>
          </table:table-cell>
          <table:table-cell table:number-columns-repeated="1016"/>
        </table:table-row>
        <table:table-row table:style-name="ro1">
          <table:table-cell office:value-type="string">
            <text:p>IC_INF</text:p>
          </table:table-cell>
          <table:table-cell table:style-name="Default" office:value-type="string">
            <text:p>000165/2007/CSALUD/INF</text:p>
          </table:table-cell>
          <table:table-cell table:style-name="ce7" office:value-type="string">
            <text:p>Servicio</text:p>
          </table:table-cell>
          <table:table-cell table:style-name="Default"/>
          <table:table-cell table:style-name="Default" office:value-type="string">
            <text:p>CSBS</text:p>
          </table:table-cell>
          <table:table-cell table:style-name="Default" office:value-type="string">
            <text:p>2007</text:p>
          </table:table-cell>
          <table:table-cell table:style-name="ce12" office:value-type="currency" office:currency="EUR" office:value="511037.76">
            <text:p>511.037,76 €</text:p>
          </table:table-cell>
          <table:table-cell table:style-name="Default" office:value-type="string">
            <text:p>oficina gestión web</text:p>
          </table:table-cell>
          <table:table-cell table:style-name="Default"/>
          <table:table-cell table:number-columns-repeated="1015"/>
        </table:table-row>
        <table:table-row table:style-name="ro1">
          <table:table-cell office:value-type="string">
            <text:p>IC_INF</text:p>
          </table:table-cell>
          <table:table-cell table:style-name="Default" office:value-type="string">
            <text:p>000167/2007/CSALUD/INF</text:p>
          </table:table-cell>
          <table:table-cell table:style-name="ce7" office:value-type="string">
            <text:p>Servicio</text:p>
          </table:table-cell>
          <table:table-cell/>
          <table:table-cell table:style-name="Default" office:value-type="string">
            <text:p>CSBS</text:p>
          </table:table-cell>
          <table:table-cell table:style-name="Default" office:value-type="string">
            <text:p>2007</text:p>
          </table:table-cell>
          <table:table-cell table:style-name="ce12" office:value-type="currency" office:currency="EUR" office:value="650000">
            <text:p>650.000,00 €</text:p>
          </table:table-cell>
          <table:table-cell table:style-name="Default" office:value-type="string">
            <text:p>arquitectura multidispositivo y asistente virtual</text:p>
          </table:table-cell>
          <table:table-cell table:style-name="Default"/>
          <table:table-cell table:style-name="ce5" table:number-columns-repeated="1015"/>
        </table:table-row>
        <table:table-row table:style-name="ro1">
          <table:table-cell office:value-type="string">
            <text:p>IC_INF</text:p>
          </table:table-cell>
          <table:table-cell office:value-type="string">
            <text:p>000213/2007/CEMP/INF</text:p>
          </table:table-cell>
          <table:table-cell table:style-name="ce7" office:value-type="string">
            <text:p>Servicio</text:p>
          </table:table-cell>
          <table:table-cell/>
          <table:table-cell office:value-type="string">
            <text:p>CEM</text:p>
          </table:table-cell>
          <table:table-cell office:value-type="string">
            <text:p>2007</text:p>
          </table:table-cell>
          <table:table-cell table:style-name="ce8" office:value-type="currency" office:currency="EUR" office:value="12000">
            <text:p>12.000,00 €</text:p>
          </table:table-cell>
          <table:table-cell office:value-type="string">
            <text:p>SERVICIOS DE MANTENIMIENTO DE LOS SISTEMAS DE INFORMACION DEL SERVICIO DE COORDINACION DE LAS RESIDENCIAS DE TIEMPO LIBRE</text:p>
          </table:table-cell>
          <table:table-cell table:number-columns-repeated="1016"/>
        </table:table-row>
        <table:table-row table:style-name="ro1">
          <table:table-cell office:value-type="string">
            <text:p>IC_INF</text:p>
          </table:table-cell>
          <table:table-cell office:value-type="string">
            <text:p>000271/2007/CTCD/INF</text:p>
          </table:table-cell>
          <table:table-cell table:style-name="ce7" office:value-type="string">
            <text:p>Suministro</text:p>
          </table:table-cell>
          <table:table-cell/>
          <table:table-cell office:value-type="string">
            <text:p>CTCD</text:p>
          </table:table-cell>
          <table:table-cell office:value-type="string">
            <text:p>2007</text:p>
          </table:table-cell>
          <table:table-cell table:style-name="ce8" office:value-type="currency" office:currency="EUR" office:value="4150">
            <text:p>4.150,00 €</text:p>
          </table:table-cell>
          <table:table-cell office:value-type="string">
            <text:p>2Conmutadores DP Huelva</text:p>
          </table:table-cell>
          <table:table-cell office:value-type="string">
            <text:p>2Conmutadores para la Delegación Provincial de Huelva</text:p>
          </table:table-cell>
          <table:table-cell table:number-columns-repeated="1015"/>
        </table:table-row>
        <table:table-row table:style-name="ro1">
          <table:table-cell office:value-type="string">
            <text:p>IC_INF</text:p>
          </table:table-cell>
          <table:table-cell office:value-type="string">
            <text:p>000320/2007/CTCD/INF</text:p>
          </table:table-cell>
          <table:table-cell table:style-name="ce7" office:value-type="string">
            <text:p>Servicio</text:p>
          </table:table-cell>
          <table:table-cell/>
          <table:table-cell office:value-type="string">
            <text:p>CTCD</text:p>
          </table:table-cell>
          <table:table-cell office:value-type="string">
            <text:p>2007</text:p>
          </table:table-cell>
          <table:table-cell table:style-name="ce8" office:value-type="currency" office:currency="EUR" office:value="11800">
            <text:p>11.800,00 €</text:p>
          </table:table-cell>
          <table:table-cell office:value-type="string">
            <text:p>Asistencia técnica para la incorporación de los datos del censo de instalaciones deportivas 2005 a la bade de datos del registro andaluz de instalaciones deportivas</text:p>
          </table:table-cell>
          <table:table-cell office:value-type="string">
            <text:p>Asistencia técnica para la incorporación de los datos del censo de instalaciones deportivas 2005 a la bade de datos del registro andaluz de instalaciones deportivas</text:p>
          </table:table-cell>
          <table:table-cell table:style-name="ce5" table:number-columns-repeated="1015"/>
        </table:table-row>
        <table:table-row table:style-name="ro4">
          <table:table-cell office:value-type="string">
            <text:p>IC_INF</text:p>
          </table:table-cell>
          <table:table-cell office:value-type="string">
            <text:p>000338/2007/PALH/INF</text:p>
          </table:table-cell>
          <table:table-cell office:value-type="string">
            <text:p>Obra</text:p>
          </table:table-cell>
          <table:table-cell office:value-type="string">
            <text:p>x</text:p>
          </table:table-cell>
          <table:table-cell office:value-type="string">
            <text:p>PAG</text:p>
          </table:table-cell>
          <table:table-cell office:value-type="string">
            <text:p>2007</text:p>
          </table:table-cell>
          <table:table-cell table:style-name="ce8" office:value-type="currency" office:currency="EUR" office:value="1500000">
            <text:p>1.500.000,00 €</text:p>
          </table:table-cell>
          <table:table-cell office:value-type="string">
            <text:p>PROYECTO E INSTALACIÓN DE UN SISTEMA DE INTEGRACIÓN </text:p>
            <text:p>Y GESTIÓN DE</text:p>
            <text:p>SISTEMAS DE SEGURIDAD </text:p>
            <text:p>EN LA ALHAMBRA Y GENERALIFE</text:p>
            <text:p/>
            <text:p><text:s/></text:p>
            <text:p><text:s text:c="3"/></text:p>
          </table:table-cell>
          <table:table-cell table:number-columns-repeated="1016"/>
        </table:table-row>
        <table:table-row table:style-name="ro1">
          <table:table-cell office:value-type="string">
            <text:p>IC_INF</text:p>
          </table:table-cell>
          <table:table-cell office:value-type="string">
            <text:p>000366/2007/CMA/INF</text:p>
          </table:table-cell>
          <table:table-cell table:style-name="ce7" office:value-type="string">
            <text:p>Servicio</text:p>
          </table:table-cell>
          <table:table-cell/>
          <table:table-cell office:value-type="string">
            <text:p>CMAOT</text:p>
          </table:table-cell>
          <table:table-cell office:value-type="string">
            <text:p>2007</text:p>
          </table:table-cell>
          <table:table-cell table:style-name="ce8" office:value-type="currency" office:currency="EUR" office:value="12000">
            <text:p>12.000,00 €</text:p>
          </table:table-cell>
          <table:table-cell office:value-type="string">
            <text:p>CREACIÓN DE CONTENIDOS PARA LA WEB DE LA CONSEJERIA DE MEDIO AMBIENTE.</text:p>
          </table:table-cell>
          <table:table-cell table:number-columns-repeated="1016"/>
        </table:table-row>
        <table:table-row table:style-name="ro1">
          <table:table-cell office:value-type="string">
            <text:p>IC_INF</text:p>
          </table:table-cell>
          <table:table-cell table:style-name="ce5" office:value-type="string">
            <text:p>000368/2007/IEA/INF</text:p>
          </table:table-cell>
          <table:table-cell table:style-name="ce5" office:value-type="string">
            <text:p>Obra</text:p>
          </table:table-cell>
          <table:table-cell office:value-type="string">
            <text:p>x</text:p>
          </table:table-cell>
          <table:table-cell table:style-name="ce5" office:value-type="string">
            <text:p>CEIC-IECA</text:p>
          </table:table-cell>
          <table:table-cell table:style-name="ce5" office:value-type="string">
            <text:p>2007</text:p>
          </table:table-cell>
          <table:table-cell table:style-name="ce11" office:value-type="currency" office:currency="EUR" office:value="29700">
            <text:p>29.700,00 €</text:p>
          </table:table-cell>
          <table:table-cell table:style-name="ce5" office:value-type="string">
            <text:p>sistema de cortafuegos para proteccion perimetral del IEA</text:p>
          </table:table-cell>
          <table:table-cell table:style-name="ce5" office:value-type="string">
            <text:p>suministro de arquitectura de cortafuegos en alta disponibilidad incluyendo IDS</text:p>
          </table:table-cell>
          <table:table-cell table:number-columns-repeated="1015"/>
        </table:table-row>
        <table:table-row table:style-name="ro1">
          <table:table-cell office:value-type="string">
            <text:p>IC_INF</text:p>
          </table:table-cell>
          <table:table-cell office:value-type="string">
            <text:p>000410/2007/CTCD/INF</text:p>
          </table:table-cell>
          <table:table-cell table:style-name="ce7" office:value-type="string">
            <text:p>Suministro</text:p>
          </table:table-cell>
          <table:table-cell/>
          <table:table-cell office:value-type="string">
            <text:p>CTCD</text:p>
          </table:table-cell>
          <table:table-cell office:value-type="string">
            <text:p>2007</text:p>
          </table:table-cell>
          <table:table-cell table:style-name="ce8" office:value-type="currency" office:currency="EUR" office:value="2600">
            <text:p>2.600,00 €</text:p>
          </table:table-cell>
          <table:table-cell office:value-type="string">
            <text:p>Adaquisición de un sistema de monitorización, gestión y control del ancho de banda de red para la DP de Huelva.</text:p>
          </table:table-cell>
          <table:table-cell office:value-type="string">
            <text:p>Adaquisición de un sistema de monitorización, gestión y control del ancho de banda de red para la DP de Huelva.</text:p>
          </table:table-cell>
          <table:table-cell table:number-columns-repeated="1015"/>
        </table:table-row>
        <table:table-row table:style-name="ro1">
          <table:table-cell office:value-type="string">
            <text:p>IC_INF</text:p>
          </table:table-cell>
          <table:table-cell office:value-type="string">
            <text:p>000539/2007/CPRE/INF</text:p>
          </table:table-cell>
          <table:table-cell table:style-name="ce7" office:value-type="string">
            <text:p>Suministro</text:p>
          </table:table-cell>
          <table:table-cell/>
          <table:table-cell office:value-type="string">
            <text:p>CPREII</text:p>
          </table:table-cell>
          <table:table-cell office:value-type="string">
            <text:p>2007</text:p>
          </table:table-cell>
          <table:table-cell table:style-name="ce8" office:value-type="currency" office:currency="EUR" office:value="30">
            <text:p>30,00 €</text:p>
          </table:table-cell>
          <table:table-cell office:value-type="string">
            <text:p>Eliminador de contraseñas de edición PDF</text:p>
          </table:table-cell>
          <table:table-cell office:value-type="string">
            <text:p>Software para el Sv. de Publicaciones y BOJA</text:p>
          </table:table-cell>
          <table:table-cell table:number-columns-repeated="1015"/>
        </table:table-row>
        <table:table-row table:style-name="ro1">
          <table:table-cell office:value-type="string">
            <text:p>IC_INF</text:p>
          </table:table-cell>
          <table:table-cell office:value-type="string">
            <text:p>000556/2007/CTCD/INF</text:p>
          </table:table-cell>
          <table:table-cell table:style-name="ce7" office:value-type="string">
            <text:p>Suministro</text:p>
          </table:table-cell>
          <table:table-cell/>
          <table:table-cell office:value-type="string">
            <text:p>CTCD</text:p>
          </table:table-cell>
          <table:table-cell office:value-type="string">
            <text:p>2007</text:p>
          </table:table-cell>
          <table:table-cell table:style-name="ce8" office:value-type="currency" office:currency="EUR" office:value="0">
            <text:p>0,00 €</text:p>
          </table:table-cell>
          <table:table-cell table:number-columns-repeated="2" office:value-type="string">
            <text:p>Adquisición de un lector óptico para el IAD</text:p>
          </table:table-cell>
          <table:table-cell table:number-columns-repeated="1015"/>
        </table:table-row>
        <table:table-row table:style-name="ro1">
          <table:table-cell office:value-type="string">
            <text:p>IC_INF</text:p>
          </table:table-cell>
          <table:table-cell table:style-name="ce5" office:value-type="string">
            <text:p>000557/2007/CTCD/INF</text:p>
          </table:table-cell>
          <table:table-cell table:style-name="ce7" office:value-type="string">
            <text:p>Suministro</text:p>
          </table:table-cell>
          <table:table-cell office:value-type="string">
            <text:p>x</text:p>
          </table:table-cell>
          <table:table-cell table:style-name="ce5" office:value-type="string">
            <text:p>CTCD</text:p>
          </table:table-cell>
          <table:table-cell table:style-name="ce5" office:value-type="string">
            <text:p>2007</text:p>
          </table:table-cell>
          <table:table-cell table:style-name="ce11" office:value-type="currency" office:currency="EUR" office:value="6922.88">
            <text:p>6.922,88 €</text:p>
          </table:table-cell>
          <table:table-cell table:style-name="ce5" office:value-type="string">
            <text:p>Actualización del programa de control de presencia para la DP de Sevilla</text:p>
          </table:table-cell>
          <table:table-cell table:style-name="ce5" office:value-type="string">
            <text:p>Actualización del programa de control de presencia para la DP de Sevilla</text:p>
          </table:table-cell>
          <table:table-cell table:number-columns-repeated="1015"/>
        </table:table-row>
        <table:table-row table:style-name="ro1">
          <table:table-cell office:value-type="string">
            <text:p>IC_INF</text:p>
          </table:table-cell>
          <table:table-cell office:value-type="string">
            <text:p>000602/2007/CTCD/INF</text:p>
          </table:table-cell>
          <table:table-cell table:style-name="ce7" office:value-type="string">
            <text:p>Suministro</text:p>
          </table:table-cell>
          <table:table-cell/>
          <table:table-cell office:value-type="string">
            <text:p>CTCD</text:p>
          </table:table-cell>
          <table:table-cell office:value-type="string">
            <text:p>2007</text:p>
          </table:table-cell>
          <table:table-cell table:style-name="ce8" office:value-type="currency" office:currency="EUR" office:value="12000">
            <text:p>12.000,00 €</text:p>
          </table:table-cell>
          <table:table-cell office:value-type="string">
            <text:p>Cluster de Balanceo CAMD</text:p>
          </table:table-cell>
          <table:table-cell office:value-type="string">
            <text:p>Cluster de Balanceo CAMD</text:p>
          </table:table-cell>
          <table:table-cell table:number-columns-repeated="1015"/>
        </table:table-row>
        <table:table-row table:style-name="ro1">
          <table:table-cell office:value-type="string">
            <text:p>IC_INF</text:p>
          </table:table-cell>
          <table:table-cell office:value-type="string">
            <text:p>000786/2007/CJAP-SGMJ/INF</text:p>
          </table:table-cell>
          <table:table-cell table:style-name="ce7" office:value-type="string">
            <text:p>Suministro</text:p>
          </table:table-cell>
          <table:table-cell/>
          <table:table-cell office:value-type="string">
            <text:p>CJAP-SGJ-IS</text:p>
          </table:table-cell>
          <table:table-cell office:value-type="string">
            <text:p>2007</text:p>
          </table:table-cell>
          <table:table-cell table:style-name="ce8" office:value-type="currency" office:currency="EUR" office:value="1925.72">
            <text:p>1.925,72 €</text:p>
          </table:table-cell>
          <table:table-cell table:number-columns-repeated="2" office:value-type="string">
            <text:p>Adquisición de Licencias de Software para el Tribunal Superior de Justicia de Andalucía</text:p>
          </table:table-cell>
          <table:table-cell table:style-name="Default" table:number-columns-repeated="1015"/>
        </table:table-row>
        <table:table-row table:style-name="ro1">
          <table:table-cell office:value-type="string">
            <text:p>IC_INF</text:p>
          </table:table-cell>
          <table:table-cell table:style-name="ce5" office:value-type="string">
            <text:p>000802/2007/CSALUD/INF</text:p>
          </table:table-cell>
          <table:table-cell table:style-name="ce5" office:value-type="string">
            <text:p>Obra</text:p>
          </table:table-cell>
          <table:table-cell office:value-type="string">
            <text:p>x</text:p>
          </table:table-cell>
          <table:table-cell table:style-name="ce5" office:value-type="string">
            <text:p>CSBS</text:p>
          </table:table-cell>
          <table:table-cell table:style-name="ce5" office:value-type="string">
            <text:p>2007</text:p>
          </table:table-cell>
          <table:table-cell table:style-name="ce11" office:value-type="currency" office:currency="EUR" office:value="12000">
            <text:p>12.000,00 €</text:p>
          </table:table-cell>
          <table:table-cell table:style-name="ce5" office:value-type="string">
            <text:p>electronica delegaciones provinciales</text:p>
          </table:table-cell>
          <table:table-cell table:style-name="ce5"/>
          <table:table-cell table:number-columns-repeated="1015"/>
        </table:table-row>
        <table:table-row table:style-name="ro1">
          <table:table-cell office:value-type="string">
            <text:p>IC_INF</text:p>
          </table:table-cell>
          <table:table-cell office:value-type="string">
            <text:p>000803/2007/CEMP/INF</text:p>
          </table:table-cell>
          <table:table-cell table:style-name="ce7" office:value-type="string">
            <text:p>Servicio</text:p>
          </table:table-cell>
          <table:table-cell/>
          <table:table-cell office:value-type="string">
            <text:p>CEM</text:p>
          </table:table-cell>
          <table:table-cell office:value-type="string">
            <text:p>2007</text:p>
          </table:table-cell>
          <table:table-cell table:style-name="ce8" office:value-type="currency" office:currency="EUR" office:value="4500">
            <text:p>4.500,00 €</text:p>
          </table:table-cell>
          <table:table-cell office:value-type="string">
            <text:p>ADAPTACION DE LAS APLICACIONES FPO Y RTL DE LA CONSEJERIA DE EMPLEO A LA NUEVA VERSIÓN 5 DE LA PLATAFORMA @FIRMA</text:p>
          </table:table-cell>
          <table:table-cell table:number-columns-repeated="1016"/>
        </table:table-row>
        <table:table-row table:style-name="ro1">
          <table:table-cell office:value-type="string">
            <text:p>IC_INF</text:p>
          </table:table-cell>
          <table:table-cell office:value-type="string">
            <text:p>000890/2007/CSALUD/INF</text:p>
          </table:table-cell>
          <table:table-cell office:value-type="string">
            <text:p>Obra</text:p>
          </table:table-cell>
          <table:table-cell office:value-type="string">
            <text:p>x</text:p>
          </table:table-cell>
          <table:table-cell office:value-type="string">
            <text:p>CSBS</text:p>
          </table:table-cell>
          <table:table-cell office:value-type="string">
            <text:p>2007</text:p>
          </table:table-cell>
          <table:table-cell table:style-name="ce8" office:value-type="currency" office:currency="EUR" office:value="12000">
            <text:p>12.000,00 €</text:p>
          </table:table-cell>
          <table:table-cell office:value-type="string">
            <text:p>SOLICITA formularios</text:p>
          </table:table-cell>
          <table:table-cell table:number-columns-repeated="1016"/>
        </table:table-row>
        <table:table-row table:style-name="ro1">
          <table:table-cell office:value-type="string">
            <text:p>IC_INF</text:p>
          </table:table-cell>
          <table:table-cell office:value-type="string">
            <text:p>000907/2007/CIBS/INF</text:p>
          </table:table-cell>
          <table:table-cell table:style-name="ce7" office:value-type="string">
            <text:p>Servicio</text:p>
          </table:table-cell>
          <table:table-cell/>
          <table:table-cell office:value-type="string">
            <text:p>CIBS</text:p>
          </table:table-cell>
          <table:table-cell office:value-type="string">
            <text:p>2007</text:p>
          </table:table-cell>
          <table:table-cell table:style-name="ce8" office:value-type="currency" office:currency="EUR" office:value="11950">
            <text:p>11.950,00 €</text:p>
          </table:table-cell>
          <table:table-cell office:value-type="string">
            <text:p>CONTRATACIÓN <text:s/>DE SERVICIOS DE ¿REINGENIERIA DE PROCEDIMIENTOS Y MODELADO (Model@) DE LA GESTIÓN <text:s/>DE SERVICIOS SOCIALES Y SITUACIÓN DE DEPENDENCIA¿</text:p>
          </table:table-cell>
          <table:table-cell table:number-columns-repeated="1016"/>
        </table:table-row>
        <table:table-row table:style-name="ro1">
          <table:table-cell office:value-type="string">
            <text:p>IC_INF</text:p>
          </table:table-cell>
          <table:table-cell office:value-type="string">
            <text:p>000921/2007/SADESI/INF</text:p>
          </table:table-cell>
          <table:table-cell table:style-name="ce7" office:value-type="string">
            <text:p>Suministro</text:p>
          </table:table-cell>
          <table:table-cell/>
          <table:table-cell office:value-type="string">
            <text:p>SADESI</text:p>
          </table:table-cell>
          <table:table-cell office:value-type="string">
            <text:p>2007</text:p>
          </table:table-cell>
          <table:table-cell table:style-name="ce8" office:value-type="currency" office:currency="EUR" office:value="30000">
            <text:p>30.000,00 €</text:p>
          </table:table-cell>
          <table:table-cell office:value-type="string">
            <text:p>Suministro de Cabina blade para productos del catálogo de servicios telemáticos</text:p>
          </table:table-cell>
          <table:table-cell office:value-type="string">
            <text:p>Dentro de los servicios telemáticos prestado a los organismos de la Junta de Andalucía, se necesita adquirir una solución de blade de máquinas que nos permita poder atender la demanda de contratación de servicios por parte de los organismos.</text:p>
          </table:table-cell>
          <table:table-cell table:number-columns-repeated="1015"/>
        </table:table-row>
        <table:table-row table:style-name="ro1">
          <table:table-cell office:value-type="string">
            <text:p>IC_INF</text:p>
          </table:table-cell>
          <table:table-cell office:value-type="string">
            <text:p>000986/2007/CTCD/INF</text:p>
          </table:table-cell>
          <table:table-cell office:value-type="string">
            <text:p>Obra</text:p>
          </table:table-cell>
          <table:table-cell office:value-type="string">
            <text:p>x</text:p>
          </table:table-cell>
          <table:table-cell office:value-type="string">
            <text:p>CTCD</text:p>
          </table:table-cell>
          <table:table-cell office:value-type="string">
            <text:p>2007</text:p>
          </table:table-cell>
          <table:table-cell table:style-name="ce8" office:value-type="currency" office:currency="EUR" office:value="4766.24">
            <text:p>4.766,24 €</text:p>
          </table:table-cell>
          <table:table-cell table:number-columns-repeated="2" office:value-type="string">
            <text:p>MEJORA DEL SERVIDOR DESTINADO AL SISTEMA INFORMÁTICO DE SUBVENCIONES DE LA CONSEJERÍA DE TURISMO, COMERCIO Y DEPORTE.</text:p>
          </table:table-cell>
          <table:table-cell table:number-columns-repeated="1015"/>
        </table:table-row>
        <table:table-row table:style-name="ro1">
          <table:table-cell office:value-type="string">
            <text:p>IC_INF</text:p>
          </table:table-cell>
          <table:table-cell office:value-type="string">
            <text:p>001211/2007/CSALUD/INF</text:p>
          </table:table-cell>
          <table:table-cell office:value-type="string">
            <text:p>Obra</text:p>
          </table:table-cell>
          <table:table-cell/>
          <table:table-cell office:value-type="string">
            <text:p>CSBS</text:p>
          </table:table-cell>
          <table:table-cell office:value-type="string">
            <text:p>2007</text:p>
          </table:table-cell>
          <table:table-cell table:style-name="ce8" office:value-type="currency" office:currency="EUR" office:value="35003.45">
            <text:p>35.003,45 €</text:p>
          </table:table-cell>
          <table:table-cell office:value-type="string">
            <text:p>modificacion del proyecto de obra de cpd</text:p>
          </table:table-cell>
          <table:table-cell table:number-columns-repeated="1016"/>
        </table:table-row>
        <table:table-row table:style-name="ro1">
          <table:table-cell office:value-type="string">
            <text:p>IC_INF</text:p>
          </table:table-cell>
          <table:table-cell office:value-type="string">
            <text:p>001260/2007/SADESI/INF</text:p>
          </table:table-cell>
          <table:table-cell table:style-name="ce7" office:value-type="string">
            <text:p>Servicio</text:p>
          </table:table-cell>
          <table:table-cell/>
          <table:table-cell office:value-type="string">
            <text:p>SADESI</text:p>
          </table:table-cell>
          <table:table-cell office:value-type="string">
            <text:p>2007</text:p>
          </table:table-cell>
          <table:table-cell table:style-name="ce8" office:value-type="currency" office:currency="EUR" office:value="30000">
            <text:p>30.000,00 €</text:p>
          </table:table-cell>
          <table:table-cell office:value-type="string">
            <text:p>Actualización de @firma</text:p>
          </table:table-cell>
          <table:table-cell office:value-type="string">
            <text:p>Se requiere contratar los servicios para la migración de la plataforma @firma de la version 4.0 a la 5.0 de la CICE.</text:p>
          </table:table-cell>
          <table:table-cell table:number-columns-repeated="1015"/>
        </table:table-row>
        <table:table-row table:style-name="ro1">
          <table:table-cell office:value-type="string">
            <text:p>IC_INF</text:p>
          </table:table-cell>
          <table:table-cell office:value-type="string">
            <text:p>001322/2007/CICE-SGT-INF/INF</text:p>
          </table:table-cell>
          <table:table-cell table:style-name="ce7" office:value-type="string">
            <text:p>Suministro</text:p>
          </table:table-cell>
          <table:table-cell/>
          <table:table-cell office:value-type="string">
            <text:p>CICE-SGT-INF</text:p>
          </table:table-cell>
          <table:table-cell office:value-type="string">
            <text:p>2007</text:p>
          </table:table-cell>
          <table:table-cell table:style-name="ce8" office:value-type="currency" office:currency="EUR" office:value="12000">
            <text:p>12.000,00 €</text:p>
          </table:table-cell>
          <table:table-cell office:value-type="string">
            <text:p>ADQUISICION TARJETA PUERTOS GIGE PARA RED CICA</text:p>
          </table:table-cell>
          <table:table-cell table:number-columns-repeated="1016"/>
        </table:table-row>
        <table:table-row table:style-name="ro1">
          <table:table-cell office:value-type="string">
            <text:p>IC_INF</text:p>
          </table:table-cell>
          <table:table-cell office:value-type="string">
            <text:p>001522/2007/CTCD/INF</text:p>
          </table:table-cell>
          <table:table-cell table:style-name="ce7" office:value-type="string">
            <text:p>Suministro</text:p>
          </table:table-cell>
          <table:table-cell office:value-type="string">
            <text:p>x</text:p>
          </table:table-cell>
          <table:table-cell office:value-type="string">
            <text:p>CTCD</text:p>
          </table:table-cell>
          <table:table-cell office:value-type="string">
            <text:p>2007</text:p>
          </table:table-cell>
          <table:table-cell table:style-name="ce8" office:value-type="currency" office:currency="EUR" office:value="3700">
            <text:p>3.700,00 €</text:p>
          </table:table-cell>
          <table:table-cell table:number-columns-repeated="2" office:value-type="string">
            <text:p>RENOVACIÓN DE LA LICENCIA DEL ANTIVIRUS DE LOS SSCC</text:p>
          </table:table-cell>
          <table:table-cell table:number-columns-repeated="1015"/>
        </table:table-row>
        <table:table-row table:style-name="ro1">
          <table:table-cell office:value-type="string">
            <text:p>IC_INF</text:p>
          </table:table-cell>
          <table:table-cell office:value-type="string">
            <text:p>001523/2007/CTCD/INF</text:p>
          </table:table-cell>
          <table:table-cell table:style-name="ce7" office:value-type="string">
            <text:p>Suministro</text:p>
          </table:table-cell>
          <table:table-cell office:value-type="string">
            <text:p>x</text:p>
          </table:table-cell>
          <table:table-cell office:value-type="string">
            <text:p>CTCD</text:p>
          </table:table-cell>
          <table:table-cell office:value-type="string">
            <text:p>2007</text:p>
          </table:table-cell>
          <table:table-cell table:style-name="ce8" office:value-type="currency" office:currency="EUR" office:value="12000">
            <text:p>12.000,00 €</text:p>
          </table:table-cell>
          <table:table-cell table:number-columns-repeated="2" office:value-type="string">
            <text:p>LICENCIAS DE MANTENIMIENTO DE PRODUCTOS DE SEGURIDAD PERIMETRAL DE ACCESO A LOS SISTEMAS DE INFORMACIÓN DE LOS SERVICIOS CENTRALES</text:p>
          </table:table-cell>
          <table:table-cell table:number-columns-repeated="1015"/>
        </table:table-row>
        <table:table-row table:style-name="ro1">
          <table:table-cell office:value-type="string">
            <text:p>IC_INF</text:p>
          </table:table-cell>
          <table:table-cell office:value-type="string">
            <text:p>001557/2007/CTCD/INF</text:p>
          </table:table-cell>
          <table:table-cell table:style-name="ce7" office:value-type="string">
            <text:p>Suministro</text:p>
          </table:table-cell>
          <table:table-cell/>
          <table:table-cell office:value-type="string">
            <text:p>CTCD</text:p>
          </table:table-cell>
          <table:table-cell office:value-type="string">
            <text:p>2007</text:p>
          </table:table-cell>
          <table:table-cell table:style-name="ce8" office:value-type="currency" office:currency="EUR" office:value="7500.91">
            <text:p>7.500,91 €</text:p>
          </table:table-cell>
          <table:table-cell table:number-columns-repeated="2" office:value-type="string">
            <text:p>ADQUISICIÓN DE UN SERVIDOR DE FICHEROS PARA LA DELEGACIÓN PROVINCIAL DE ALMERÍA</text:p>
          </table:table-cell>
          <table:table-cell table:number-columns-repeated="1015"/>
        </table:table-row>
        <table:table-row table:style-name="ro1">
          <table:table-cell office:value-type="string">
            <text:p>IC_INF</text:p>
          </table:table-cell>
          <table:table-cell office:value-type="string">
            <text:p>001567/2007/CMA/INF</text:p>
          </table:table-cell>
          <table:table-cell table:style-name="ce7" office:value-type="string">
            <text:p>Suministro</text:p>
          </table:table-cell>
          <table:table-cell/>
          <table:table-cell office:value-type="string">
            <text:p>CMAOT</text:p>
          </table:table-cell>
          <table:table-cell office:value-type="string">
            <text:p>2007</text:p>
          </table:table-cell>
          <table:table-cell table:style-name="ce8" office:value-type="currency" office:currency="EUR" office:value="11996.72">
            <text:p>11.996,72 €</text:p>
          </table:table-cell>
          <table:table-cell office:value-type="string">
            <text:p>ADQUISICIÓN DE DOS SWITCHES DE FIBRA PARA UN CHASIS TIPO BLADE PARA LA CONSEJERÍA DE MEDIO AMBIENTE.</text:p>
          </table:table-cell>
          <table:table-cell table:number-columns-repeated="1016"/>
        </table:table-row>
        <table:table-row table:style-name="ro1">
          <table:table-cell office:value-type="string">
            <text:p>IC_INF</text:p>
          </table:table-cell>
          <table:table-cell office:value-type="string">
            <text:p>001592/2007/CICE-SGT-INF/INF</text:p>
          </table:table-cell>
          <table:table-cell table:style-name="ce7" office:value-type="string">
            <text:p>Suministro</text:p>
          </table:table-cell>
          <table:table-cell/>
          <table:table-cell office:value-type="string">
            <text:p>CICE-SGT-INF</text:p>
          </table:table-cell>
          <table:table-cell office:value-type="string">
            <text:p>2007</text:p>
          </table:table-cell>
          <table:table-cell table:style-name="ce8" office:value-type="currency" office:currency="EUR" office:value="11400">
            <text:p>11.400,00 €</text:p>
          </table:table-cell>
          <table:table-cell office:value-type="string">
            <text:p>SUMINISTROS DISCOS SATA DE ALTA CAPACIDAD</text:p>
          </table:table-cell>
          <table:table-cell table:number-columns-repeated="1016"/>
        </table:table-row>
        <table:table-row table:style-name="ro1">
          <table:table-cell office:value-type="string">
            <text:p>IC_INF</text:p>
          </table:table-cell>
          <table:table-cell office:value-type="string">
            <text:p>001595/2007/CICE-SGT-INF/INF</text:p>
          </table:table-cell>
          <table:table-cell table:style-name="ce7" office:value-type="string">
            <text:p>Suministro</text:p>
          </table:table-cell>
          <table:table-cell/>
          <table:table-cell office:value-type="string">
            <text:p>CICE-SGT-INF</text:p>
          </table:table-cell>
          <table:table-cell office:value-type="string">
            <text:p>2007</text:p>
          </table:table-cell>
          <table:table-cell table:style-name="ce8" office:value-type="currency" office:currency="EUR" office:value="8400">
            <text:p>8.400,00 €</text:p>
          </table:table-cell>
          <table:table-cell office:value-type="string">
            <text:p>SUMINISTRO DISCOS DUROS EXTERNOS USB</text:p>
          </table:table-cell>
          <table:table-cell table:number-columns-repeated="1016"/>
        </table:table-row>
        <table:table-row table:style-name="ro1">
          <table:table-cell office:value-type="string">
            <text:p>IC_INF</text:p>
          </table:table-cell>
          <table:table-cell office:value-type="string">
            <text:p>001596/2007/CICE-SGT-INF/INF</text:p>
          </table:table-cell>
          <table:table-cell table:style-name="ce7" office:value-type="string">
            <text:p>Suministro</text:p>
          </table:table-cell>
          <table:table-cell/>
          <table:table-cell office:value-type="string">
            <text:p>CICE-SGT-INF</text:p>
          </table:table-cell>
          <table:table-cell office:value-type="string">
            <text:p>2007</text:p>
          </table:table-cell>
          <table:table-cell table:style-name="ce8" office:value-type="currency" office:currency="EUR" office:value="5950">
            <text:p>5.950,00 €</text:p>
          </table:table-cell>
          <table:table-cell office:value-type="string">
            <text:p>SUMINISTRO SOFTWARE DE NAVEGACIÓN GPS PARA PDA</text:p>
          </table:table-cell>
          <table:table-cell table:number-columns-repeated="1016"/>
        </table:table-row>
        <table:table-row table:style-name="ro1">
          <table:table-cell office:value-type="string">
            <text:p>IC_INF</text:p>
          </table:table-cell>
          <table:table-cell office:value-type="string">
            <text:p>001629/2007/CMA/INF</text:p>
          </table:table-cell>
          <table:table-cell office:value-type="string">
            <text:p>Obra</text:p>
          </table:table-cell>
          <table:table-cell office:value-type="string">
            <text:p>x</text:p>
          </table:table-cell>
          <table:table-cell office:value-type="string">
            <text:p>CMAOT</text:p>
          </table:table-cell>
          <table:table-cell office:value-type="string">
            <text:p>2007</text:p>
          </table:table-cell>
          <table:table-cell table:style-name="ce8" office:value-type="currency" office:currency="EUR" office:value="11633.41">
            <text:p>11.633,41 €</text:p>
          </table:table-cell>
          <table:table-cell office:value-type="string">
            <text:p>MEJORA Y AMPLIACIÓN DE LA ACTUAL GRANJA DE SERVIDORES CITRIX PARA LA CONSEJERÍA DE MEDIO AMBIENTE.</text:p>
          </table:table-cell>
          <table:table-cell table:number-columns-repeated="1016"/>
        </table:table-row>
        <table:table-row table:style-name="ro1">
          <table:table-cell office:value-type="string">
            <text:p>IC_INF</text:p>
          </table:table-cell>
          <table:table-cell office:value-type="string">
            <text:p>000007/2008/IAM/INF</text:p>
          </table:table-cell>
          <table:table-cell table:style-name="ce7" office:value-type="string">
            <text:p>Servicio</text:p>
          </table:table-cell>
          <table:table-cell/>
          <table:table-cell office:value-type="string">
            <text:p>IAM</text:p>
          </table:table-cell>
          <table:table-cell office:value-type="string">
            <text:p>2008</text:p>
          </table:table-cell>
          <table:table-cell table:style-name="ce8" office:value-type="currency" office:currency="EUR" office:value="29792">
            <text:p>29.792,00 €</text:p>
          </table:table-cell>
          <table:table-cell table:number-columns-repeated="2" office:value-type="string">
            <text:p>ASISTENCIA TÉCNICA PARA REUNIFICACIÓN Y MANTENIMIENTO EVOLUTIVO DE LAS WEBS DEL INSTITUTO ANDALUZ DE LA MUJER.</text:p>
          </table:table-cell>
          <table:table-cell table:number-columns-repeated="1015"/>
        </table:table-row>
        <table:table-row table:style-name="ro1">
          <table:table-cell office:value-type="string">
            <text:p>IC_INF</text:p>
          </table:table-cell>
          <table:table-cell office:value-type="string">
            <text:p>000012/2008/IAM/INF</text:p>
          </table:table-cell>
          <table:table-cell table:style-name="ce7" office:value-type="string">
            <text:p>Servicio</text:p>
          </table:table-cell>
          <table:table-cell/>
          <table:table-cell office:value-type="string">
            <text:p>IAM</text:p>
          </table:table-cell>
          <table:table-cell office:value-type="string">
            <text:p>2008</text:p>
          </table:table-cell>
          <table:table-cell table:style-name="ce8" office:value-type="currency" office:currency="EUR" office:value="5642">
            <text:p>5.642,00 €</text:p>
          </table:table-cell>
          <table:table-cell table:number-columns-repeated="2" office:value-type="string">
            <text:p>INSTALACIÓN Y CONFIGURACIÓN DE LOS ORDENADORES <text:s/>RECIBIDOS CON ARREGLO AL PLAN RENOVE REALIZADO POR LA CONSEJERIA DE INNOVACION CIENCIA Y EMPRESA. EN NUESTROS CENTROS PROVINCIALES.</text:p>
          </table:table-cell>
          <table:table-cell table:number-columns-repeated="1015"/>
        </table:table-row>
        <table:table-row table:style-name="ro1">
          <table:table-cell office:value-type="string">
            <text:p>IC_INF</text:p>
          </table:table-cell>
          <table:table-cell table:style-name="Default" office:value-type="string">
            <text:p>000142/2008/CMA/INF</text:p>
          </table:table-cell>
          <table:table-cell table:style-name="ce7" office:value-type="string">
            <text:p>Servicio</text:p>
          </table:table-cell>
          <table:table-cell table:style-name="Default"/>
          <table:table-cell table:style-name="Default" office:value-type="string">
            <text:p>CMAOT</text:p>
          </table:table-cell>
          <table:table-cell table:style-name="Default" office:value-type="string">
            <text:p>2008</text:p>
          </table:table-cell>
          <table:table-cell table:style-name="ce12" office:value-type="currency" office:currency="EUR" office:value="83895.84">
            <text:p>83.895,84 €</text:p>
          </table:table-cell>
          <table:table-cell table:style-name="Default" office:value-type="string">
            <text:p>ASISTENCIA A LA DIRECCIÓN DE PROYECTOS DE @CERVO.</text:p>
          </table:table-cell>
          <table:table-cell table:style-name="Default"/>
          <table:table-cell table:number-columns-repeated="1015"/>
        </table:table-row>
        <table:table-row table:style-name="ro1">
          <table:table-cell office:value-type="string">
            <text:p>IC_INF</text:p>
          </table:table-cell>
          <table:table-cell table:style-name="Default" office:value-type="string">
            <text:p>000163/2008/CMA/INF</text:p>
          </table:table-cell>
          <table:table-cell table:style-name="ce7" office:value-type="string">
            <text:p>Servicio</text:p>
          </table:table-cell>
          <table:table-cell table:style-name="Default"/>
          <table:table-cell table:style-name="Default" office:value-type="string">
            <text:p>CMAOT</text:p>
          </table:table-cell>
          <table:table-cell table:style-name="Default" office:value-type="string">
            <text:p>2008</text:p>
          </table:table-cell>
          <table:table-cell table:style-name="ce12" office:value-type="currency" office:currency="EUR" office:value="100000">
            <text:p>100.000,00 €</text:p>
          </table:table-cell>
          <table:table-cell table:style-name="Default" office:value-type="string">
            <text:p>DESARROLLO DEL SISTEMA DE CONTROL DE ORDENES DE VIAJE Y DIETAS</text:p>
          </table:table-cell>
          <table:table-cell table:style-name="Default"/>
          <table:table-cell table:number-columns-repeated="1015"/>
        </table:table-row>
        <table:table-row table:style-name="ro1">
          <table:table-cell office:value-type="string">
            <text:p>IC_INF</text:p>
          </table:table-cell>
          <table:table-cell office:value-type="string">
            <text:p>000429/2008/CMA/INF</text:p>
          </table:table-cell>
          <table:table-cell office:value-type="string">
            <text:p>Obra</text:p>
          </table:table-cell>
          <table:table-cell office:value-type="string">
            <text:p>x</text:p>
          </table:table-cell>
          <table:table-cell office:value-type="string">
            <text:p>CMAOT</text:p>
          </table:table-cell>
          <table:table-cell office:value-type="string">
            <text:p>2008</text:p>
          </table:table-cell>
          <table:table-cell table:style-name="ce8" office:value-type="currency" office:currency="EUR" office:value="16382.25">
            <text:p>16.382,25 €</text:p>
          </table:table-cell>
          <table:table-cell office:value-type="string">
            <text:p>INFORMACIÓN DE LA GESTIÓN CINGÉTICA Y PISCÍCOLA FASE III.</text:p>
          </table:table-cell>
          <table:table-cell table:number-columns-repeated="1016"/>
        </table:table-row>
        <table:table-row table:style-name="ro1">
          <table:table-cell office:value-type="string">
            <text:p>IC_INF</text:p>
          </table:table-cell>
          <table:table-cell office:value-type="string">
            <text:p>000445/2008/IAM/INF</text:p>
          </table:table-cell>
          <table:table-cell table:style-name="ce7" office:value-type="string">
            <text:p>Suministro</text:p>
          </table:table-cell>
          <table:table-cell table:style-name="Default"/>
          <table:table-cell office:value-type="string">
            <text:p>IAM</text:p>
          </table:table-cell>
          <table:table-cell office:value-type="string">
            <text:p>2008</text:p>
          </table:table-cell>
          <table:table-cell table:style-name="ce8" office:value-type="currency" office:currency="EUR" office:value="2500">
            <text:p>2.500,00 €</text:p>
          </table:table-cell>
          <table:table-cell office:value-type="string">
            <text:p>SUMINISTRO DE SCANNER PARA EL INSTITUTO ANDALUZ DE LA MUJER</text:p>
          </table:table-cell>
          <table:table-cell table:number-columns-repeated="1016"/>
        </table:table-row>
        <table:table-row table:style-name="ro1">
          <table:table-cell office:value-type="string">
            <text:p>IC_INF</text:p>
          </table:table-cell>
          <table:table-cell office:value-type="string">
            <text:p>000502/2008/CEM/INF</text:p>
          </table:table-cell>
          <table:table-cell table:style-name="ce7" office:value-type="string">
            <text:p>Servicio</text:p>
          </table:table-cell>
          <table:table-cell/>
          <table:table-cell office:value-type="string">
            <text:p>CEM</text:p>
          </table:table-cell>
          <table:table-cell office:value-type="string">
            <text:p>2008</text:p>
          </table:table-cell>
          <table:table-cell table:style-name="ce8" office:value-type="currency" office:currency="EUR" office:value="30000">
            <text:p>30.000,00 €</text:p>
          </table:table-cell>
          <table:table-cell office:value-type="string">
            <text:p>ANÁLISIS, DESARROLLO E IMPLANTACIÓN DE UN SISTEMA INTEGRADO DE TRÁMITES TELEMÁTICOS: OFICINA VIRTUAL DE LA CONSEJERÍA DE EMPLEO</text:p>
          </table:table-cell>
          <table:table-cell table:number-columns-repeated="1016"/>
        </table:table-row>
        <table:table-row table:style-name="ro3">
          <table:table-cell office:value-type="string">
            <text:p>IC_INF</text:p>
          </table:table-cell>
          <table:table-cell office:value-type="string">
            <text:p>000563/2008/CTCD/INF</text:p>
          </table:table-cell>
          <table:table-cell office:value-type="string">
            <text:p>Obra</text:p>
          </table:table-cell>
          <table:table-cell office:value-type="string">
            <text:p>x</text:p>
          </table:table-cell>
          <table:table-cell office:value-type="string">
            <text:p>CTCD</text:p>
          </table:table-cell>
          <table:table-cell office:value-type="string">
            <text:p>2008</text:p>
          </table:table-cell>
          <table:table-cell table:style-name="ce8" office:value-type="currency" office:currency="EUR" office:value="30000">
            <text:p>30.000,00 €</text:p>
          </table:table-cell>
          <table:table-cell office:value-type="string">
            <text:p>ACTUALIZACIÓN DE CUATRO SISTEMAS DE EXPLORACIÓN Y ANÁLISIS DE LA HUELLA PLANTAR EXISTENTES EN DISTINTAS SEDES DEL CENTRO ANDALUZ DE</text:p>
            <text:p>MEDICINA DEL DEPORTE</text:p>
          </table:table-cell>
          <table:table-cell office:value-type="string">
            <text:p>ACTUALIZACIÓN DE CUATRO SISTEMAS DE EXPLORACIÓN Y ANÁLISIS DE LA HUELLA PLANTAR EXISTENTES EN DISTINTAS SEDES DEL CENTRO ANDALUZ DE</text:p>
            <text:p>MEDICINA DEL DEPORTE</text:p>
          </table:table-cell>
          <table:table-cell table:number-columns-repeated="1015"/>
        </table:table-row>
        <table:table-row table:style-name="ro5">
          <table:table-cell office:value-type="string">
            <text:p>IC_INF</text:p>
          </table:table-cell>
          <table:table-cell office:value-type="string">
            <text:p>000702/2008/CICE01/INF</text:p>
          </table:table-cell>
          <table:table-cell table:style-name="ce7" office:value-type="string">
            <text:p>Suministro</text:p>
          </table:table-cell>
          <table:table-cell/>
          <table:table-cell office:value-type="string">
            <text:p>CICE-SCDSH</text:p>
          </table:table-cell>
          <table:table-cell office:value-type="string">
            <text:p>2008</text:p>
          </table:table-cell>
          <table:table-cell table:style-name="ce8" office:value-type="currency" office:currency="EUR" office:value="11148.09">
            <text:p>11.148,09 €</text:p>
          </table:table-cell>
          <table:table-cell office:value-type="string">
            <text:p>ADQUISICIÓN DE SERVIDORES</text:p>
            <text:p>DE BASE DE DATOS PARA EL</text:p>
            <text:p>ENTORNO DE PRE-PRODUCCIÓN DE LA</text:p>
            <text:p>DIRECCIÓN GENERAL DE INNOVACIÓN</text:p>
            <text:p>Y ADMINISTRACIONES PÚBLICAS</text:p>
          </table:table-cell>
          <table:table-cell table:number-columns-repeated="1016"/>
        </table:table-row>
        <table:table-row table:style-name="ro1">
          <table:table-cell office:value-type="string">
            <text:p>IC_INF</text:p>
          </table:table-cell>
          <table:table-cell office:value-type="string">
            <text:p>000851/2008/SAS/INF</text:p>
          </table:table-cell>
          <table:table-cell table:style-name="ce7" office:value-type="string">
            <text:p>Suministro</text:p>
          </table:table-cell>
          <table:table-cell/>
          <table:table-cell office:value-type="string">
            <text:p>SAS</text:p>
          </table:table-cell>
          <table:table-cell office:value-type="string">
            <text:p>2008</text:p>
          </table:table-cell>
          <table:table-cell table:style-name="ce8" office:value-type="currency" office:currency="EUR" office:value="74.3">
            <text:p>74,30 €</text:p>
          </table:table-cell>
          <table:table-cell office:value-type="string">
            <text:p>Aquisición de un Escaner Canon, para el Distrito Sanitario Sevilla</text:p>
          </table:table-cell>
          <table:table-cell office:value-type="string">
            <text:p>Aquisición de un Escaner Canon, para el Distrito Sanitario Sevilla</text:p>
          </table:table-cell>
          <table:table-cell table:number-columns-repeated="1015"/>
        </table:table-row>
        <table:table-row table:style-name="ro1">
          <table:table-cell office:value-type="string">
            <text:p>IC_INF</text:p>
          </table:table-cell>
          <table:table-cell office:value-type="string">
            <text:p>000866/2008/PAG/INF</text:p>
          </table:table-cell>
          <table:table-cell table:style-name="ce7" office:value-type="string">
            <text:p>Suministro</text:p>
          </table:table-cell>
          <table:table-cell/>
          <table:table-cell office:value-type="string">
            <text:p>PAG</text:p>
          </table:table-cell>
          <table:table-cell office:value-type="string">
            <text:p>2008</text:p>
          </table:table-cell>
          <table:table-cell table:style-name="ce8" office:value-type="currency" office:currency="EUR" office:value="10846">
            <text:p>10.846,00 €</text:p>
          </table:table-cell>
          <table:table-cell office:value-type="string">
            <text:p>ADQUISICION DE SOFTWARE DE PLANIMETRÍA Y MODELADO EN 3D</text:p>
          </table:table-cell>
          <table:table-cell table:number-columns-repeated="1016"/>
        </table:table-row>
        <table:table-row table:style-name="ro1">
          <table:table-cell office:value-type="string">
            <text:p>IC_INF</text:p>
          </table:table-cell>
          <table:table-cell table:style-name="Default" office:value-type="string">
            <text:p>000905/2008/ISE/INF</text:p>
          </table:table-cell>
          <table:table-cell table:style-name="Default" office:value-type="string">
            <text:p>Obra</text:p>
          </table:table-cell>
          <table:table-cell/>
          <table:table-cell table:style-name="Default" office:value-type="string">
            <text:p>ISE</text:p>
          </table:table-cell>
          <table:table-cell table:style-name="Default" office:value-type="string">
            <text:p>2008</text:p>
          </table:table-cell>
          <table:table-cell table:style-name="ce12" office:value-type="currency" office:currency="EUR" office:value="68198476.09">
            <text:p>68.198.476,09 €</text:p>
          </table:table-cell>
          <table:table-cell table:style-name="Default" office:value-type="string">
            <text:p>REDAC.PROYECTO, ESTUDIO DE SEGURIDAD Y SALUD, DIREC.DE OBRA, DIREC.DE EJECUC.DE OBRA, COORDINAC.DE SEGURIDAD Y SALUD Y EJECUC. OBRAS DE INSTALAC.PARA DOTAR A LOS CENTROS EDUCATIVOS DE INFRAESTRUCTURAS PARA USO DE TIC</text:p>
          </table:table-cell>
          <table:table-cell table:style-name="Default"/>
          <table:table-cell table:number-columns-repeated="1015"/>
        </table:table-row>
        <table:table-row table:style-name="ro1">
          <table:table-cell office:value-type="string">
            <text:p>IC_INF</text:p>
          </table:table-cell>
          <table:table-cell office:value-type="string">
            <text:p>000990/2008/CAP/INF</text:p>
          </table:table-cell>
          <table:table-cell office:value-type="string">
            <text:p>Obra</text:p>
          </table:table-cell>
          <table:table-cell office:value-type="string">
            <text:p>x</text:p>
          </table:table-cell>
          <table:table-cell office:value-type="string">
            <text:p>CAP</text:p>
          </table:table-cell>
          <table:table-cell office:value-type="string">
            <text:p>2008</text:p>
          </table:table-cell>
          <table:table-cell table:style-name="ce8" office:value-type="currency" office:currency="EUR" office:value="57000">
            <text:p>57.000,00 €</text:p>
          </table:table-cell>
          <table:table-cell table:number-columns-repeated="2" office:value-type="string">
            <text:p>AMPLIACIÓN DEL SISTEMA DE CLIMATIZACIÓN DEL CENTRO DE PROCESO DE DATOS DE LOS SERVICIOS CENTRALES DE LA CONSEJERÍA DE AGRICULTURA Y PESCA</text:p>
          </table:table-cell>
          <table:table-cell table:number-columns-repeated="1015"/>
        </table:table-row>
        <table:table-row table:style-name="ro1">
          <table:table-cell office:value-type="string">
            <text:p>IC_INF</text:p>
          </table:table-cell>
          <table:table-cell office:value-type="string">
            <text:p>001036/2008/CAP/INF</text:p>
          </table:table-cell>
          <table:table-cell office:value-type="string">
            <text:p>Obra</text:p>
          </table:table-cell>
          <table:table-cell/>
          <table:table-cell office:value-type="string">
            <text:p>CAP</text:p>
          </table:table-cell>
          <table:table-cell office:value-type="string">
            <text:p>2008</text:p>
          </table:table-cell>
          <table:table-cell table:style-name="ce8" office:value-type="currency" office:currency="EUR" office:value="10900">
            <text:p>10.900,00 €</text:p>
          </table:table-cell>
          <table:table-cell table:number-columns-repeated="2" office:value-type="string">
            <text:p>REVISIÓN Y SANEAMIENTO DEL CABLEADO ESTRUCTURADO DE VOZ Y DATOS DE LA NUEVA SEDE DE LA OCA DE HUÉSCAR DE LA CONSEJERÍA DE AGRICULTURA Y PESCA</text:p>
          </table:table-cell>
          <table:table-cell table:number-columns-repeated="1015"/>
        </table:table-row>
        <table:table-row table:style-name="ro1">
          <table:table-cell office:value-type="string">
            <text:p>IC_INF</text:p>
          </table:table-cell>
          <table:table-cell table:style-name="Default" office:value-type="string">
            <text:p>001085/2008/CMA/INF</text:p>
          </table:table-cell>
          <table:table-cell table:style-name="ce7" office:value-type="string">
            <text:p>Suministro</text:p>
          </table:table-cell>
          <table:table-cell table:style-name="Default"/>
          <table:table-cell table:style-name="Default" office:value-type="string">
            <text:p>CMAOT</text:p>
          </table:table-cell>
          <table:table-cell table:style-name="Default" office:value-type="string">
            <text:p>2008</text:p>
          </table:table-cell>
          <table:table-cell table:style-name="ce12" office:value-type="currency" office:currency="EUR" office:value="2160000">
            <text:p>2.160.000,00 €</text:p>
          </table:table-cell>
          <table:table-cell table:style-name="Default" office:value-type="string">
            <text:p>ADQUISICIÓN DE 8 UNIDADES MÓVILES DE METEOROLOGÍA Y TRANSMISIONES.</text:p>
          </table:table-cell>
          <table:table-cell table:style-name="Default"/>
          <table:table-cell table:number-columns-repeated="1015"/>
        </table:table-row>
        <table:table-row table:style-name="ro1">
          <table:table-cell office:value-type="string">
            <text:p>IC_INF</text:p>
          </table:table-cell>
          <table:table-cell office:value-type="string">
            <text:p>001207/2008/CICE-SGT-INF/INF</text:p>
          </table:table-cell>
          <table:table-cell table:style-name="ce7" office:value-type="string">
            <text:p>Suministro</text:p>
          </table:table-cell>
          <table:table-cell/>
          <table:table-cell office:value-type="string">
            <text:p>CICE-SGT-INF</text:p>
          </table:table-cell>
          <table:table-cell office:value-type="string">
            <text:p>2008</text:p>
          </table:table-cell>
          <table:table-cell table:style-name="ce8" office:value-type="currency" office:currency="EUR" office:value="26700">
            <text:p>26.700,00 €</text:p>
          </table:table-cell>
          <table:table-cell office:value-type="string">
            <text:p>Sustitución de 3 conmutadores FastEthernet por conmutadores con puertos Gigabit Ethernet</text:p>
          </table:table-cell>
          <table:table-cell table:number-columns-repeated="1016"/>
        </table:table-row>
        <table:table-row table:style-name="ro1">
          <table:table-cell office:value-type="string">
            <text:p>IC_INF</text:p>
          </table:table-cell>
          <table:table-cell table:style-name="Default" office:value-type="string">
            <text:p>001461/2008/CMA/INF</text:p>
          </table:table-cell>
          <table:table-cell table:style-name="ce7" office:value-type="string">
            <text:p>Servicio</text:p>
          </table:table-cell>
          <table:table-cell table:style-name="Default"/>
          <table:table-cell table:style-name="Default" office:value-type="string">
            <text:p>CMAOT</text:p>
          </table:table-cell>
          <table:table-cell table:style-name="Default" office:value-type="string">
            <text:p>2008</text:p>
          </table:table-cell>
          <table:table-cell table:style-name="ce12" office:value-type="currency" office:currency="EUR" office:value="545200">
            <text:p>545.200,00 €</text:p>
          </table:table-cell>
          <table:table-cell table:style-name="Default" office:value-type="string">
            <text:p>APOYO A TAREAS DE GESTION <text:s/>DE CONTENIDOS DEL SITIO WEB DE LA CONSEJERIA DE MEDIO AMBIENTE.</text:p>
          </table:table-cell>
          <table:table-cell table:style-name="Default"/>
          <table:table-cell table:number-columns-repeated="1015"/>
        </table:table-row>
        <table:table-row table:style-name="ro1">
          <table:table-cell office:value-type="string">
            <text:p>IC_INF</text:p>
          </table:table-cell>
          <table:table-cell office:value-type="string">
            <text:p>001532/2008/CEM/INF</text:p>
          </table:table-cell>
          <table:table-cell table:style-name="ce7" office:value-type="string">
            <text:p>Servicio</text:p>
          </table:table-cell>
          <table:table-cell/>
          <table:table-cell office:value-type="string">
            <text:p>CEM</text:p>
          </table:table-cell>
          <table:table-cell office:value-type="string">
            <text:p>2008</text:p>
          </table:table-cell>
          <table:table-cell table:style-name="ce8" office:value-type="currency" office:currency="EUR" office:value="60000">
            <text:p>60.000,00 €</text:p>
          </table:table-cell>
          <table:table-cell office:value-type="string">
            <text:p>DESARROLLO, CONSTRUCCIÓN E IMPLANTACIÓN DE UN SISTEMA INTEGRADO PARA LA GESTIÓN DEL REGISTRO DE EMPRESAS CON RIESGO POR AMIANTO "RERA" DE LA COMUNIDAD AUTÓNOMA DE ANDALUCÍA</text:p>
          </table:table-cell>
          <table:table-cell table:number-columns-repeated="1016"/>
        </table:table-row>
        <table:table-row table:style-name="ro1">
          <table:table-cell office:value-type="string">
            <text:p>IC_INF</text:p>
          </table:table-cell>
          <table:table-cell table:style-name="Default" office:value-type="string">
            <text:p>001583/2008/SAS/INF</text:p>
          </table:table-cell>
          <table:table-cell table:style-name="ce7" office:value-type="string">
            <text:p>Servicio</text:p>
          </table:table-cell>
          <table:table-cell table:style-name="Default"/>
          <table:table-cell table:style-name="Default" office:value-type="string">
            <text:p>SAS</text:p>
          </table:table-cell>
          <table:table-cell table:style-name="Default" office:value-type="string">
            <text:p>2008</text:p>
          </table:table-cell>
          <table:table-cell table:style-name="ce12" office:value-type="currency" office:currency="EUR" office:value="160000">
            <text:p>160.000,00 €</text:p>
          </table:table-cell>
          <table:table-cell table:style-name="Default" office:value-type="string">
            <text:p>PRÓRROGA DEL EXPEDIENTE 2110/06: CONTRATACIÓN DE SERVICIOS DE RESPUESTA A LAS SOLICITUDES DE INFORMACIÓN Y GESTIÓN DE LA BASE DE DATOS DE EXPLOTACIÓN DE LOS SISTEMAS DE INFORMACIÓN DEL SISTEMA SANITARIO PÚBLICO DE ANDALUCÍA </text:p>
          </table:table-cell>
          <table:table-cell table:style-name="Default" office:value-type="string">
            <text:p>PRÓRROGA DEL EXPEDIENTE 2110/06: CONTRATACIÓN DE SERVICIOS DE RESPUESTA A LAS SOLICITUDES DE INFORMACIÓN Y GESTIÓN DE LA BASE DE DATOS DE EXPLOTACIÓN DE LOS SISTEMAS DE INFORMACIÓN DEL SISTEMA SANITARIO PÚBLICO DE ANDALUCÍA </text:p>
          </table:table-cell>
          <table:table-cell table:number-columns-repeated="1015"/>
        </table:table-row>
        <table:table-row table:style-name="ro1">
          <table:table-cell office:value-type="string">
            <text:p>IC_INF</text:p>
          </table:table-cell>
          <table:table-cell office:value-type="string">
            <text:p>001643/2008/CEM/INF</text:p>
          </table:table-cell>
          <table:table-cell table:style-name="ce7" office:value-type="string">
            <text:p>Servicio</text:p>
          </table:table-cell>
          <table:table-cell/>
          <table:table-cell office:value-type="string">
            <text:p>CEM</text:p>
          </table:table-cell>
          <table:table-cell office:value-type="string">
            <text:p>2008</text:p>
          </table:table-cell>
          <table:table-cell table:style-name="ce8" office:value-type="currency" office:currency="EUR" office:value="30000">
            <text:p>30.000,00 €</text:p>
          </table:table-cell>
          <table:table-cell office:value-type="string">
            <text:p>ADAPTACION DEL SISTEMA DE SEGUIMIENTO Y EVALUACIÓN DE LOS PROGRAMAS DE FPO</text:p>
          </table:table-cell>
          <table:table-cell table:number-columns-repeated="1016"/>
        </table:table-row>
        <table:table-row table:style-name="ro1">
          <table:table-cell office:value-type="string">
            <text:p>IC_INF</text:p>
          </table:table-cell>
          <table:table-cell office:value-type="string">
            <text:p>001826/2008/CIBS/INF</text:p>
          </table:table-cell>
          <table:table-cell office:value-type="string">
            <text:p>Obra</text:p>
          </table:table-cell>
          <table:table-cell/>
          <table:table-cell office:value-type="string">
            <text:p>CIBS</text:p>
          </table:table-cell>
          <table:table-cell office:value-type="string">
            <text:p>2008</text:p>
          </table:table-cell>
          <table:table-cell table:style-name="ce8" office:value-type="currency" office:currency="EUR" office:value="57999.99">
            <text:p>57.999,99 €</text:p>
          </table:table-cell>
          <table:table-cell office:value-type="string">
            <text:p>SUTITUCIÓN DEL CABLEADO, REPARTIDORES TRONCALES Y PANELES DE PARCHEO DE TELEFONÍA LA SEDE DE LOS SERVICIOS CENTRALES DE LA CONSEJERÍA</text:p>
          </table:table-cell>
          <table:table-cell table:number-columns-repeated="1016"/>
        </table:table-row>
        <table:table-row table:style-name="ro1">
          <table:table-cell office:value-type="string">
            <text:p>IC_INF</text:p>
          </table:table-cell>
          <table:table-cell office:value-type="string">
            <text:p>001921/2008/CCUL/INF</text:p>
          </table:table-cell>
          <table:table-cell office:value-type="string">
            <text:p>Obra</text:p>
          </table:table-cell>
          <table:table-cell/>
          <table:table-cell office:value-type="string">
            <text:p>CCUL</text:p>
          </table:table-cell>
          <table:table-cell office:value-type="string">
            <text:p>2008</text:p>
          </table:table-cell>
          <table:table-cell table:style-name="ce8" office:value-type="currency" office:currency="EUR" office:value="10124.71">
            <text:p>10.124,71 €</text:p>
          </table:table-cell>
          <table:table-cell office:value-type="string">
            <text:p>EQUIPAMIENTO DE SUELO DEL CPD PARA DP ALMERÍA</text:p>
          </table:table-cell>
          <table:table-cell table:number-columns-repeated="1016"/>
        </table:table-row>
        <table:table-row table:style-name="ro1">
          <table:table-cell office:value-type="string">
            <text:p>IC_INF</text:p>
          </table:table-cell>
          <table:table-cell office:value-type="string">
            <text:p>002053/2008/CEM/INF</text:p>
          </table:table-cell>
          <table:table-cell office:value-type="string">
            <text:p>Obra</text:p>
          </table:table-cell>
          <table:table-cell/>
          <table:table-cell office:value-type="string">
            <text:p>CEM</text:p>
          </table:table-cell>
          <table:table-cell office:value-type="string">
            <text:p>2008</text:p>
          </table:table-cell>
          <table:table-cell table:style-name="ce8" office:value-type="currency" office:currency="EUR" office:value="58000">
            <text:p>58.000,00 €</text:p>
          </table:table-cell>
          <table:table-cell office:value-type="string">
            <text:p>SUTITUCIÓN DEL CABLEADO, REPARTIDORES TRONCALES Y PANELES DE PARCHEO DE TELEFONÍA DE LA SEDE DE LOS SERVICIOS CENTRALES DE LA CONSEJERÍA DE EMPLEO</text:p>
          </table:table-cell>
          <table:table-cell table:number-columns-repeated="1016"/>
        </table:table-row>
        <table:table-row table:style-name="ro1">
          <table:table-cell office:value-type="string">
            <text:p>IC_INF</text:p>
          </table:table-cell>
          <table:table-cell office:value-type="string">
            <text:p>002103/2008/CED/INF</text:p>
          </table:table-cell>
          <table:table-cell table:style-name="ce7" office:value-type="string">
            <text:p>Suministro</text:p>
          </table:table-cell>
          <table:table-cell/>
          <table:table-cell office:value-type="string">
            <text:p>CED</text:p>
          </table:table-cell>
          <table:table-cell office:value-type="string">
            <text:p>2008</text:p>
          </table:table-cell>
          <table:table-cell table:style-name="ce8" office:value-type="currency" office:currency="EUR" office:value="7200">
            <text:p>7.200,00 €</text:p>
          </table:table-cell>
          <table:table-cell office:value-type="string">
            <text:p>Adquisición de un VIDEOPROYECTOR</text:p>
          </table:table-cell>
          <table:table-cell table:number-columns-repeated="1016"/>
        </table:table-row>
        <table:table-row table:style-name="ro1">
          <table:table-cell office:value-type="string">
            <text:p>IC_INF</text:p>
          </table:table-cell>
          <table:table-cell table:style-name="Default" office:value-type="string">
            <text:p>002171/2008/SAS/INF</text:p>
          </table:table-cell>
          <table:table-cell table:style-name="ce7" office:value-type="string">
            <text:p>Servicio</text:p>
          </table:table-cell>
          <table:table-cell table:style-name="Default"/>
          <table:table-cell table:style-name="Default" office:value-type="string">
            <text:p>SAS</text:p>
          </table:table-cell>
          <table:table-cell table:style-name="Default" office:value-type="string">
            <text:p>2008</text:p>
          </table:table-cell>
          <table:table-cell table:style-name="ce12" office:value-type="currency" office:currency="EUR" office:value="938400">
            <text:p>938.400,00 €</text:p>
          </table:table-cell>
          <table:table-cell table:style-name="Default" office:value-type="string">
            <text:p>CONTRATACIÓN DE SERVICIOS DE GESTIÓN DE LOS SISTEMAS DE INFORMACIÓN <text:s/>DESARROLLADOS POR LA EMPRESA EVERIS SPAIN, S.L. PARA LOS HOSPITALES DEL SERVICIO ANDALUZ DE SALUD</text:p>
          </table:table-cell>
          <table:table-cell table:style-name="Default" office:value-type="string">
            <text:p>CONTRATACIÓN DE SERVICIOS DE GESTIÓN DE LOS SISTEMAS DE INFORMACIÓN <text:s/>DESARROLLADOS POR LA EMPRESA EVERIS SPAIN, S.L. PARA LOS HOSPITALES DEL SERVICIO ANDALUZ DE SALUD</text:p>
          </table:table-cell>
          <table:table-cell table:number-columns-repeated="1015"/>
        </table:table-row>
        <table:table-row table:style-name="ro1">
          <table:table-cell office:value-type="string">
            <text:p>IC_INF</text:p>
          </table:table-cell>
          <table:table-cell table:style-name="Default" office:value-type="string">
            <text:p>002172/2008/SAS/INF</text:p>
          </table:table-cell>
          <table:table-cell table:style-name="ce7" office:value-type="string">
            <text:p>Servicio</text:p>
          </table:table-cell>
          <table:table-cell table:style-name="Default"/>
          <table:table-cell table:style-name="Default" office:value-type="string">
            <text:p>SAS</text:p>
          </table:table-cell>
          <table:table-cell table:style-name="Default" office:value-type="string">
            <text:p>2008</text:p>
          </table:table-cell>
          <table:table-cell table:style-name="ce12" office:value-type="currency" office:currency="EUR" office:value="659340">
            <text:p>659.340,00 €</text:p>
          </table:table-cell>
          <table:table-cell table:style-name="Default" office:value-type="string">
            <text:p>CONTRATACIÓN DE SERVICIOS DE GESTIÓN DE LOS SISTEMAS DE INFORMACIÓN DESARROLLADOS POR LA EMPRESA TECNOVA INGENIERÍA Y SISTEMAS, PARA LOS HOSPITALES DEL SERVICIO ANDALUZ DE SALUD</text:p>
          </table:table-cell>
          <table:table-cell table:style-name="Default" office:value-type="string">
            <text:p>CONTRATACIÓN DE SERVICIOS DE GESTIÓN DE LOS SISTEMAS DE INFORMACIÓN DESARROLLADOS POR LA EMPRESA TECNOVA INGENIERÍA Y SISTEMAS, PARA LOS HOSPITALES DEL SERVICIO ANDALUZ DE SALUD</text:p>
          </table:table-cell>
          <table:table-cell table:number-columns-repeated="1015"/>
        </table:table-row>
        <table:table-row table:style-name="ro1">
          <table:table-cell office:value-type="string">
            <text:p>IC_INF</text:p>
          </table:table-cell>
          <table:table-cell office:value-type="string">
            <text:p>002249/2008/CAP/INF</text:p>
          </table:table-cell>
          <table:table-cell office:value-type="string">
            <text:p>Obra</text:p>
          </table:table-cell>
          <table:table-cell/>
          <table:table-cell office:value-type="string">
            <text:p>CAP</text:p>
          </table:table-cell>
          <table:table-cell office:value-type="string">
            <text:p>2008</text:p>
          </table:table-cell>
          <table:table-cell table:style-name="ce8" office:value-type="currency" office:currency="EUR" office:value="18247.99">
            <text:p>18.247,99 €</text:p>
          </table:table-cell>
          <table:table-cell table:number-columns-repeated="2" office:value-type="string">
            <text:p>REPARACIÓN DEL SISTEMA COMPLETO DE CATEGORÍA 3 RESERVADO PARA EL REPARTO DE CAMPUS DEL SERVICIO DE VOZ AL EDIFICIO 6 DE LOS SERVICIOS CENTRALES DE LA CONSEJERÍA DE AGRICULTURA Y PESCA</text:p>
          </table:table-cell>
          <table:table-cell table:number-columns-repeated="1015"/>
        </table:table-row>
        <table:table-row table:style-name="ro1">
          <table:table-cell office:value-type="string">
            <text:p>IC_INF</text:p>
          </table:table-cell>
          <table:table-cell office:value-type="string">
            <text:p>002277/2008/CMA/INF</text:p>
          </table:table-cell>
          <table:table-cell table:style-name="ce7" office:value-type="string">
            <text:p>Servicio</text:p>
          </table:table-cell>
          <table:table-cell/>
          <table:table-cell office:value-type="string">
            <text:p>CMAOT</text:p>
          </table:table-cell>
          <table:table-cell office:value-type="string">
            <text:p>2008</text:p>
          </table:table-cell>
          <table:table-cell table:style-name="ce8" office:value-type="currency" office:currency="EUR" office:value="20822">
            <text:p>20.822,00 €</text:p>
          </table:table-cell>
          <table:table-cell office:value-type="string">
            <text:p>REFORZAMIENTO DE LA ASISTENCIA DE PRIMER NIVEL</text:p>
          </table:table-cell>
          <table:table-cell table:number-columns-repeated="1016"/>
        </table:table-row>
        <table:table-row table:style-name="ro1">
          <table:table-cell office:value-type="string">
            <text:p>IC_INF</text:p>
          </table:table-cell>
          <table:table-cell office:value-type="string">
            <text:p>002279/2008/CMA/INF</text:p>
          </table:table-cell>
          <table:table-cell table:style-name="ce7" office:value-type="string">
            <text:p>Servicio</text:p>
          </table:table-cell>
          <table:table-cell/>
          <table:table-cell office:value-type="string">
            <text:p>CMAOT</text:p>
          </table:table-cell>
          <table:table-cell office:value-type="string">
            <text:p>2008</text:p>
          </table:table-cell>
          <table:table-cell table:style-name="ce8" office:value-type="currency" office:currency="EUR" office:value="20822">
            <text:p>20.822,00 €</text:p>
          </table:table-cell>
          <table:table-cell office:value-type="string">
            <text:p>REVISIÓN DEL INVENTARIO ALFANUMÉRICO DE VÍAS PECURIAS</text:p>
          </table:table-cell>
          <table:table-cell table:number-columns-repeated="1016"/>
        </table:table-row>
        <table:table-row table:style-name="ro1">
          <table:table-cell office:value-type="string">
            <text:p>IC_INF</text:p>
          </table:table-cell>
          <table:table-cell office:value-type="string">
            <text:p>002296/2008/CIBS/INF</text:p>
          </table:table-cell>
          <table:table-cell office:value-type="string">
            <text:p>Obra</text:p>
          </table:table-cell>
          <table:table-cell/>
          <table:table-cell office:value-type="string">
            <text:p>CIBS</text:p>
          </table:table-cell>
          <table:table-cell office:value-type="string">
            <text:p>2008</text:p>
          </table:table-cell>
          <table:table-cell table:style-name="ce8" office:value-type="currency" office:currency="EUR" office:value="22144.74">
            <text:p>22.144,74 €</text:p>
          </table:table-cell>
          <table:table-cell office:value-type="string">
            <text:p>Ampliación de infraestructura eléctrica y comunicaciones del CPD de los SSCC</text:p>
          </table:table-cell>
          <table:table-cell table:number-columns-repeated="1016"/>
        </table:table-row>
        <table:table-row table:style-name="ro1">
          <table:table-cell office:value-type="string">
            <text:p>IC_INF</text:p>
          </table:table-cell>
          <table:table-cell office:value-type="string">
            <text:p>002300/2008/CEM/INF</text:p>
          </table:table-cell>
          <table:table-cell office:value-type="string">
            <text:p>Obra</text:p>
          </table:table-cell>
          <table:table-cell/>
          <table:table-cell office:value-type="string">
            <text:p>CEM</text:p>
          </table:table-cell>
          <table:table-cell office:value-type="string">
            <text:p>2008</text:p>
          </table:table-cell>
          <table:table-cell table:style-name="ce8" office:value-type="currency" office:currency="EUR" office:value="50000">
            <text:p>50.000,00 €</text:p>
          </table:table-cell>
          <table:table-cell office:value-type="string">
            <text:p>MEMORIA JUSTIFICATIVA PARA LA INSTALACIÓN NUEVA DEL CABLEADO ESTRUCTURADO EN LA OFICINA SAE CÓRDOBA-COLÓN, Pza. Colón 24 (Córdoba)</text:p>
          </table:table-cell>
          <table:table-cell table:number-columns-repeated="1016"/>
        </table:table-row>
        <table:table-row table:style-name="ro1">
          <table:table-cell office:value-type="string">
            <text:p>IC_INF</text:p>
          </table:table-cell>
          <table:table-cell office:value-type="string">
            <text:p>002301/2008/CEM/INF</text:p>
          </table:table-cell>
          <table:table-cell office:value-type="string">
            <text:p>Obra</text:p>
          </table:table-cell>
          <table:table-cell/>
          <table:table-cell office:value-type="string">
            <text:p>CEM</text:p>
          </table:table-cell>
          <table:table-cell office:value-type="string">
            <text:p>2008</text:p>
          </table:table-cell>
          <table:table-cell table:style-name="ce8" office:value-type="currency" office:currency="EUR" office:value="10000">
            <text:p>10.000,00 €</text:p>
          </table:table-cell>
          <table:table-cell office:value-type="string">
            <text:p>MEMORIA JUSTIFICATIVA PARA LA INSTALACIÓN NUEVA DEL CABLEADO ESTRUCTURADO EN LA OFICINA SAE RUTE, plan parcial residencial nº 1, Parcela 217 RUTE (Córdoba)</text:p>
          </table:table-cell>
          <table:table-cell table:number-columns-repeated="1016"/>
        </table:table-row>
        <table:table-row table:style-name="ro1">
          <table:table-cell office:value-type="string">
            <text:p>IC_INF</text:p>
          </table:table-cell>
          <table:table-cell office:value-type="string">
            <text:p>002302/2008/CEM/INF</text:p>
          </table:table-cell>
          <table:table-cell office:value-type="string">
            <text:p>Obra</text:p>
          </table:table-cell>
          <table:table-cell/>
          <table:table-cell office:value-type="string">
            <text:p>CEM</text:p>
          </table:table-cell>
          <table:table-cell office:value-type="string">
            <text:p>2008</text:p>
          </table:table-cell>
          <table:table-cell table:style-name="ce8" office:value-type="currency" office:currency="EUR" office:value="58000">
            <text:p>58.000,00 €</text:p>
          </table:table-cell>
          <table:table-cell office:value-type="string">
            <text:p>MEMORIA JUSTIFICATIVA PARA LA INSTALACIÓN NUEVA DEL CABLEADO ESTRUCTURADO EN LA DELEGACIÓN PROVINCIAL DE EMPLEO EN CÓRDOBA, Tomás de Aquino s/n (Córdoba)</text:p>
          </table:table-cell>
          <table:table-cell table:number-columns-repeated="1016"/>
        </table:table-row>
        <table:table-row table:style-name="ro1">
          <table:table-cell office:value-type="string">
            <text:p>IC_INF</text:p>
          </table:table-cell>
          <table:table-cell office:value-type="string">
            <text:p>002356/2008/CIBS/INF</text:p>
          </table:table-cell>
          <table:table-cell table:style-name="ce7" office:value-type="string">
            <text:p>Servicio</text:p>
          </table:table-cell>
          <table:table-cell/>
          <table:table-cell office:value-type="string">
            <text:p>CIBS</text:p>
          </table:table-cell>
          <table:table-cell office:value-type="string">
            <text:p>2008</text:p>
          </table:table-cell>
          <table:table-cell table:style-name="ce8" office:value-type="currency" office:currency="EUR" office:value="7424">
            <text:p>7.424,00 €</text:p>
          </table:table-cell>
          <table:table-cell office:value-type="string">
            <text:p>ESTUDIO DE VIABILIDAD SOBRE CAMBIO DE C.I.F DE ENTIDADES EN EL SISTEMA INTEGRADO DE SERVICIOS SOCIALES (S.I.S.S) Y SU INCIDENCIA EN LOS SUBSISTEMAS VERTICALES QUE LO CONFORMAN</text:p>
          </table:table-cell>
          <table:table-cell/>
          <table:table-cell table:style-name="Default" table:number-columns-repeated="1015"/>
        </table:table-row>
        <table:table-row table:style-name="ro1">
          <table:table-cell office:value-type="string">
            <text:p>IC_INF</text:p>
          </table:table-cell>
          <table:table-cell table:style-name="Default" office:value-type="string">
            <text:p>002372/2008/CICE-SGT-INF/INF</text:p>
          </table:table-cell>
          <table:table-cell table:style-name="ce7" office:value-type="string">
            <text:p>Servicio</text:p>
          </table:table-cell>
          <table:table-cell table:style-name="Default"/>
          <table:table-cell table:style-name="Default" office:value-type="string">
            <text:p>CICE-SGT-INF</text:p>
          </table:table-cell>
          <table:table-cell table:style-name="Default" office:value-type="string">
            <text:p>2008</text:p>
          </table:table-cell>
          <table:table-cell table:style-name="ce12" office:value-type="currency" office:currency="EUR" office:value="3000000">
            <text:p>3.000.000,00 €</text:p>
          </table:table-cell>
          <table:table-cell table:style-name="Default" office:value-type="string">
            <text:p>GESTIÓN DE LOS SERVICIOS DE DESARROLLO Y MANTENIMIENTO DE LOS SISTEMAS DE INFORMACIÓN ASI COM LA GESTIÓN DE LA OFICINA DE ASEGURAMIENTO DE LA CALIDAD DE LA CONSEJERIA DE INNOVACIÓN, CIENCIA Y EMPRESA </text:p>
          </table:table-cell>
          <table:table-cell table:style-name="Default" office:value-type="string">
            <text:p>GESTIÓN DE LOS SERVICIOS DE DESARROLLO Y MANTENIMIENTO DE LOS SISTEMAS DE INFORMACIÓN ASI COM LA GESTIÓN DE LA OFICINA DE ASEGURAMIENTO DE LA CALIDAD DE LA CONSEJERIA DE INNOVACIÓN, CIENCIA Y EMPRESA </text:p>
          </table:table-cell>
          <table:table-cell table:number-columns-repeated="1015"/>
        </table:table-row>
        <table:table-row table:style-name="ro1">
          <table:table-cell office:value-type="string">
            <text:p>IC_INF</text:p>
          </table:table-cell>
          <table:table-cell office:value-type="string">
            <text:p>002482/2008/IEA/INF</text:p>
          </table:table-cell>
          <table:table-cell office:value-type="string">
            <text:p>Obra</text:p>
          </table:table-cell>
          <table:table-cell/>
          <table:table-cell office:value-type="string">
            <text:p>CEIC-IECA</text:p>
          </table:table-cell>
          <table:table-cell office:value-type="string">
            <text:p>2008</text:p>
          </table:table-cell>
          <table:table-cell table:style-name="ce8" office:value-type="currency" office:currency="EUR" office:value="2515">
            <text:p>2.515,00 €</text:p>
          </table:table-cell>
          <table:table-cell office:value-type="string">
            <text:p>MANTENIMIENTO DEL <text:s/>CABLEADO DE LA PRIMERA PLANTA DE EDIFICIO DE IEA TRAS OBRAS DE AIRE ACONDICIONADO</text:p>
          </table:table-cell>
          <table:table-cell table:number-columns-repeated="1016"/>
        </table:table-row>
        <table:table-row table:style-name="ro1">
          <table:table-cell office:value-type="string">
            <text:p>IC_INF</text:p>
          </table:table-cell>
          <table:table-cell office:value-type="string">
            <text:p>002511/2008/CED/INF</text:p>
          </table:table-cell>
          <table:table-cell table:style-name="ce7" office:value-type="string">
            <text:p>Servicio</text:p>
          </table:table-cell>
          <table:table-cell office:value-type="string">
            <text:p>x</text:p>
          </table:table-cell>
          <table:table-cell office:value-type="string">
            <text:p>CED</text:p>
          </table:table-cell>
          <table:table-cell office:value-type="string">
            <text:p>2008</text:p>
          </table:table-cell>
          <table:table-cell table:style-name="ce8" office:value-type="currency" office:currency="EUR" office:value="9901.76">
            <text:p>9.901,76 €</text:p>
          </table:table-cell>
          <table:table-cell office:value-type="string">
            <text:p>ADQUISICIÓN E INSTALACIÓN DE SISTEMA DE CONTROL DE PRESENCIA EN LA DELEGACIÓN PROVINCIAL DE ALMERÍA</text:p>
          </table:table-cell>
          <table:table-cell table:number-columns-repeated="1016"/>
        </table:table-row>
        <table:table-row table:style-name="ro1">
          <table:table-cell office:value-type="string">
            <text:p>IC_INF</text:p>
          </table:table-cell>
          <table:table-cell office:value-type="string">
            <text:p>002609/2008/CCUL/INF</text:p>
          </table:table-cell>
          <table:table-cell office:value-type="string">
            <text:p>Obra</text:p>
          </table:table-cell>
          <table:table-cell/>
          <table:table-cell office:value-type="string">
            <text:p>CCUL</text:p>
          </table:table-cell>
          <table:table-cell office:value-type="string">
            <text:p>2008</text:p>
          </table:table-cell>
          <table:table-cell table:style-name="ce8" office:value-type="currency" office:currency="EUR" office:value="57986.41">
            <text:p>57.986,41 €</text:p>
          </table:table-cell>
          <table:table-cell office:value-type="string">
            <text:p>OBRA DE SANEAMIENTO Y AMPLIACIÓN DEL CABLEADO DE DATOS Y LA INSTALACION ELÉCTRICA DEL CPD EN LA BIBLIOTECA DE ANDALUCÍA Y BIBLIOTECA PÚBLICA PROVINCIAL DE GRANADA</text:p>
          </table:table-cell>
          <table:table-cell table:number-columns-repeated="1016"/>
        </table:table-row>
        <table:table-row table:style-name="ro1">
          <table:table-cell office:value-type="string">
            <text:p>IC_INF</text:p>
          </table:table-cell>
          <table:table-cell office:value-type="string">
            <text:p>002610/2008/CJAP-SGT/INF</text:p>
          </table:table-cell>
          <table:table-cell table:style-name="ce7" office:value-type="string">
            <text:p>Suministro</text:p>
          </table:table-cell>
          <table:table-cell/>
          <table:table-cell office:value-type="string">
            <text:p>CJAP-SGT</text:p>
          </table:table-cell>
          <table:table-cell office:value-type="string">
            <text:p>2008</text:p>
          </table:table-cell>
          <table:table-cell table:style-name="ce8" office:value-type="currency" office:currency="EUR" office:value="7134.5">
            <text:p>7.134,50 €</text:p>
          </table:table-cell>
          <table:table-cell table:number-columns-repeated="2" office:value-type="string">
            <text:p>REPOSICIÓN DE UN ROBOT DE CINTA PARA COPIAS DE SEGURIDAD</text:p>
          </table:table-cell>
          <table:table-cell table:number-columns-repeated="1015"/>
        </table:table-row>
        <table:table-row table:style-name="ro1">
          <table:table-cell office:value-type="string">
            <text:p>IC_INF</text:p>
          </table:table-cell>
          <table:table-cell office:value-type="string">
            <text:p>003043/2008/CEH-SGT/INF</text:p>
          </table:table-cell>
          <table:table-cell office:value-type="string">
            <text:p>Obra</text:p>
          </table:table-cell>
          <table:table-cell office:value-type="string">
            <text:p>x</text:p>
          </table:table-cell>
          <table:table-cell office:value-type="string">
            <text:p>CEH-SGT</text:p>
          </table:table-cell>
          <table:table-cell office:value-type="string">
            <text:p>2008</text:p>
          </table:table-cell>
          <table:table-cell table:style-name="ce8" office:value-type="currency" office:currency="EUR" office:value="1664">
            <text:p>1.664,00 €</text:p>
          </table:table-cell>
          <table:table-cell table:number-columns-repeated="2" office:value-type="string">
            <text:p>ADQUISICIÓN DE LOS DERECHOS DE ACTUALIZACIÓN DEL RADIOENLACE ENTRE TORRE TRIANA Y COLISEO</text:p>
          </table:table-cell>
          <table:table-cell table:style-name="Default" table:number-columns-repeated="1015"/>
        </table:table-row>
        <table:table-row table:style-name="ro1">
          <table:table-cell office:value-type="string">
            <text:p>IC_INF</text:p>
          </table:table-cell>
          <table:table-cell office:value-type="string">
            <text:p>000070/2009/CEM/INF</text:p>
          </table:table-cell>
          <table:table-cell office:value-type="string">
            <text:p>Obra</text:p>
          </table:table-cell>
          <table:table-cell/>
          <table:table-cell office:value-type="string">
            <text:p>CEM</text:p>
          </table:table-cell>
          <table:table-cell office:value-type="string">
            <text:p>2009</text:p>
          </table:table-cell>
          <table:table-cell table:style-name="ce8" office:value-type="currency" office:currency="EUR" office:value="3000">
            <text:p>3.000,00 €</text:p>
          </table:table-cell>
          <table:table-cell office:value-type="string">
            <text:p>AMPLIACIÓN DEL CABLEADO ESTRUCTURADO EN EL CENTRO DE PREVENCIÓN DE RIESGOS LABORALES, DEPENDIENTE DE LA DELEGACIÓN PROVINCIAL DE EMPLEO SITA EN Pg. Chinales, Parc. 26, 14014 Córdoba</text:p>
          </table:table-cell>
          <table:table-cell table:number-columns-repeated="1016"/>
        </table:table-row>
        <table:table-row table:style-name="ro1">
          <table:table-cell office:value-type="string">
            <text:p>IC_INF</text:p>
          </table:table-cell>
          <table:table-cell office:value-type="string">
            <text:p>000094/2009/CAP/INF</text:p>
          </table:table-cell>
          <table:table-cell office:value-type="string">
            <text:p>Obra</text:p>
          </table:table-cell>
          <table:table-cell/>
          <table:table-cell office:value-type="string">
            <text:p>CAP</text:p>
          </table:table-cell>
          <table:table-cell office:value-type="string">
            <text:p>2009</text:p>
          </table:table-cell>
          <table:table-cell table:style-name="ce8" office:value-type="currency" office:currency="EUR" office:value="5805.66">
            <text:p>5.805,66 €</text:p>
          </table:table-cell>
          <table:table-cell table:number-columns-repeated="2" office:value-type="string">
            <text:p>INSTALACIÓN DE LA INFRAESTRUCTURA DE DATOS Y ELECTRICIDAD NECESARIA PARA EL SISTEMA DE PROCESAMIENTO EN BLADE DEL CPD DE LOS SERVICIOS CENTRALES DE LA CONSEJERÍA DE AGRICULTURA Y PESCA</text:p>
          </table:table-cell>
          <table:table-cell table:number-columns-repeated="1015"/>
        </table:table-row>
        <table:table-row table:style-name="ro1">
          <table:table-cell office:value-type="string">
            <text:p>IC_INF</text:p>
          </table:table-cell>
          <table:table-cell office:value-type="string">
            <text:p>000095/2009/CAP/INF</text:p>
          </table:table-cell>
          <table:table-cell office:value-type="string">
            <text:p>Obra</text:p>
          </table:table-cell>
          <table:table-cell/>
          <table:table-cell office:value-type="string">
            <text:p>CAP</text:p>
          </table:table-cell>
          <table:table-cell office:value-type="string">
            <text:p>2009</text:p>
          </table:table-cell>
          <table:table-cell table:style-name="ce8" office:value-type="currency" office:currency="EUR" office:value="20800">
            <text:p>20.800,00 €</text:p>
          </table:table-cell>
          <table:table-cell table:number-columns-repeated="2" office:value-type="string">
            <text:p>SUSTITUCIÓN DEL TABIQUE DE SECTORIZACIÓN EXTERNA DEL CPD DE LOS SERVICIOS CENTRALES DE LA CONSEJERÍA DE AGRICULTURA Y PESCA</text:p>
          </table:table-cell>
          <table:table-cell table:number-columns-repeated="1015"/>
        </table:table-row>
        <table:table-row table:style-name="ro1">
          <table:table-cell office:value-type="string">
            <text:p>IC_INF</text:p>
          </table:table-cell>
          <table:table-cell office:value-type="string">
            <text:p>000231/2009/CAP/INF</text:p>
          </table:table-cell>
          <table:table-cell office:value-type="string">
            <text:p>Obra</text:p>
          </table:table-cell>
          <table:table-cell/>
          <table:table-cell office:value-type="string">
            <text:p>CAP</text:p>
          </table:table-cell>
          <table:table-cell office:value-type="string">
            <text:p>2009</text:p>
          </table:table-cell>
          <table:table-cell table:style-name="ce8" office:value-type="currency" office:currency="EUR" office:value="4608">
            <text:p>4.608,00 €</text:p>
          </table:table-cell>
          <table:table-cell table:number-columns-repeated="2" office:value-type="string">
            <text:p>REORGANIZACIÓN DEL CABLEADO ENTRANTE A TRAVÉS DE FALSO TECHO Y SUELO AL CPD DE LOS SERVICIOS CENTRALES DE LA CONSEJERÍA DE AGRICULTURA Y PESCA</text:p>
          </table:table-cell>
          <table:table-cell table:number-columns-repeated="1015"/>
        </table:table-row>
        <table:table-row table:style-name="ro1">
          <table:table-cell office:value-type="string">
            <text:p>IC_INF</text:p>
          </table:table-cell>
          <table:table-cell office:value-type="string">
            <text:p>000452/2009/CVOT/INF</text:p>
          </table:table-cell>
          <table:table-cell table:style-name="ce7" office:value-type="string">
            <text:p>Servicio</text:p>
          </table:table-cell>
          <table:table-cell/>
          <table:table-cell office:value-type="string">
            <text:p>CVOT</text:p>
          </table:table-cell>
          <table:table-cell office:value-type="string">
            <text:p>2009</text:p>
          </table:table-cell>
          <table:table-cell table:style-name="ce8" office:value-type="currency" office:currency="EUR" office:value="60000">
            <text:p>60.000,00 €</text:p>
          </table:table-cell>
          <table:table-cell office:value-type="string">
            <text:p>DESARROLLO DE LA PLATAFORMA DE DISTRIBUCIÓN DE BASES CARTOGRÁFICAS PARA DISPOSITIVOS MÓVILES</text:p>
          </table:table-cell>
          <table:table-cell table:number-columns-repeated="1016"/>
        </table:table-row>
        <table:table-row table:style-name="ro1">
          <table:table-cell office:value-type="string">
            <text:p>IC_INF</text:p>
          </table:table-cell>
          <table:table-cell office:value-type="string">
            <text:p>000455/2009/CCUL/INF</text:p>
          </table:table-cell>
          <table:table-cell office:value-type="string">
            <text:p>Obra</text:p>
          </table:table-cell>
          <table:table-cell/>
          <table:table-cell office:value-type="string">
            <text:p>CCUL</text:p>
          </table:table-cell>
          <table:table-cell office:value-type="string">
            <text:p>2009</text:p>
          </table:table-cell>
          <table:table-cell table:style-name="ce8" office:value-type="currency" office:currency="EUR" office:value="57979.92">
            <text:p>57.979,92 €</text:p>
          </table:table-cell>
          <table:table-cell office:value-type="string">
            <text:p>SANEAMIEMTO Y AMPLIACIÓN DEL CABLEADO DE DATOS Y DE LA INSTALACION ELÉCTRICA DE LA BIBLIOTECA DE ANDALUCÍA Y BIBLIOTECA PÚBLICA PROVINCIAL DE GRANADA <text:s/></text:p>
          </table:table-cell>
          <table:table-cell table:number-columns-repeated="1016"/>
        </table:table-row>
        <table:table-row table:style-name="ro1">
          <table:table-cell office:value-type="string">
            <text:p>IC_INF</text:p>
          </table:table-cell>
          <table:table-cell office:value-type="string">
            <text:p>000756/2009/CJAP-SGJ-IS/INF</text:p>
          </table:table-cell>
          <table:table-cell table:style-name="ce7" office:value-type="string">
            <text:p>Suministro</text:p>
          </table:table-cell>
          <table:table-cell office:value-type="string">
            <text:p>x</text:p>
          </table:table-cell>
          <table:table-cell office:value-type="string">
            <text:p>CJAP-SGJ-IS</text:p>
          </table:table-cell>
          <table:table-cell office:value-type="string">
            <text:p>2009</text:p>
          </table:table-cell>
          <table:table-cell table:style-name="ce8" office:value-type="currency" office:currency="EUR" office:value="14883.08">
            <text:p>14.883,08 €</text:p>
          </table:table-cell>
          <table:table-cell table:number-columns-repeated="2" office:value-type="string">
            <text:p>ADQUISICIÓN Y RENOVACIÓN DE LICENCIAS DE ACCESO CLIENTE A SERVIDOR DE CORREO EN LA PROVINCIA DE HUELVA.</text:p>
          </table:table-cell>
          <table:table-cell table:number-columns-repeated="1015"/>
        </table:table-row>
        <table:table-row table:style-name="ro1">
          <table:table-cell office:value-type="string">
            <text:p>IC_INF</text:p>
          </table:table-cell>
          <table:table-cell office:value-type="string">
            <text:p>000985/2009/CCUL/INF</text:p>
          </table:table-cell>
          <table:table-cell office:value-type="string">
            <text:p>Obra</text:p>
          </table:table-cell>
          <table:table-cell/>
          <table:table-cell office:value-type="string">
            <text:p>CCUL</text:p>
          </table:table-cell>
          <table:table-cell office:value-type="string">
            <text:p>2009</text:p>
          </table:table-cell>
          <table:table-cell table:style-name="ce8" office:value-type="currency" office:currency="EUR" office:value="14196.15">
            <text:p>14.196,15 €</text:p>
          </table:table-cell>
          <table:table-cell office:value-type="string">
            <text:p>REFORMA DE LA INSTALACIÓN ELÉCTRICA DE LA BIBLIOTECA DE HUELVA</text:p>
          </table:table-cell>
          <table:table-cell table:number-columns-repeated="1016"/>
        </table:table-row>
        <table:table-row table:style-name="ro1">
          <table:table-cell office:value-type="string">
            <text:p>IC_INF</text:p>
          </table:table-cell>
          <table:table-cell office:value-type="string">
            <text:p>001021/2009/CEM/INF</text:p>
          </table:table-cell>
          <table:table-cell table:style-name="ce7" office:value-type="string">
            <text:p>Servicio</text:p>
          </table:table-cell>
          <table:table-cell/>
          <table:table-cell office:value-type="string">
            <text:p>CEM</text:p>
          </table:table-cell>
          <table:table-cell office:value-type="string">
            <text:p>2009</text:p>
          </table:table-cell>
          <table:table-cell table:style-name="ce8" office:value-type="currency" office:currency="EUR" office:value="20880">
            <text:p>20.880,00 €</text:p>
          </table:table-cell>
          <table:table-cell office:value-type="string">
            <text:p>CONSULTORIA PARA ANALIZAR LA MIGRACIÓN DE LAS INTERFACES DEL SISTEMA DE INTERMEDIACIÓN LABORAL HERMES A SERVICIOS WEB</text:p>
          </table:table-cell>
          <table:table-cell table:number-columns-repeated="1016"/>
        </table:table-row>
        <table:table-row table:style-name="ro1">
          <table:table-cell office:value-type="string">
            <text:p>IC_INF</text:p>
          </table:table-cell>
          <table:table-cell office:value-type="string">
            <text:p>001022/2009/CEM/INF</text:p>
          </table:table-cell>
          <table:table-cell table:style-name="ce7" office:value-type="string">
            <text:p>Servicio</text:p>
          </table:table-cell>
          <table:table-cell/>
          <table:table-cell office:value-type="string">
            <text:p>CEM</text:p>
          </table:table-cell>
          <table:table-cell office:value-type="string">
            <text:p>2009</text:p>
          </table:table-cell>
          <table:table-cell table:style-name="ce8" office:value-type="currency" office:currency="EUR" office:value="20879.99">
            <text:p>20.879,99 €</text:p>
          </table:table-cell>
          <table:table-cell office:value-type="string">
            <text:p>AUDITORIA DE SEGURIDAD DE LA RED PUNTOS DE EMPLEO DEL SERVICIO ANDALUZ DE EMPLEO</text:p>
          </table:table-cell>
          <table:table-cell table:number-columns-repeated="1016"/>
        </table:table-row>
        <table:table-row table:style-name="ro1">
          <table:table-cell office:value-type="string">
            <text:p>IC_INF</text:p>
          </table:table-cell>
          <table:table-cell office:value-type="string">
            <text:p>001075/2009/CAP/INF</text:p>
          </table:table-cell>
          <table:table-cell office:value-type="string">
            <text:p>Obra</text:p>
          </table:table-cell>
          <table:table-cell/>
          <table:table-cell office:value-type="string">
            <text:p>CAP</text:p>
          </table:table-cell>
          <table:table-cell office:value-type="string">
            <text:p>2009</text:p>
          </table:table-cell>
          <table:table-cell table:style-name="ce8" office:value-type="currency" office:currency="EUR" office:value="19850">
            <text:p>19.850,00 €</text:p>
          </table:table-cell>
          <table:table-cell table:number-columns-repeated="2" office:value-type="string">
            <text:p>MEJORA DE LA MAMPARA DEL CENTRO DE PROCESO DE DATOS DE LA CONSEJERÍA DE AGRICULTURA Y PESCA</text:p>
          </table:table-cell>
          <table:table-cell table:number-columns-repeated="1015"/>
        </table:table-row>
        <table:table-row table:style-name="ro1">
          <table:table-cell office:value-type="string">
            <text:p>IC_INF</text:p>
          </table:table-cell>
          <table:table-cell office:value-type="string">
            <text:p>001084/2009/IAJ/INF</text:p>
          </table:table-cell>
          <table:table-cell office:value-type="string">
            <text:p>Obra</text:p>
          </table:table-cell>
          <table:table-cell/>
          <table:table-cell office:value-type="string">
            <text:p>IAJ</text:p>
          </table:table-cell>
          <table:table-cell office:value-type="string">
            <text:p>2009</text:p>
          </table:table-cell>
          <table:table-cell table:style-name="ce8" office:value-type="currency" office:currency="EUR" office:value="189643.21">
            <text:p>189.643,21 €</text:p>
          </table:table-cell>
          <table:table-cell office:value-type="string">
            <text:p>CONTRATACION DE LA REFORMA DE LAS INSTALACIONES DE LA DIRECCION PROVINCIAL DEL INSTITUTO ANDALUZ DE LA JUVENTUD EN GRANADA</text:p>
          </table:table-cell>
          <table:table-cell office:value-type="string">
            <text:p>Desde julio de 2008, se han producido en la Sede de la Dirección Provincial de Granada, calificado como BIC, averías eléctricas que han ocasionado problemas en los equipos informáticos, de aire acondicionado, fax, etc. Se requiere solucion urgente.</text:p>
          </table:table-cell>
          <table:table-cell table:number-columns-repeated="1015"/>
        </table:table-row>
        <table:table-row table:style-name="ro1">
          <table:table-cell office:value-type="string">
            <text:p>IC_INF</text:p>
          </table:table-cell>
          <table:table-cell table:style-name="Default" office:value-type="string">
            <text:p>001105/2009/CSALUD/INF</text:p>
          </table:table-cell>
          <table:table-cell table:style-name="ce7" office:value-type="string">
            <text:p>Servicio</text:p>
          </table:table-cell>
          <table:table-cell table:style-name="Default"/>
          <table:table-cell table:style-name="Default" office:value-type="string">
            <text:p>CSBS</text:p>
          </table:table-cell>
          <table:table-cell table:style-name="Default" office:value-type="string">
            <text:p>2009</text:p>
          </table:table-cell>
          <table:table-cell table:style-name="ce12" office:value-type="currency" office:currency="EUR" office:value="208000">
            <text:p>208.000,00 €</text:p>
          </table:table-cell>
          <table:table-cell table:style-name="Default" office:value-type="string">
            <text:p>Desarrollo e implantación de la Tercera fase del Portal de Estadísticas Sanitarias (PASCUA)</text:p>
          </table:table-cell>
          <table:table-cell table:style-name="Default" office:value-type="string">
            <text:p>Desarrollo e implantación de la Tercera fase del Portal de Estadísticas Sanitarias (PASCUA)</text:p>
          </table:table-cell>
          <table:table-cell table:number-columns-repeated="1015"/>
        </table:table-row>
        <table:table-row table:style-name="ro1">
          <table:table-cell office:value-type="string">
            <text:p>IC_INF</text:p>
          </table:table-cell>
          <table:table-cell table:style-name="Default" office:value-type="string">
            <text:p>001116/2009/CSALUD/INF</text:p>
          </table:table-cell>
          <table:table-cell table:style-name="ce7" office:value-type="string">
            <text:p>Servicio</text:p>
          </table:table-cell>
          <table:table-cell table:style-name="Default"/>
          <table:table-cell table:style-name="Default" office:value-type="string">
            <text:p>CSBS</text:p>
          </table:table-cell>
          <table:table-cell table:style-name="Default" office:value-type="string">
            <text:p>2009</text:p>
          </table:table-cell>
          <table:table-cell table:style-name="ce12" office:value-type="currency" office:currency="EUR" office:value="69599">
            <text:p>69.599,00 €</text:p>
          </table:table-cell>
          <table:table-cell table:style-name="Default" office:value-type="string">
            <text:p>ASISTENCIA TECNICA A LA PUBLICACIÓN DE LAS APLICACIONES WEB DE LA CONSEJERIA DE SALUD</text:p>
          </table:table-cell>
          <table:table-cell table:style-name="Default"/>
          <table:table-cell table:number-columns-repeated="1015"/>
        </table:table-row>
        <table:table-row table:style-name="ro1">
          <table:table-cell office:value-type="string">
            <text:p>IC_INF</text:p>
          </table:table-cell>
          <table:table-cell office:value-type="string">
            <text:p>001168/2009/CCUL/INF</text:p>
          </table:table-cell>
          <table:table-cell office:value-type="string">
            <text:p>Obra</text:p>
          </table:table-cell>
          <table:table-cell/>
          <table:table-cell office:value-type="string">
            <text:p>CCUL</text:p>
          </table:table-cell>
          <table:table-cell office:value-type="string">
            <text:p>2009</text:p>
          </table:table-cell>
          <table:table-cell table:style-name="ce8" office:value-type="currency" office:currency="EUR" office:value="38631.31">
            <text:p>38.631,31 €</text:p>
          </table:table-cell>
          <table:table-cell office:value-type="string">
            <text:p>INSTALACIÓN DE RED DE ÁREA LOCAL EN EL EDIFICIO DEL CORRAL DEL CARBÓN EN GRANADA</text:p>
          </table:table-cell>
          <table:table-cell table:number-columns-repeated="1016"/>
        </table:table-row>
        <table:table-row table:style-name="ro6">
          <table:table-cell office:value-type="string">
            <text:p>IC_INF</text:p>
          </table:table-cell>
          <table:table-cell table:style-name="Default" office:value-type="string">
            <text:p>001255/2009/CICE-SSC/INF</text:p>
          </table:table-cell>
          <table:table-cell table:style-name="ce7" office:value-type="string">
            <text:p>Servicio</text:p>
          </table:table-cell>
          <table:table-cell table:style-name="Default"/>
          <table:table-cell table:style-name="Default" office:value-type="string">
            <text:p>CICE-SSC</text:p>
          </table:table-cell>
          <table:table-cell table:style-name="Default" office:value-type="string">
            <text:p>2009</text:p>
          </table:table-cell>
          <table:table-cell table:style-name="ce12" office:value-type="currency" office:currency="EUR" office:value="360000">
            <text:p>360.000,00 €</text:p>
          </table:table-cell>
          <table:table-cell table:style-name="Default" office:value-type="string">
            <text:p>ENCOMIENDA A LA SOCIEDAD ANDALUZA PARA EL</text:p>
            <text:p>DESARROLLO DE LA SOCIEDAD DE LA INFORMACIÓN S.A.U., DE LOS SERVICIOS DE</text:p>
            <text:p>GESTIÓN Y COORDINACIÓN DE LA OFICINA TE&amp;#262;NICA DE EXPLOTACIÓN DE LOS SISTEMAS</text:p>
            <text:p>TIC HORIZONTALES DE LA JUNTA DE ANDALUCÍA.</text:p>
          </table:table-cell>
          <table:table-cell table:style-name="Default"/>
          <table:table-cell table:number-columns-repeated="1015"/>
        </table:table-row>
        <table:table-row table:style-name="ro7">
          <table:table-cell office:value-type="string">
            <text:p>IC_INF</text:p>
          </table:table-cell>
          <table:table-cell office:value-type="string">
            <text:p>001450/2009/CEM/INF</text:p>
          </table:table-cell>
          <table:table-cell table:style-name="ce7" office:value-type="string">
            <text:p>Suministro</text:p>
          </table:table-cell>
          <table:table-cell/>
          <table:table-cell office:value-type="string">
            <text:p>CEM</text:p>
          </table:table-cell>
          <table:table-cell office:value-type="string">
            <text:p>2009</text:p>
          </table:table-cell>
          <table:table-cell table:style-name="ce8" office:value-type="currency" office:currency="EUR" office:value="1345.6">
            <text:p>1.345,60 €</text:p>
          </table:table-cell>
          <table:table-cell office:value-type="string">
            <text:p>ADQUISICIÓN DE SOFTWARE PARA EL CURSO "APLICACIONES INFORMÁTICAS DE GESTIÓN" (EXP. 14/2009/P/1 14-37) EN EL CFPO DE MONTILLA (CÓRDOBA)</text:p>
          </table:table-cell>
          <table:table-cell office:value-type="string">
            <text:p>ADQUISICIÓN DE SOFTWARE :</text:p>
            <text:p>1 SP Nominaplus Elite 2009 (Versión educacional. Hasta 40 puestos) </text:p>
            <text:p>1 SP Pyme Plus Elite (ContaPlus y FacturaPlus. Versión educacional. Hasta 40 puestos) </text:p>
          </table:table-cell>
          <table:table-cell table:number-columns-repeated="1015"/>
        </table:table-row>
        <table:table-row table:style-name="ro7">
          <table:table-cell office:value-type="string">
            <text:p>IC_INF</text:p>
          </table:table-cell>
          <table:table-cell office:value-type="string">
            <text:p>001567/2009/CMA/INF</text:p>
          </table:table-cell>
          <table:table-cell office:value-type="string">
            <text:p>Obra</text:p>
          </table:table-cell>
          <table:table-cell/>
          <table:table-cell office:value-type="string">
            <text:p>CMAOT</text:p>
          </table:table-cell>
          <table:table-cell office:value-type="string">
            <text:p>2009</text:p>
          </table:table-cell>
          <table:table-cell table:style-name="ce8" office:value-type="currency" office:currency="EUR" office:value="45000">
            <text:p>45.000,00 €</text:p>
          </table:table-cell>
          <table:table-cell office:value-type="string">
            <text:p>OBRA DE ADECUACIÓN DE CABLEADO</text:p>
            <text:p>ESTRUCTURADO DE LAS DEPENDENCIAS DE LA DELEGACIÓN</text:p>
            <text:p>PROVINCIAL DE MEDIO AMBIENTE.</text:p>
          </table:table-cell>
          <table:table-cell/>
          <table:table-cell table:style-name="Default" table:number-columns-repeated="1015"/>
        </table:table-row>
        <table:table-row table:style-name="ro1">
          <table:table-cell office:value-type="string">
            <text:p>IC_INF</text:p>
          </table:table-cell>
          <table:table-cell office:value-type="string">
            <text:p>001612/2009/CEM/INF</text:p>
          </table:table-cell>
          <table:table-cell table:style-name="ce7" office:value-type="string">
            <text:p>Suministro</text:p>
          </table:table-cell>
          <table:table-cell/>
          <table:table-cell office:value-type="string">
            <text:p>CEM</text:p>
          </table:table-cell>
          <table:table-cell office:value-type="string">
            <text:p>2009</text:p>
          </table:table-cell>
          <table:table-cell table:style-name="ce8" office:value-type="currency" office:currency="EUR" office:value="18501">
            <text:p>18.501,00 €</text:p>
          </table:table-cell>
          <table:table-cell table:number-columns-repeated="2" office:value-type="string">
            <text:p>ADQUISICIÓN DE MATERIAL INFORMÁTICO PARA EL CURSO "TÉCNICO/A EN SISTEMAS MICROINFORMÁTICOS (IFCI20)" EN EL CFPO DE LUCENA (CÓRDOBA)</text:p>
          </table:table-cell>
          <table:table-cell table:number-columns-repeated="1015"/>
        </table:table-row>
        <table:table-row table:style-name="ro1">
          <table:table-cell office:value-type="string">
            <text:p>IC_INF</text:p>
          </table:table-cell>
          <table:table-cell office:value-type="string">
            <text:p>001655/2009/CIBS/INF</text:p>
          </table:table-cell>
          <table:table-cell office:value-type="string">
            <text:p>Obra</text:p>
          </table:table-cell>
          <table:table-cell/>
          <table:table-cell office:value-type="string">
            <text:p>CIBS</text:p>
          </table:table-cell>
          <table:table-cell office:value-type="string">
            <text:p>2009</text:p>
          </table:table-cell>
          <table:table-cell table:style-name="ce8" office:value-type="currency" office:currency="EUR" office:value="8128.02">
            <text:p>8.128,02 €</text:p>
          </table:table-cell>
          <table:table-cell office:value-type="string">
            <text:p>Expediente de obra para la ampliación de Infraestructura de cableado del centro de proceso de datos de los Servicios Centrales de la Consejería para la Igualdad y Bienestar Social.</text:p>
          </table:table-cell>
          <table:table-cell table:number-columns-repeated="1016"/>
        </table:table-row>
        <table:table-row table:style-name="ro1">
          <table:table-cell office:value-type="string">
            <text:p>IC_INF</text:p>
          </table:table-cell>
          <table:table-cell office:value-type="string">
            <text:p>002290/2009/CMA/INF</text:p>
          </table:table-cell>
          <table:table-cell table:style-name="ce7" office:value-type="string">
            <text:p>Servicio</text:p>
          </table:table-cell>
          <table:table-cell/>
          <table:table-cell office:value-type="string">
            <text:p>CMAOT</text:p>
          </table:table-cell>
          <table:table-cell office:value-type="string">
            <text:p>2009</text:p>
          </table:table-cell>
          <table:table-cell table:style-name="ce8" office:value-type="currency" office:currency="EUR" office:value="20868.4">
            <text:p>20.868,40 €</text:p>
          </table:table-cell>
          <table:table-cell office:value-type="string">
            <text:p>ASISTENCIA PROCESO REVISION Y ACTUALIZACIÓN DE CARTOGRAFÍA EN EL REPOSITORIO UNICO DE LA REDIAM</text:p>
          </table:table-cell>
          <table:table-cell/>
          <table:table-cell table:style-name="Default" table:number-columns-repeated="1015"/>
        </table:table-row>
        <table:table-row table:style-name="ro1">
          <table:table-cell office:value-type="string">
            <text:p>IC_INF</text:p>
          </table:table-cell>
          <table:table-cell office:value-type="string">
            <text:p>002450/2009/CGOB/INF</text:p>
          </table:table-cell>
          <table:table-cell table:style-name="ce7" office:value-type="string">
            <text:p>Suministro</text:p>
          </table:table-cell>
          <table:table-cell/>
          <table:table-cell office:value-type="string">
            <text:p>CGOB</text:p>
          </table:table-cell>
          <table:table-cell office:value-type="string">
            <text:p>2009</text:p>
          </table:table-cell>
          <table:table-cell table:style-name="ce8" office:value-type="currency" office:currency="EUR" office:value="5500">
            <text:p>5.500,00 €</text:p>
          </table:table-cell>
          <table:table-cell office:value-type="string">
            <text:p>Servidor para la Delegación del Gobierno de Cadiz</text:p>
          </table:table-cell>
          <table:table-cell office:value-type="string">
            <text:p>Servidor para la Delegación del Gobierno de Cadiz</text:p>
          </table:table-cell>
          <table:table-cell table:number-columns-repeated="1015"/>
        </table:table-row>
        <table:table-row table:style-name="ro1">
          <table:table-cell office:value-type="string">
            <text:p>IC_INF</text:p>
          </table:table-cell>
          <table:table-cell office:value-type="string">
            <text:p>002530/2009/CICE-SGT-INF/INF</text:p>
          </table:table-cell>
          <table:table-cell table:style-name="ce7" office:value-type="string">
            <text:p>Suministro</text:p>
          </table:table-cell>
          <table:table-cell/>
          <table:table-cell office:value-type="string">
            <text:p>CICE-SGT-INF</text:p>
          </table:table-cell>
          <table:table-cell office:value-type="string">
            <text:p>2009</text:p>
          </table:table-cell>
          <table:table-cell table:style-name="ce8" office:value-type="currency" office:currency="EUR" office:value="16820">
            <text:p>16.820,00 €</text:p>
          </table:table-cell>
          <table:table-cell office:value-type="string">
            <text:p>Suministro tarjeta supervisora 10 puertos Gbit Etehernet y una licencia para conmutador CICA</text:p>
          </table:table-cell>
          <table:table-cell office:value-type="string">
            <text:p>Suministro tarjeta supervisora 10 puertos Gbit Etehernet y una licencia para conmutador CICA</text:p>
          </table:table-cell>
          <table:table-cell table:number-columns-repeated="1015"/>
        </table:table-row>
        <table:table-row table:style-name="ro1">
          <table:table-cell office:value-type="string">
            <text:p>IC_INF</text:p>
          </table:table-cell>
          <table:table-cell office:value-type="string">
            <text:p>002561/2009/SAS/INF</text:p>
          </table:table-cell>
          <table:table-cell table:style-name="ce7" office:value-type="string">
            <text:p>Suministro</text:p>
          </table:table-cell>
          <table:table-cell/>
          <table:table-cell office:value-type="string">
            <text:p>SAS</text:p>
          </table:table-cell>
          <table:table-cell office:value-type="string">
            <text:p>2009</text:p>
          </table:table-cell>
          <table:table-cell table:style-name="ce8" office:value-type="currency" office:currency="EUR" office:value="17838.83">
            <text:p>17.838,83 €</text:p>
          </table:table-cell>
          <table:table-cell table:number-columns-repeated="2" office:value-type="string">
            <text:p>Adquisición de 1 controladora y 1 tarjeta de conexión para el sistema de información de Análisis Clínicos y Laboratorio para el Área de Gestión Sanitaria Norte de Málaga.</text:p>
          </table:table-cell>
          <table:table-cell table:number-columns-repeated="1015"/>
        </table:table-row>
        <table:table-row table:style-name="ro1">
          <table:table-cell office:value-type="string">
            <text:p>IC_INF</text:p>
          </table:table-cell>
          <table:table-cell office:value-type="string">
            <text:p>002606/2009/CMA/INF</text:p>
          </table:table-cell>
          <table:table-cell table:style-name="ce7" office:value-type="string">
            <text:p>Servicio</text:p>
          </table:table-cell>
          <table:table-cell/>
          <table:table-cell office:value-type="string">
            <text:p>CMAOT</text:p>
          </table:table-cell>
          <table:table-cell office:value-type="string">
            <text:p>2009</text:p>
          </table:table-cell>
          <table:table-cell table:style-name="ce8" office:value-type="currency" office:currency="EUR" office:value="20822">
            <text:p>20.822,00 €</text:p>
          </table:table-cell>
          <table:table-cell office:value-type="string">
            <text:p>APLICACIÓN INFORMÁTICA DE LA RED ANDALUZA DE CENTROS DE RECUPERACIÓN DE ESPECIES AMENAZADAS </text:p>
          </table:table-cell>
          <table:table-cell table:number-columns-repeated="1016"/>
        </table:table-row>
        <table:table-row table:style-name="ro1">
          <table:table-cell office:value-type="string">
            <text:p>IC_INF</text:p>
          </table:table-cell>
          <table:table-cell office:value-type="string">
            <text:p>000144/2010/IAJ/INF</text:p>
          </table:table-cell>
          <table:table-cell office:value-type="string">
            <text:p>Obra</text:p>
          </table:table-cell>
          <table:table-cell/>
          <table:table-cell office:value-type="string">
            <text:p>IAJ</text:p>
          </table:table-cell>
          <table:table-cell office:value-type="string">
            <text:p>2010</text:p>
          </table:table-cell>
          <table:table-cell table:style-name="ce8" office:value-type="currency" office:currency="EUR" office:value="189643.21">
            <text:p>189.643,21 €</text:p>
          </table:table-cell>
          <table:table-cell office:value-type="string">
            <text:p>CONTRATACION DE LA REFORMA DE LAS INSTALACIONES DE LA DIRECCION PROVINCIAL DEL INSTITUTO ANDALUZ DE LA JUVENTUD EN GRANADA</text:p>
          </table:table-cell>
          <table:table-cell table:number-columns-repeated="1016"/>
        </table:table-row>
        <table:table-row table:style-name="ro1">
          <table:table-cell office:value-type="string">
            <text:p>IC_INF</text:p>
          </table:table-cell>
          <table:table-cell office:value-type="string">
            <text:p>000319/2010/CGOB/INF</text:p>
          </table:table-cell>
          <table:table-cell table:style-name="ce7" office:value-type="string">
            <text:p>Suministro</text:p>
          </table:table-cell>
          <table:table-cell/>
          <table:table-cell office:value-type="string">
            <text:p>CGOB</text:p>
          </table:table-cell>
          <table:table-cell office:value-type="string">
            <text:p>2010</text:p>
          </table:table-cell>
          <table:table-cell table:style-name="ce8" office:value-type="currency" office:currency="EUR" office:value="6000">
            <text:p>6.000,00 €</text:p>
          </table:table-cell>
          <table:table-cell table:number-columns-repeated="2" office:value-type="string">
            <text:p>Suministro de un servidor para la Delegación del Gobierno de Huelva</text:p>
          </table:table-cell>
          <table:table-cell table:number-columns-repeated="1015"/>
        </table:table-row>
        <table:table-row table:style-name="ro1">
          <table:table-cell office:value-type="string">
            <text:p>IC_INF</text:p>
          </table:table-cell>
          <table:table-cell office:value-type="string">
            <text:p>000358/2010/CCUL/INF</text:p>
          </table:table-cell>
          <table:table-cell office:value-type="string">
            <text:p>Obra</text:p>
          </table:table-cell>
          <table:table-cell office:value-type="string">
            <text:p>x</text:p>
          </table:table-cell>
          <table:table-cell office:value-type="string">
            <text:p>CCUL</text:p>
          </table:table-cell>
          <table:table-cell office:value-type="string">
            <text:p>2010</text:p>
          </table:table-cell>
          <table:table-cell table:style-name="ce8" office:value-type="currency" office:currency="EUR" office:value="9318.92">
            <text:p>9.318,92 €</text:p>
          </table:table-cell>
          <table:table-cell office:value-type="string">
            <text:p>RENOVACIÓN DEL SERVICIO DE SOPORTE ANUAL Y LICENCIAS DEL PRODUCTO SMART DEFENSE</text:p>
          </table:table-cell>
          <table:table-cell table:number-columns-repeated="1016"/>
        </table:table-row>
        <table:table-row table:style-name="ro1">
          <table:table-cell office:value-type="string">
            <text:p>IC_INF</text:p>
          </table:table-cell>
          <table:table-cell office:value-type="string">
            <text:p>000381/2010/CIBS/INF</text:p>
          </table:table-cell>
          <table:table-cell table:style-name="ce7" office:value-type="string">
            <text:p>Servicio</text:p>
          </table:table-cell>
          <table:table-cell/>
          <table:table-cell office:value-type="string">
            <text:p>CIBS</text:p>
          </table:table-cell>
          <table:table-cell office:value-type="string">
            <text:p>2010</text:p>
          </table:table-cell>
          <table:table-cell table:style-name="ce8" office:value-type="currency" office:currency="EUR" office:value="69598">
            <text:p>69.598,00 €</text:p>
          </table:table-cell>
          <table:table-cell office:value-type="string">
            <text:p>EL DESARROLLO EVOLUTIVO DE LA APLICACIÓN PUNTO DE COORDINACIÓN PARA LA MEJORA EN LA GESTIÓN DE ERRORES Y DEL MÓDULO DE SEGUIMIENTOS</text:p>
          </table:table-cell>
          <table:table-cell table:number-columns-repeated="1016"/>
        </table:table-row>
        <table:table-row table:style-name="ro1">
          <table:table-cell office:value-type="string">
            <text:p>IC_INF</text:p>
          </table:table-cell>
          <table:table-cell office:value-type="string">
            <text:p>000541/2010/CED/INF</text:p>
          </table:table-cell>
          <table:table-cell table:style-name="ce7" office:value-type="string">
            <text:p>Suministro</text:p>
          </table:table-cell>
          <table:table-cell/>
          <table:table-cell office:value-type="string">
            <text:p>CED</text:p>
          </table:table-cell>
          <table:table-cell office:value-type="string">
            <text:p>2010</text:p>
          </table:table-cell>
          <table:table-cell table:style-name="ce8" office:value-type="currency" office:currency="EUR" office:value="60500.21">
            <text:p>60.500,21 €</text:p>
          </table:table-cell>
          <table:table-cell office:value-type="string">
            <text:p>Un suministro de 2 enrutadores y 18 conmutadores para la mejora de los troncales de las redes de servidores en el CPD de los servicios centrales de la Consejería de Educación</text:p>
          </table:table-cell>
          <table:table-cell office:value-type="string">
            <text:p>Un suministro de 2 enrutadores y 18 conmutadores para la mejora de los troncales de las redes de servidores en el CPD de los servicios centrales de la Consejería de Educación</text:p>
          </table:table-cell>
          <table:table-cell table:number-columns-repeated="1015"/>
        </table:table-row>
        <table:table-row table:style-name="ro1">
          <table:table-cell office:value-type="string">
            <text:p>IC_INF</text:p>
          </table:table-cell>
          <table:table-cell office:value-type="string">
            <text:p>000631/2010/CAP/INF</text:p>
          </table:table-cell>
          <table:table-cell office:value-type="string">
            <text:p>Obra</text:p>
          </table:table-cell>
          <table:table-cell/>
          <table:table-cell office:value-type="string">
            <text:p>CAP</text:p>
          </table:table-cell>
          <table:table-cell office:value-type="string">
            <text:p>2010</text:p>
          </table:table-cell>
          <table:table-cell table:style-name="ce8" office:value-type="currency" office:currency="EUR" office:value="17093">
            <text:p>17.093,00 €</text:p>
          </table:table-cell>
          <table:table-cell table:number-columns-repeated="2" office:value-type="string">
            <text:p>SUSTITUCIÓN DEL TABIQUE DE SECTORIZACIÓN EXTERNA DEL CPD DE LA DELEGACIÓN PROVINCIAL DE MÁLAGA DE LA CONSEJERÍA DE AGRICULTURA Y PESCA</text:p>
          </table:table-cell>
          <table:table-cell table:number-columns-repeated="1015"/>
        </table:table-row>
        <table:table-row table:style-name="ro1">
          <table:table-cell office:value-type="string">
            <text:p>IC_INF</text:p>
          </table:table-cell>
          <table:table-cell office:value-type="string">
            <text:p>000668/2010/SADESI/INF</text:p>
          </table:table-cell>
          <table:table-cell office:value-type="string">
            <text:p>Obra</text:p>
          </table:table-cell>
          <table:table-cell/>
          <table:table-cell office:value-type="string">
            <text:p>SADESI</text:p>
          </table:table-cell>
          <table:table-cell office:value-type="string">
            <text:p>2010</text:p>
          </table:table-cell>
          <table:table-cell table:style-name="ce8" office:value-type="currency" office:currency="EUR" office:value="114430">
            <text:p>114.430,00 €</text:p>
          </table:table-cell>
          <table:table-cell office:value-type="string">
            <text:p>[Mejoras de Climatizacion del CPD de SADESI.</text:p>
          </table:table-cell>
          <table:table-cell office:value-type="string">
            <text:p>Permitir adaptar las condiciones climaticas a las nuevas tecnologias del CPD.</text:p>
          </table:table-cell>
          <table:table-cell table:number-columns-repeated="1015"/>
        </table:table-row>
        <table:table-row table:style-name="ro1">
          <table:table-cell office:value-type="string">
            <text:p>IC_INF</text:p>
          </table:table-cell>
          <table:table-cell office:value-type="string">
            <text:p>000882/2010/CEM/INF</text:p>
          </table:table-cell>
          <table:table-cell office:value-type="string">
            <text:p>Obra</text:p>
          </table:table-cell>
          <table:table-cell/>
          <table:table-cell office:value-type="string">
            <text:p>CEM</text:p>
          </table:table-cell>
          <table:table-cell office:value-type="string">
            <text:p>2010</text:p>
          </table:table-cell>
          <table:table-cell table:style-name="ce8" office:value-type="currency" office:currency="EUR" office:value="5000">
            <text:p>5.000,00 €</text:p>
          </table:table-cell>
          <table:table-cell office:value-type="string">
            <text:p>INSTALACIÓN NUEVA DE CABLEADO ESTRUCTURADO EN AULA DE FORMACIÓN EN LA DELEGACIÓN PROVINCIAL DE EMPLEO EN HUELVA</text:p>
          </table:table-cell>
          <table:table-cell table:number-columns-repeated="1016"/>
        </table:table-row>
        <table:table-row table:style-name="ro1">
          <table:table-cell office:value-type="string">
            <text:p>IC_INF</text:p>
          </table:table-cell>
          <table:table-cell office:value-type="string">
            <text:p>001034/2010/CEIC-IEA/INF</text:p>
          </table:table-cell>
          <table:table-cell table:style-name="ce7" office:value-type="string">
            <text:p>Servicio</text:p>
          </table:table-cell>
          <table:table-cell/>
          <table:table-cell office:value-type="string">
            <text:p>CEIC-IECA</text:p>
          </table:table-cell>
          <table:table-cell office:value-type="string">
            <text:p>2010</text:p>
          </table:table-cell>
          <table:table-cell table:style-name="ce8" office:value-type="currency" office:currency="EUR" office:value="70735.93">
            <text:p>70.735,93 €</text:p>
          </table:table-cell>
          <table:table-cell office:value-type="string">
            <text:p>Callejero Digital Unico</text:p>
          </table:table-cell>
          <table:table-cell table:number-columns-repeated="1016"/>
        </table:table-row>
        <table:table-row table:style-name="ro1">
          <table:table-cell office:value-type="string">
            <text:p>IC_INF</text:p>
          </table:table-cell>
          <table:table-cell office:value-type="string">
            <text:p>001299/2010/CEM/INF</text:p>
          </table:table-cell>
          <table:table-cell office:value-type="string">
            <text:p>Obra</text:p>
          </table:table-cell>
          <table:table-cell/>
          <table:table-cell office:value-type="string">
            <text:p>CEM</text:p>
          </table:table-cell>
          <table:table-cell office:value-type="string">
            <text:p>2010</text:p>
          </table:table-cell>
          <table:table-cell table:style-name="ce8" office:value-type="currency" office:currency="EUR" office:value="5000">
            <text:p>5.000,00 €</text:p>
          </table:table-cell>
          <table:table-cell office:value-type="string">
            <text:p>ADECUACION DE CABLEADO REPARTIDOR DE TELEFONIA DIGITAL PARA OFICINAS SAE DE LA DIRECCION PROVINCIAL DEL SERVICIO ANDALUZ DE EMPLEO EN HUELVA</text:p>
          </table:table-cell>
          <table:table-cell table:number-columns-repeated="1016"/>
        </table:table-row>
        <table:table-row table:style-name="ro1">
          <table:table-cell office:value-type="string">
            <text:p>IC_INF</text:p>
          </table:table-cell>
          <table:table-cell office:value-type="string">
            <text:p>001372/2010/CEM/INF</text:p>
          </table:table-cell>
          <table:table-cell table:style-name="ce7" office:value-type="string">
            <text:p>Servicio</text:p>
          </table:table-cell>
          <table:table-cell/>
          <table:table-cell office:value-type="string">
            <text:p>CEM</text:p>
          </table:table-cell>
          <table:table-cell office:value-type="string">
            <text:p>2010</text:p>
          </table:table-cell>
          <table:table-cell table:style-name="ce8" office:value-type="currency" office:currency="EUR" office:value="69997.4">
            <text:p>69.997,40 €</text:p>
          </table:table-cell>
          <table:table-cell office:value-type="string">
            <text:p>DESARROLLO SOFTWARE DEL MODULO DE SOLICITUDES DE PARTICIPANTES Y COMISIONES MIXTAS EN APLICACION FORCAN</text:p>
          </table:table-cell>
          <table:table-cell table:number-columns-repeated="1016"/>
        </table:table-row>
        <table:table-row table:style-name="ro1">
          <table:table-cell office:value-type="string">
            <text:p>IC_INF</text:p>
          </table:table-cell>
          <table:table-cell office:value-type="string">
            <text:p>001394/2010/IAM/INF</text:p>
          </table:table-cell>
          <table:table-cell table:style-name="ce7" office:value-type="string">
            <text:p>Suministro</text:p>
          </table:table-cell>
          <table:table-cell/>
          <table:table-cell office:value-type="string">
            <text:p>IAM</text:p>
          </table:table-cell>
          <table:table-cell office:value-type="string">
            <text:p>2010</text:p>
          </table:table-cell>
          <table:table-cell table:style-name="ce8" office:value-type="currency" office:currency="EUR" office:value="15000">
            <text:p>15.000,00 €</text:p>
          </table:table-cell>
          <table:table-cell table:number-columns-repeated="2" office:value-type="string">
            <text:p>ADQUISICIÓN DE SAI PARA LOS 8 CENTROS PROVINCIALES</text:p>
          </table:table-cell>
          <table:table-cell table:style-name="Default" table:number-columns-repeated="1015"/>
        </table:table-row>
        <table:table-row table:style-name="ro1">
          <table:table-cell office:value-type="string">
            <text:p>IC_INF</text:p>
          </table:table-cell>
          <table:table-cell office:value-type="string">
            <text:p>001418/2010/IAM/INF</text:p>
          </table:table-cell>
          <table:table-cell table:style-name="ce7" office:value-type="string">
            <text:p>Suministro</text:p>
          </table:table-cell>
          <table:table-cell/>
          <table:table-cell office:value-type="string">
            <text:p>IAM</text:p>
          </table:table-cell>
          <table:table-cell office:value-type="string">
            <text:p>2010</text:p>
          </table:table-cell>
          <table:table-cell table:style-name="ce8" office:value-type="currency" office:currency="EUR" office:value="9000">
            <text:p>9.000,00 €</text:p>
          </table:table-cell>
          <table:table-cell office:value-type="string">
            <text:p>Adquisición Licencias Software de Backup</text:p>
          </table:table-cell>
          <table:table-cell office:value-type="string">
            <text:p>Adquisición Licencias Software de Backup</text:p>
          </table:table-cell>
          <table:table-cell table:style-name="Default" table:number-columns-repeated="1015"/>
        </table:table-row>
        <table:table-row table:style-name="ro1">
          <table:table-cell office:value-type="string">
            <text:p>IC_INF</text:p>
          </table:table-cell>
          <table:table-cell table:style-name="Default" office:value-type="string">
            <text:p>001541/2010/CEM/INF</text:p>
          </table:table-cell>
          <table:table-cell table:style-name="ce7" office:value-type="string">
            <text:p>Servicio</text:p>
          </table:table-cell>
          <table:table-cell table:style-name="Default"/>
          <table:table-cell table:style-name="Default" office:value-type="string">
            <text:p>CEM</text:p>
          </table:table-cell>
          <table:table-cell table:style-name="Default" office:value-type="string">
            <text:p>2010</text:p>
          </table:table-cell>
          <table:table-cell table:style-name="ce12" office:value-type="currency" office:currency="EUR" office:value="16000">
            <text:p>16.000,00 €</text:p>
          </table:table-cell>
          <table:table-cell table:style-name="Default" office:value-type="string">
            <text:p>S.I. TARJETAS M@RESCARD</text:p>
          </table:table-cell>
          <table:table-cell table:style-name="Default" table:number-columns-repeated="1016"/>
        </table:table-row>
        <table:table-row table:style-name="ro1">
          <table:table-cell office:value-type="string">
            <text:p>IC_INF</text:p>
          </table:table-cell>
          <table:table-cell office:value-type="string">
            <text:p>001579/2010/CEM/INF</text:p>
          </table:table-cell>
          <table:table-cell office:value-type="string">
            <text:p>Obra</text:p>
          </table:table-cell>
          <table:table-cell/>
          <table:table-cell office:value-type="string">
            <text:p>CEM</text:p>
          </table:table-cell>
          <table:table-cell office:value-type="string">
            <text:p>2010</text:p>
          </table:table-cell>
          <table:table-cell table:style-name="ce8" office:value-type="currency" office:currency="EUR" office:value="26000">
            <text:p>26.000,00 €</text:p>
          </table:table-cell>
          <table:table-cell table:number-columns-repeated="2" office:value-type="string">
            <text:p>INSTALACION CABLEADO ESTRUCTURADO EN OFICINA SAE CASTRO DEL RIO (CORDOBA)</text:p>
          </table:table-cell>
          <table:table-cell table:number-columns-repeated="1015"/>
        </table:table-row>
        <table:table-row table:style-name="ro1">
          <table:table-cell office:value-type="string">
            <text:p>IC_INF</text:p>
          </table:table-cell>
          <table:table-cell office:value-type="string">
            <text:p>001580/2010/CEM/INF</text:p>
          </table:table-cell>
          <table:table-cell office:value-type="string">
            <text:p>Obra</text:p>
          </table:table-cell>
          <table:table-cell/>
          <table:table-cell office:value-type="string">
            <text:p>CEM</text:p>
          </table:table-cell>
          <table:table-cell office:value-type="string">
            <text:p>2010</text:p>
          </table:table-cell>
          <table:table-cell table:style-name="ce8" office:value-type="currency" office:currency="EUR" office:value="23000">
            <text:p>23.000,00 €</text:p>
          </table:table-cell>
          <table:table-cell table:number-columns-repeated="2" office:value-type="string">
            <text:p>INSTALACION CABLEADO ESTRUCTURADO EN OFICINA SAE BUJALANCE (CORDOBA)</text:p>
          </table:table-cell>
          <table:table-cell table:style-name="Default" table:number-columns-repeated="1015"/>
        </table:table-row>
        <table:table-row table:style-name="ro1">
          <table:table-cell office:value-type="string">
            <text:p>IC_INF</text:p>
          </table:table-cell>
          <table:table-cell office:value-type="string">
            <text:p>001715/2010/CEM/INF</text:p>
          </table:table-cell>
          <table:table-cell table:style-name="ce7" office:value-type="string">
            <text:p>Suministro</text:p>
          </table:table-cell>
          <table:table-cell/>
          <table:table-cell office:value-type="string">
            <text:p>CEM</text:p>
          </table:table-cell>
          <table:table-cell office:value-type="string">
            <text:p>2010</text:p>
          </table:table-cell>
          <table:table-cell table:style-name="ce8" office:value-type="currency" office:currency="EUR" office:value="5952.01">
            <text:p>5.952,01 €</text:p>
          </table:table-cell>
          <table:table-cell office:value-type="string">
            <text:p>SUMINISTRO DE LICENCIA DE MANTENIMIENTO DE LA HERRAMIENTA BI (¿Business Intelligence¿) MICROSTRATEGY PARA SOPORTE DEL SISTEMA DE PROSPECCIÓN PERMANENTE EL MERCADO DE TRABAJO ANDALUZ (OBSERVATORIO ARGOS) DEL SERVICIO ANDALUZ DE EMPLEO</text:p>
          </table:table-cell>
          <table:table-cell table:number-columns-repeated="1016"/>
        </table:table-row>
        <table:table-row table:style-name="ro1">
          <table:table-cell office:value-type="string">
            <text:p>IC_INF</text:p>
          </table:table-cell>
          <table:table-cell office:value-type="string">
            <text:p>001759/2010/CEIC-SGT/INF</text:p>
          </table:table-cell>
          <table:table-cell table:style-name="ce7" office:value-type="string">
            <text:p>Servicio</text:p>
          </table:table-cell>
          <table:table-cell/>
          <table:table-cell office:value-type="string">
            <text:p>CEICE-SGT</text:p>
          </table:table-cell>
          <table:table-cell office:value-type="string">
            <text:p>2010</text:p>
          </table:table-cell>
          <table:table-cell table:style-name="ce8" office:value-type="currency" office:currency="EUR" office:value="1100000">
            <text:p>1.100.000,00 €</text:p>
          </table:table-cell>
          <table:table-cell office:value-type="string">
            <text:p>SICA2: Sistema de Información Científica de Andalucía</text:p>
          </table:table-cell>
          <table:table-cell office:value-type="string">
            <text:p>Esta solicitud de informe vinculante se crea para que quede constancia, ya que los documentos están firmados y aprobados por escrito en lugar del formato digital. No tiene mayor validez.</text:p>
          </table:table-cell>
          <table:table-cell table:number-columns-repeated="1015"/>
        </table:table-row>
        <table:table-row table:style-name="ro3">
          <table:table-cell office:value-type="string">
            <text:p>IC_INF</text:p>
          </table:table-cell>
          <table:table-cell office:value-type="string">
            <text:p>001820/2010/CED/INF</text:p>
          </table:table-cell>
          <table:table-cell table:style-name="ce7" office:value-type="string">
            <text:p>Servicio</text:p>
          </table:table-cell>
          <table:table-cell/>
          <table:table-cell office:value-type="string">
            <text:p>CED</text:p>
          </table:table-cell>
          <table:table-cell office:value-type="string">
            <text:p>2010</text:p>
          </table:table-cell>
          <table:table-cell table:style-name="ce8" office:value-type="currency" office:currency="EUR" office:value="9440">
            <text:p>9.440,00 €</text:p>
          </table:table-cell>
          <table:table-cell office:value-type="string">
            <text:p>Sistema de conferencia y colaboración vía web para</text:p>
            <text:p>teleformación</text:p>
          </table:table-cell>
          <table:table-cell office:value-type="string">
            <text:p>Anula al expediente 001789/2010/CED/INF por error en el importe.</text:p>
          </table:table-cell>
          <table:table-cell table:number-columns-repeated="1015"/>
        </table:table-row>
        <table:table-row table:style-name="ro1">
          <table:table-cell office:value-type="string">
            <text:p>IC_INF</text:p>
          </table:table-cell>
          <table:table-cell office:value-type="string">
            <text:p>000076/2011/SANDETEL/INF</text:p>
          </table:table-cell>
          <table:table-cell table:style-name="ce7" office:value-type="string">
            <text:p>Servicio</text:p>
          </table:table-cell>
          <table:table-cell/>
          <table:table-cell office:value-type="string">
            <text:p>SANDETEL</text:p>
          </table:table-cell>
          <table:table-cell office:value-type="string">
            <text:p>2011</text:p>
          </table:table-cell>
          <table:table-cell table:style-name="ce8" office:value-type="currency" office:currency="EUR" office:value="21240">
            <text:p>21.240,00 €</text:p>
          </table:table-cell>
          <table:table-cell office:value-type="string">
            <text:p>Consultoría para la catalogación de recursos formativos en Edukanda.es</text:p>
          </table:table-cell>
          <table:table-cell table:number-columns-repeated="1016"/>
        </table:table-row>
        <table:table-row table:style-name="ro1">
          <table:table-cell office:value-type="string">
            <text:p>IC_INF</text:p>
          </table:table-cell>
          <table:table-cell office:value-type="string">
            <text:p>000175/2011/SANDETEL/INF</text:p>
          </table:table-cell>
          <table:table-cell table:style-name="ce7" office:value-type="string">
            <text:p>Servicio</text:p>
          </table:table-cell>
          <table:table-cell/>
          <table:table-cell office:value-type="string">
            <text:p>SANDETEL</text:p>
          </table:table-cell>
          <table:table-cell office:value-type="string">
            <text:p>2011</text:p>
          </table:table-cell>
          <table:table-cell table:style-name="ce8" office:value-type="currency" office:currency="EUR" office:value="118000">
            <text:p>118.000,00 €</text:p>
          </table:table-cell>
          <table:table-cell office:value-type="string">
            <text:p>AMPLIACIÓN Y MEJORA DE LOS SISTEMAS DE INFORMACIÓN DEL PROYECTO ANDALUCÍA COMPROMISO DIGITAL <text:s/></text:p>
          </table:table-cell>
          <table:table-cell/>
          <table:table-cell table:style-name="Default" table:number-columns-repeated="1015"/>
        </table:table-row>
        <table:table-row table:style-name="ro1">
          <table:table-cell office:value-type="string">
            <text:p>IC_INF</text:p>
          </table:table-cell>
          <table:table-cell office:value-type="string">
            <text:p>000198/2011/SANDETEL/INF</text:p>
          </table:table-cell>
          <table:table-cell table:style-name="ce7" office:value-type="string">
            <text:p>Servicio</text:p>
          </table:table-cell>
          <table:table-cell/>
          <table:table-cell office:value-type="string">
            <text:p>SANDETEL</text:p>
          </table:table-cell>
          <table:table-cell office:value-type="string">
            <text:p>2011</text:p>
          </table:table-cell>
          <table:table-cell table:style-name="ce8" office:value-type="currency" office:currency="EUR" office:value="2948.82">
            <text:p>2.948,82 €</text:p>
          </table:table-cell>
          <table:table-cell office:value-type="string">
            <text:p>Desarrollo de un módulo de facturación automática para el sistema contable de Sandetel Mic2000</text:p>
          </table:table-cell>
          <table:table-cell table:number-columns-repeated="1016"/>
        </table:table-row>
        <table:table-row table:style-name="ro1">
          <table:table-cell office:value-type="string">
            <text:p>IC_INF</text:p>
          </table:table-cell>
          <table:table-cell office:value-type="string">
            <text:p>000199/2011/SANDETEL/INF</text:p>
          </table:table-cell>
          <table:table-cell table:style-name="ce7" office:value-type="string">
            <text:p>Servicio</text:p>
          </table:table-cell>
          <table:table-cell/>
          <table:table-cell office:value-type="string">
            <text:p>SANDETEL</text:p>
          </table:table-cell>
          <table:table-cell office:value-type="string">
            <text:p>2011</text:p>
          </table:table-cell>
          <table:table-cell table:style-name="ce8" office:value-type="currency" office:currency="EUR" office:value="173460">
            <text:p>173.460,00 €</text:p>
          </table:table-cell>
          <table:table-cell office:value-type="string">
            <text:p>Tutorización <text:s/>eLearning y diseño de contenidos para un Plan de Teleformación para la Ciudadanía (Expdte. 006/2011)</text:p>
          </table:table-cell>
          <table:table-cell table:number-columns-repeated="1016"/>
        </table:table-row>
        <table:table-row table:style-name="ro1">
          <table:table-cell office:value-type="string">
            <text:p>IC_INF</text:p>
          </table:table-cell>
          <table:table-cell office:value-type="string">
            <text:p>000218/2011/SADESI/INF</text:p>
          </table:table-cell>
          <table:table-cell office:value-type="string">
            <text:p>Obra</text:p>
          </table:table-cell>
          <table:table-cell/>
          <table:table-cell office:value-type="string">
            <text:p>SADESI</text:p>
          </table:table-cell>
          <table:table-cell office:value-type="string">
            <text:p>2011</text:p>
          </table:table-cell>
          <table:table-cell table:style-name="ce8" office:value-type="currency" office:currency="EUR" office:value="105094.15">
            <text:p>105.094,15 €</text:p>
          </table:table-cell>
          <table:table-cell office:value-type="string">
            <text:p>Adecuación salas para alojamiento Equipos RCcv3 en edificio ZOCO Tomares.</text:p>
          </table:table-cell>
          <table:table-cell office:value-type="string">
            <text:p>[Obra civil y distribución electrica para permitir adaptar dos salas actuales de oficinas para alojmiento de equipos de la Red Corporativa V-3 en el edificio ZOCO de Tomares</text:p>
          </table:table-cell>
          <table:table-cell table:style-name="Default" table:number-columns-repeated="1015"/>
        </table:table-row>
        <table:table-row table:style-name="ro7">
          <table:table-cell office:value-type="string">
            <text:p>IC_INF</text:p>
          </table:table-cell>
          <table:table-cell office:value-type="string">
            <text:p>000248/2011/SANDETEL/INF</text:p>
          </table:table-cell>
          <table:table-cell table:style-name="ce7" office:value-type="string">
            <text:p>Servicio</text:p>
          </table:table-cell>
          <table:table-cell/>
          <table:table-cell office:value-type="string">
            <text:p>SANDETEL</text:p>
          </table:table-cell>
          <table:table-cell office:value-type="string">
            <text:p>2011</text:p>
          </table:table-cell>
          <table:table-cell table:style-name="ce8" office:value-type="currency" office:currency="EUR" office:value="224200">
            <text:p>224.200,00 €</text:p>
          </table:table-cell>
          <table:table-cell office:value-type="string">
            <text:p>SERVICIOS DE ASESORAMIENTO EXPERTO Y APOYO PARA LA ELABORACIÓN DEL PLAN</text:p>
            <text:p>DIRECTOR DE INFRAESTRUCTURAS DE TELECOMUNICACIONES 2012-2020 DE LA JUNTA DE</text:p>
            <text:p>ANDALUCÍA</text:p>
          </table:table-cell>
          <table:table-cell office:value-type="string">
            <text:p>SERVICIOS DE ASESORAMIENTO EXPERTO Y APOYO PARA LA ELABORACIÓN DEL PLAN</text:p>
            <text:p>DIRECTOR DE INFRAESTRUCTURAS DE TELECOMUNICACIONES 2012-2020 DE LA JUNTA DE</text:p>
            <text:p>ANDALUCÍA</text:p>
          </table:table-cell>
          <table:table-cell table:number-columns-repeated="1015"/>
        </table:table-row>
        <table:table-row table:style-name="ro3">
          <table:table-cell office:value-type="string">
            <text:p>IC_INF</text:p>
          </table:table-cell>
          <table:table-cell office:value-type="string">
            <text:p>000249/2011/SANDETEL/INF</text:p>
          </table:table-cell>
          <table:table-cell table:style-name="ce7" office:value-type="string">
            <text:p>Servicio</text:p>
          </table:table-cell>
          <table:table-cell/>
          <table:table-cell office:value-type="string">
            <text:p>SANDETEL</text:p>
          </table:table-cell>
          <table:table-cell office:value-type="string">
            <text:p>2011</text:p>
          </table:table-cell>
          <table:table-cell table:style-name="ce8" office:value-type="currency" office:currency="EUR" office:value="173460">
            <text:p>173.460,00 €</text:p>
          </table:table-cell>
          <table:table-cell office:value-type="string">
            <text:p>Tutorización <text:s/>y diseño de contenidos para un Plan de capacitación eLearning para la Ciudadanía en materia de Sociedad de la Información</text:p>
            <text:p><text:s/>(Expdte. 006/2011)</text:p>
          </table:table-cell>
          <table:table-cell office:value-type="string">
            <text:p>Tutorización <text:s/>y diseño de contenidos para un Plan de capacitación eLearning para la Ciudadanía en materia de Sociedad de la Información</text:p>
            <text:p><text:s/>(Expdte. 006/2011)</text:p>
          </table:table-cell>
          <table:table-cell table:number-columns-repeated="1015"/>
        </table:table-row>
        <table:table-row table:style-name="ro1">
          <table:table-cell office:value-type="string">
            <text:p>IC_INF</text:p>
          </table:table-cell>
          <table:table-cell office:value-type="string">
            <text:p>000291/2011/SADESI/INF</text:p>
          </table:table-cell>
          <table:table-cell table:style-name="ce7" office:value-type="string">
            <text:p>Servicio</text:p>
          </table:table-cell>
          <table:table-cell/>
          <table:table-cell office:value-type="string">
            <text:p>SADESI</text:p>
          </table:table-cell>
          <table:table-cell office:value-type="string">
            <text:p>2011</text:p>
          </table:table-cell>
          <table:table-cell table:style-name="ce8" office:value-type="currency" office:currency="EUR" office:value="210000">
            <text:p>210.000,00 €</text:p>
          </table:table-cell>
          <table:table-cell office:value-type="string">
            <text:p>SERVICIOS DE ASISTENCIA TECNICA AL DEPARTAMENTO DE TELECOMUNICACIONES, CALIDAD Y DESARROLLO DE NEGOCIO PARA PROYECTOS DE RCJA.</text:p>
          </table:table-cell>
          <table:table-cell office:value-type="string">
            <text:p>Servicios de asistencia técnica al departamento de Telecomunicaciones, Calidad y Desarrollo de Negocio para proyectos relacionados con la Oficina Técnica de Desarrollo de Infraestructuras TIC e Ingeniería de servicios de voz de la RCJA.</text:p>
          </table:table-cell>
          <table:table-cell table:number-columns-repeated="1015"/>
        </table:table-row>
        <table:table-row table:style-name="ro1">
          <table:table-cell office:value-type="string">
            <text:p>IC_INF</text:p>
          </table:table-cell>
          <table:table-cell office:value-type="string">
            <text:p>000371/2011/SADESI/INF</text:p>
          </table:table-cell>
          <table:table-cell table:style-name="ce7" office:value-type="string">
            <text:p>Suministro</text:p>
          </table:table-cell>
          <table:table-cell/>
          <table:table-cell office:value-type="string">
            <text:p>SADESI</text:p>
          </table:table-cell>
          <table:table-cell office:value-type="string">
            <text:p>2011</text:p>
          </table:table-cell>
          <table:table-cell table:style-name="ce8" office:value-type="currency" office:currency="EUR" office:value="98101.66">
            <text:p>98.101,66 €</text:p>
          </table:table-cell>
          <table:table-cell office:value-type="string">
            <text:p>Integración de 2 SAI en sistema energía CPD <text:s/>ZOCO</text:p>
          </table:table-cell>
          <table:table-cell office:value-type="string">
            <text:p>Conexionado SAI y Baterías en nuevo cuadro por aumento necesidades potencia por RCv3</text:p>
          </table:table-cell>
          <table:table-cell table:number-columns-repeated="1015"/>
        </table:table-row>
        <table:table-row table:style-name="ro1">
          <table:table-cell office:value-type="string">
            <text:p>IC_INF</text:p>
          </table:table-cell>
          <table:table-cell office:value-type="string">
            <text:p>000411/2011/CCUL/INF</text:p>
          </table:table-cell>
          <table:table-cell office:value-type="string">
            <text:p>Obra</text:p>
          </table:table-cell>
          <table:table-cell/>
          <table:table-cell office:value-type="string">
            <text:p>CCUL</text:p>
          </table:table-cell>
          <table:table-cell office:value-type="string">
            <text:p>2011</text:p>
          </table:table-cell>
          <table:table-cell table:style-name="ce8" office:value-type="currency" office:currency="EUR" office:value="138219.13">
            <text:p>138.219,13 €</text:p>
          </table:table-cell>
          <table:table-cell office:value-type="string">
            <text:p>PROYECTO DE CABLEADO ESTRUCTURADO DEL CENTRO DE CREACIÓN CONTEMPORÁNEA DE CÓRDOBA</text:p>
          </table:table-cell>
          <table:table-cell table:number-columns-repeated="1016"/>
        </table:table-row>
        <table:table-row table:style-name="ro1">
          <table:table-cell office:value-type="string">
            <text:p>IC_INF</text:p>
          </table:table-cell>
          <table:table-cell office:value-type="string">
            <text:p>000527/2011/SADESI/INF</text:p>
          </table:table-cell>
          <table:table-cell office:value-type="string">
            <text:p>Obra</text:p>
          </table:table-cell>
          <table:table-cell/>
          <table:table-cell office:value-type="string">
            <text:p>SADESI</text:p>
          </table:table-cell>
          <table:table-cell office:value-type="string">
            <text:p>2011</text:p>
          </table:table-cell>
          <table:table-cell table:style-name="ce8" office:value-type="currency" office:currency="EUR" office:value="39290.46">
            <text:p>39.290,46 €</text:p>
          </table:table-cell>
          <table:table-cell office:value-type="string">
            <text:p>Cableado estruct y electrico Acc.Externos RCv3 Sevilla</text:p>
          </table:table-cell>
          <table:table-cell office:value-type="string">
            <text:p>CABLEADO ESTRUCTURADO Y SUMINISTRO ELÉCTRICO PARA ACCESOS EXTERNOS DE RCV3 EN ED. ZOCO Y CICA SEVILLA</text:p>
          </table:table-cell>
          <table:table-cell table:number-columns-repeated="1015"/>
        </table:table-row>
        <table:table-row table:style-name="ro1">
          <table:table-cell office:value-type="string">
            <text:p>IC_INF</text:p>
          </table:table-cell>
          <table:table-cell office:value-type="string">
            <text:p>000542/2011/IFAPA-INF/INF</text:p>
          </table:table-cell>
          <table:table-cell office:value-type="string">
            <text:p>Obra</text:p>
          </table:table-cell>
          <table:table-cell office:value-type="string">
            <text:p>x</text:p>
          </table:table-cell>
          <table:table-cell office:value-type="string">
            <text:p>IFAPA-INF</text:p>
          </table:table-cell>
          <table:table-cell office:value-type="string">
            <text:p>2011</text:p>
          </table:table-cell>
          <table:table-cell table:style-name="ce8" office:value-type="currency" office:currency="EUR" office:value="7000">
            <text:p>7.000,00 €</text:p>
          </table:table-cell>
          <table:table-cell office:value-type="string">
            <text:p>Adquisición de software para la simulación de las redes de canales de riego (SIC)</text:p>
          </table:table-cell>
          <table:table-cell office:value-type="string">
            <text:p>infraestructura científico-técnica</text:p>
          </table:table-cell>
          <table:table-cell table:style-name="Default" table:number-columns-repeated="1015"/>
        </table:table-row>
        <table:table-row table:style-name="ro1">
          <table:table-cell office:value-type="string">
            <text:p>IC_INF</text:p>
          </table:table-cell>
          <table:table-cell office:value-type="string">
            <text:p>000593/2011/CSALUD/INF</text:p>
          </table:table-cell>
          <table:table-cell table:style-name="ce7" office:value-type="string">
            <text:p>Servicio</text:p>
          </table:table-cell>
          <table:table-cell/>
          <table:table-cell office:value-type="string">
            <text:p>CSBS</text:p>
          </table:table-cell>
          <table:table-cell office:value-type="string">
            <text:p>2011</text:p>
          </table:table-cell>
          <table:table-cell table:style-name="ce8" office:value-type="currency" office:currency="EUR" office:value="21228.2">
            <text:p>21.228,20 €</text:p>
          </table:table-cell>
          <table:table-cell table:number-columns-repeated="2" office:value-type="string">
            <text:p>Implantación de nuevas versiones y actualización de los motores de tramitación de la Consejería de Salud</text:p>
          </table:table-cell>
          <table:table-cell table:number-columns-repeated="1015"/>
        </table:table-row>
        <table:table-row table:style-name="ro1">
          <table:table-cell office:value-type="string">
            <text:p>IC_INF</text:p>
          </table:table-cell>
          <table:table-cell table:style-name="Default" office:value-type="string">
            <text:p>000596/2011/CSALUD/INF</text:p>
          </table:table-cell>
          <table:table-cell table:style-name="ce7" office:value-type="string">
            <text:p>Servicio</text:p>
          </table:table-cell>
          <table:table-cell table:style-name="Default"/>
          <table:table-cell table:style-name="Default" office:value-type="string">
            <text:p>CSBS</text:p>
          </table:table-cell>
          <table:table-cell table:style-name="Default" office:value-type="string">
            <text:p>2011</text:p>
          </table:table-cell>
          <table:table-cell table:style-name="ce12" office:value-type="currency" office:currency="EUR" office:value="70620.36">
            <text:p>70.620,36 €</text:p>
          </table:table-cell>
          <table:table-cell table:style-name="Default" office:value-type="string">
            <text:p>EPBG. MANTENIMIENTO EVOLUTIVO Y DESARROLLO DE LOS SISTEMAS DE INFORMACIÓN DE PROFESIONALES DE LA AGENCIA PÚBLICA EMPRESARIAL SANITARIA BAJO GUADALQUIVIR</text:p>
          </table:table-cell>
          <table:table-cell table:style-name="Default" office:value-type="string">
            <text:p>EPBG. MANTENIMIENTO EVOLUTIVO Y DESARROLLO DE LOS SISTEMAS DE INFORMACIÓN DE PROFESIONALES DE LA AGENCIA PÚBLICA EMPRESARIAL SANITARIA BAJO GUADALQUIVIR</text:p>
          </table:table-cell>
          <table:table-cell table:number-columns-repeated="1015"/>
        </table:table-row>
        <table:table-row table:style-name="ro1">
          <table:table-cell office:value-type="string">
            <text:p>IC_INF</text:p>
          </table:table-cell>
          <table:table-cell office:value-type="string">
            <text:p>000696/2011/SANDETEL/INF</text:p>
          </table:table-cell>
          <table:table-cell table:style-name="ce7" office:value-type="string">
            <text:p>Servicio</text:p>
          </table:table-cell>
          <table:table-cell/>
          <table:table-cell office:value-type="string">
            <text:p>SANDETEL</text:p>
          </table:table-cell>
          <table:table-cell office:value-type="string">
            <text:p>2011</text:p>
          </table:table-cell>
          <table:table-cell table:style-name="ce8" office:value-type="currency" office:currency="EUR" office:value="224200">
            <text:p>224.200,00 €</text:p>
          </table:table-cell>
          <table:table-cell office:value-type="string">
            <text:p>ASISTENCIA TÉCNICA EN LA IMPLANTACIÓN Y USO DE UN SISTEMA DE INFORMACIÓN PARA EL TEJIDO ASOCIATIVO</text:p>
          </table:table-cell>
          <table:table-cell table:number-columns-repeated="1016"/>
        </table:table-row>
        <table:table-row table:style-name="ro1">
          <table:table-cell office:value-type="string">
            <text:p>IC_INF</text:p>
          </table:table-cell>
          <table:table-cell office:value-type="string">
            <text:p>000875/2011/AAIICC/INF</text:p>
          </table:table-cell>
          <table:table-cell office:value-type="string">
            <text:p>Obra</text:p>
          </table:table-cell>
          <table:table-cell/>
          <table:table-cell office:value-type="string">
            <text:p>AAIICC</text:p>
          </table:table-cell>
          <table:table-cell office:value-type="string">
            <text:p>2011</text:p>
          </table:table-cell>
          <table:table-cell table:style-name="ce8" office:value-type="currency" office:currency="EUR" office:value="45651.86">
            <text:p>45.651,86 €</text:p>
          </table:table-cell>
          <table:table-cell office:value-type="string">
            <text:p>AMPLIACIÓN INFRAESTRUCTURA DE CABLEADO DE VOZ, DATOS Y ELECTRICIDAD. SEDE DE SANTA LUCIA.</text:p>
          </table:table-cell>
          <table:table-cell office:value-type="string">
            <text:p>OBRA DE AMPLIACIÓN DE LA INFRAESTRUCTURA DE CABLEADO Y ELECTRICIDAD EN LA SEDE DE SANTA LUCIA PARA ADECUAR EL ESPACIO A LA BIBLIOTECA DEL CENTRO DE DOCUMENTACION DE LAS ARTES ESCENICAS DE ANDALUCIA.</text:p>
          </table:table-cell>
          <table:table-cell table:number-columns-repeated="1015"/>
        </table:table-row>
        <table:table-row table:style-name="ro7">
          <table:table-cell office:value-type="string">
            <text:p>IC_INF</text:p>
          </table:table-cell>
          <table:table-cell office:value-type="string">
            <text:p>000964/2011/CSALUD/INF</text:p>
          </table:table-cell>
          <table:table-cell table:style-name="ce7" office:value-type="string">
            <text:p>Servicio</text:p>
          </table:table-cell>
          <table:table-cell/>
          <table:table-cell office:value-type="string">
            <text:p>CSBS</text:p>
          </table:table-cell>
          <table:table-cell office:value-type="string">
            <text:p>2011</text:p>
          </table:table-cell>
          <table:table-cell table:style-name="ce8" office:value-type="currency" office:currency="EUR" office:value="1694.48">
            <text:p>1.694,48 €</text:p>
          </table:table-cell>
          <table:table-cell office:value-type="string">
            <text:p>SERVICIOS DE DEPURACIÓN Y</text:p>
            <text:p>CARGA DE INFORMACIÓN EN LOS MÓDULOS DE GESTIÓN ECONÓMICA Y DE PROYECTOS</text:p>
            <text:p>DEL SISTEMA INTEGRAL DE LA INVESTIGACIÓN DEL SSPA.</text:p>
          </table:table-cell>
          <table:table-cell office:value-type="string">
            <text:p>SERVICIOS DE DEPURACIÓN Y</text:p>
            <text:p>CARGA DE INFORMACIÓN EN LOS MÓDULOS DE GESTIÓN ECONÓMICA Y DE PROYECTOS</text:p>
            <text:p>DEL SISTEMA INTEGRAL DE LA INVESTIGACIÓN DEL SSPA.</text:p>
          </table:table-cell>
          <table:table-cell table:number-columns-repeated="1015"/>
        </table:table-row>
        <table:table-row table:style-name="ro1">
          <table:table-cell office:value-type="string">
            <text:p>IC_INF</text:p>
          </table:table-cell>
          <table:table-cell office:value-type="string">
            <text:p>000965/2011/AAIICC/INF</text:p>
          </table:table-cell>
          <table:table-cell office:value-type="string">
            <text:p>Obra</text:p>
          </table:table-cell>
          <table:table-cell office:value-type="string">
            <text:p>x</text:p>
          </table:table-cell>
          <table:table-cell office:value-type="string">
            <text:p>AAIICC</text:p>
          </table:table-cell>
          <table:table-cell office:value-type="string">
            <text:p>2011</text:p>
          </table:table-cell>
          <table:table-cell table:style-name="ce8" office:value-type="currency" office:currency="EUR" office:value="11364.91">
            <text:p>11.364,91 €</text:p>
          </table:table-cell>
          <table:table-cell office:value-type="string">
            <text:p>PROYECTO TÉCNICO DE SISTEMA DE CABLEADO ESTRUCTURADO (Estadio Olímpico Puerta M-A)</text:p>
          </table:table-cell>
          <table:table-cell table:number-columns-repeated="1016"/>
        </table:table-row>
        <table:table-row table:style-name="ro1">
          <table:table-cell office:value-type="string">
            <text:p>IC_INF</text:p>
          </table:table-cell>
          <table:table-cell office:value-type="string">
            <text:p>000981/2011/CSALUD/INF</text:p>
          </table:table-cell>
          <table:table-cell office:value-type="string">
            <text:p>Obra</text:p>
          </table:table-cell>
          <table:table-cell office:value-type="string">
            <text:p>x</text:p>
          </table:table-cell>
          <table:table-cell office:value-type="string">
            <text:p>CSBS</text:p>
          </table:table-cell>
          <table:table-cell office:value-type="string">
            <text:p>2011</text:p>
          </table:table-cell>
          <table:table-cell table:style-name="ce8" office:value-type="currency" office:currency="EUR" office:value="5876.4">
            <text:p>5.876,40 €</text:p>
          </table:table-cell>
          <table:table-cell table:number-columns-repeated="2" office:value-type="string">
            <text:p>Adquisición de un sistema de procesamiento de datos de altas prestaciones</text:p>
          </table:table-cell>
          <table:table-cell table:style-name="Default" table:number-columns-repeated="1015"/>
        </table:table-row>
        <table:table-row table:style-name="ro1">
          <table:table-cell office:value-type="string">
            <text:p>IC_INF</text:p>
          </table:table-cell>
          <table:table-cell office:value-type="string">
            <text:p>001082/2011/CEIC-SGT/INF</text:p>
          </table:table-cell>
          <table:table-cell office:value-type="string">
            <text:p>Obra</text:p>
          </table:table-cell>
          <table:table-cell/>
          <table:table-cell office:value-type="string">
            <text:p>CEICE-SGT</text:p>
          </table:table-cell>
          <table:table-cell office:value-type="string">
            <text:p>2011</text:p>
          </table:table-cell>
          <table:table-cell table:style-name="ce8" office:value-type="currency" office:currency="EUR" office:value="6775.03">
            <text:p>6.775,03 €</text:p>
          </table:table-cell>
          <table:table-cell office:value-type="string">
            <text:p>ADECUACION CABLEADO CENTRO TOMARES</text:p>
          </table:table-cell>
          <table:table-cell office:value-type="string">
            <text:p>EXPEDIENTE ANDALUCIA EMPRENDE: 11.1.4</text:p>
          </table:table-cell>
          <table:table-cell table:style-name="Default" table:number-columns-repeated="1015"/>
        </table:table-row>
        <table:table-row table:style-name="ro1">
          <table:table-cell office:value-type="string">
            <text:p>IC_INF</text:p>
          </table:table-cell>
          <table:table-cell table:style-name="Default" office:value-type="string">
            <text:p>001086/2011/CGJ/INF</text:p>
          </table:table-cell>
          <table:table-cell table:style-name="ce7" office:value-type="string">
            <text:p>Servicio</text:p>
          </table:table-cell>
          <table:table-cell table:style-name="Default"/>
          <table:table-cell table:style-name="Default" office:value-type="string">
            <text:p>CALRI</text:p>
          </table:table-cell>
          <table:table-cell table:style-name="Default" office:value-type="string">
            <text:p>2011</text:p>
          </table:table-cell>
          <table:table-cell table:style-name="ce12" office:value-type="currency" office:currency="EUR" office:value="9000000">
            <text:p>9.000.000,00 €</text:p>
          </table:table-cell>
          <table:table-cell table:style-name="Default" office:value-type="string">
            <text:p>Servicio para la definición, implantación , explotación y mantenimiento de un nuevo sistema de gestión integral de emergencias en Andalucía</text:p>
          </table:table-cell>
          <table:table-cell table:style-name="Default" office:value-type="string">
            <text:p>Servicio para la definición, implantación , explotación y mantenimiento de un nuevo sistema de gestión integral de emergencias en Andalucía</text:p>
          </table:table-cell>
          <table:table-cell table:number-columns-repeated="1015"/>
        </table:table-row>
        <table:table-row table:style-name="ro1">
          <table:table-cell office:value-type="string">
            <text:p>IC_INF</text:p>
          </table:table-cell>
          <table:table-cell office:value-type="string">
            <text:p>001175/2011/CAP/INF</text:p>
          </table:table-cell>
          <table:table-cell table:style-name="ce7" office:value-type="string">
            <text:p>Servicio</text:p>
          </table:table-cell>
          <table:table-cell/>
          <table:table-cell office:value-type="string">
            <text:p>CAP</text:p>
          </table:table-cell>
          <table:table-cell office:value-type="string">
            <text:p>2011</text:p>
          </table:table-cell>
          <table:table-cell table:style-name="ce8" office:value-type="currency" office:currency="EUR" office:value="708">
            <text:p>708,00 €</text:p>
          </table:table-cell>
          <table:table-cell table:number-columns-repeated="2" office:value-type="string">
            <text:p>SOPORTE TÉCNICO PARA LA CONFIGURACIÓN DE SERVICIOS DE DIRECTORIO ACTIVO DE LA CONSEJERÍA DE AGRICULTURA Y PESCA</text:p>
          </table:table-cell>
          <table:table-cell table:number-columns-repeated="1015"/>
        </table:table-row>
        <table:table-row table:style-name="ro1">
          <table:table-cell office:value-type="string">
            <text:p>IC_INF</text:p>
          </table:table-cell>
          <table:table-cell office:value-type="string">
            <text:p>001181/2011/SANDETEL/INF</text:p>
          </table:table-cell>
          <table:table-cell table:style-name="ce7" office:value-type="string">
            <text:p>Servicio</text:p>
          </table:table-cell>
          <table:table-cell/>
          <table:table-cell office:value-type="string">
            <text:p>SANDETEL</text:p>
          </table:table-cell>
          <table:table-cell office:value-type="string">
            <text:p>2011</text:p>
          </table:table-cell>
          <table:table-cell table:style-name="ce8" office:value-type="currency" office:currency="EUR" office:value="150000">
            <text:p>150.000,00 €</text:p>
          </table:table-cell>
          <table:table-cell table:number-columns-repeated="2" office:value-type="string">
            <text:p>DISEÑO E IMPLEMENTACIÓN DE UN ENTORNO INTEROPERABLE QUE PERMITA LA AGREGACIÓN Y PERSONALIZACIÓN DE SERVICIOS Y CONTENIDOS DE PROYECTOS DESTINADOS A LA SOCIEDAD DE LA INFORMACIÓN</text:p>
          </table:table-cell>
          <table:table-cell table:number-columns-repeated="1015"/>
        </table:table-row>
        <table:table-row table:style-name="ro1">
          <table:table-cell office:value-type="string">
            <text:p>IC_INF</text:p>
          </table:table-cell>
          <table:table-cell office:value-type="string">
            <text:p>001193/2011/IFAPA-INF/INF</text:p>
          </table:table-cell>
          <table:table-cell table:style-name="ce7" office:value-type="string">
            <text:p>Servicio</text:p>
          </table:table-cell>
          <table:table-cell/>
          <table:table-cell office:value-type="string">
            <text:p>IFAPA-INF</text:p>
          </table:table-cell>
          <table:table-cell office:value-type="string">
            <text:p>2011</text:p>
          </table:table-cell>
          <table:table-cell table:style-name="ce8" office:value-type="currency" office:currency="EUR" office:value="4389.6">
            <text:p>4.389,60 €</text:p>
          </table:table-cell>
          <table:table-cell table:number-columns-repeated="2" office:value-type="string">
            <text:p>SERVICIO DE DESARROLLO DE APLICACIÓN INFORMÁTICA ¿RECOMENDADOR DE CÍTRICOS¿</text:p>
          </table:table-cell>
          <table:table-cell table:number-columns-repeated="1015"/>
        </table:table-row>
        <table:table-row table:style-name="ro1">
          <table:table-cell office:value-type="string">
            <text:p>IC_INF</text:p>
          </table:table-cell>
          <table:table-cell table:style-name="Default" office:value-type="string">
            <text:p>001194/2011/CIBS/INF</text:p>
          </table:table-cell>
          <table:table-cell table:style-name="ce7" office:value-type="string">
            <text:p>Suministro</text:p>
          </table:table-cell>
          <table:table-cell table:style-name="Default"/>
          <table:table-cell table:style-name="Default" office:value-type="string">
            <text:p>CIBS</text:p>
          </table:table-cell>
          <table:table-cell table:style-name="Default" office:value-type="string">
            <text:p>2011</text:p>
          </table:table-cell>
          <table:table-cell table:style-name="ce12" office:value-type="currency" office:currency="EUR" office:value="1764100">
            <text:p>1.764.100,00 €</text:p>
          </table:table-cell>
          <table:table-cell table:style-name="Default" office:value-type="string">
            <text:p>APROVISIONAMIENTO DE 11.500 DISPOSITIVOS DOMICILIARIOS DE TELEASISTENCIA</text:p>
          </table:table-cell>
          <table:table-cell table:style-name="Default"/>
          <table:table-cell table:number-columns-repeated="1015"/>
        </table:table-row>
        <table:table-row table:style-name="ro1">
          <table:table-cell office:value-type="string">
            <text:p>IC_INF</text:p>
          </table:table-cell>
          <table:table-cell office:value-type="string">
            <text:p>001343/2011/CEIC-SGT/INF</text:p>
          </table:table-cell>
          <table:table-cell office:value-type="string">
            <text:p>Obra</text:p>
          </table:table-cell>
          <table:table-cell office:value-type="string">
            <text:p>x</text:p>
          </table:table-cell>
          <table:table-cell office:value-type="string">
            <text:p>CEICE-SGT</text:p>
          </table:table-cell>
          <table:table-cell office:value-type="string">
            <text:p>2011</text:p>
          </table:table-cell>
          <table:table-cell table:style-name="ce8" office:value-type="currency" office:currency="EUR" office:value="18500">
            <text:p>18.500,00 €</text:p>
          </table:table-cell>
          <table:table-cell office:value-type="string">
            <text:p>MANTENIMIENTO DE NAV 2009</text:p>
          </table:table-cell>
          <table:table-cell office:value-type="string">
            <text:p>EXPEDIENTE ANDALCIA EMPRENDE: EE.01.AN/11.3.03</text:p>
          </table:table-cell>
          <table:table-cell table:number-columns-repeated="1015"/>
        </table:table-row>
        <table:table-row table:style-name="ro1">
          <table:table-cell office:value-type="string">
            <text:p>IC_INF</text:p>
          </table:table-cell>
          <table:table-cell office:value-type="string">
            <text:p>001359/2011/AAEE/INF</text:p>
          </table:table-cell>
          <table:table-cell table:style-name="ce7" office:value-type="string">
            <text:p>Servicio</text:p>
          </table:table-cell>
          <table:table-cell/>
          <table:table-cell office:value-type="string">
            <text:p>AAEE</text:p>
          </table:table-cell>
          <table:table-cell office:value-type="string">
            <text:p>2011</text:p>
          </table:table-cell>
          <table:table-cell table:style-name="ce8" office:value-type="currency" office:currency="EUR" office:value="19086.26">
            <text:p>19.086,26 €</text:p>
          </table:table-cell>
          <table:table-cell table:number-columns-repeated="2" office:value-type="string">
            <text:p>Desarrollo de la nueva prueba de evaluación ESCALA y Mantenimiento evolutivo del módulo de pruebas de Evaluación de diagnóstico para la Agencia Andaluza de Evaluación Educativa</text:p>
          </table:table-cell>
          <table:table-cell table:number-columns-repeated="1015"/>
        </table:table-row>
        <table:table-row table:style-name="ro7">
          <table:table-cell office:value-type="string">
            <text:p>IC_INF</text:p>
          </table:table-cell>
          <table:table-cell office:value-type="string">
            <text:p>001414/2011/CCUL/INF</text:p>
          </table:table-cell>
          <table:table-cell office:value-type="string">
            <text:p>Obra</text:p>
          </table:table-cell>
          <table:table-cell/>
          <table:table-cell office:value-type="string">
            <text:p>CCUL</text:p>
          </table:table-cell>
          <table:table-cell office:value-type="string">
            <text:p>2011</text:p>
          </table:table-cell>
          <table:table-cell table:style-name="ce8" office:value-type="currency" office:currency="EUR" office:value="241026.47">
            <text:p>241.026,47 €</text:p>
          </table:table-cell>
          <table:table-cell office:value-type="string">
            <text:p>NUEVO CENTRO DE FORMACION Y SERVICIOS PARA</text:p>
            <text:p>EMPRESAS EMERGENTES DE INDUSTRIAS</text:p>
            <text:p>CULTURALES DEL PTA. MALAGA</text:p>
          </table:table-cell>
          <table:table-cell/>
          <table:table-cell table:style-name="Default" table:number-columns-repeated="1015"/>
        </table:table-row>
        <table:table-row table:style-name="ro1">
          <table:table-cell office:value-type="string">
            <text:p>IC_INF</text:p>
          </table:table-cell>
          <table:table-cell office:value-type="string">
            <text:p>001460/2011/CSALUD/INF</text:p>
          </table:table-cell>
          <table:table-cell table:style-name="ce7" office:value-type="string">
            <text:p>Suministro</text:p>
          </table:table-cell>
          <table:table-cell/>
          <table:table-cell office:value-type="string">
            <text:p>CSBS</text:p>
          </table:table-cell>
          <table:table-cell office:value-type="string">
            <text:p>2011</text:p>
          </table:table-cell>
          <table:table-cell table:style-name="ce8" office:value-type="currency" office:currency="EUR" office:value="707.29">
            <text:p>707,29 €</text:p>
          </table:table-cell>
          <table:table-cell table:number-columns-repeated="2" office:value-type="string">
            <text:p>SUMINISTRO PORTÁTIL GENYO</text:p>
          </table:table-cell>
          <table:table-cell table:number-columns-repeated="1015"/>
        </table:table-row>
        <table:table-row table:style-name="ro1">
          <table:table-cell office:value-type="string">
            <text:p>IC_INF</text:p>
          </table:table-cell>
          <table:table-cell office:value-type="string">
            <text:p>001518/2011/SANDETEL/INF</text:p>
          </table:table-cell>
          <table:table-cell table:style-name="ce7" office:value-type="string">
            <text:p>Servicio</text:p>
          </table:table-cell>
          <table:table-cell/>
          <table:table-cell office:value-type="string">
            <text:p>SANDETEL</text:p>
          </table:table-cell>
          <table:table-cell office:value-type="string">
            <text:p>2011</text:p>
          </table:table-cell>
          <table:table-cell table:style-name="ce8" office:value-type="currency" office:currency="EUR" office:value="65324.8">
            <text:p>65.324,80 €</text:p>
          </table:table-cell>
          <table:table-cell table:number-columns-repeated="2" office:value-type="string">
            <text:p>NUEVOS DESARROLLOS DE LA APLICACIÓN GUÍA DE CONTRATACIÓN DE BIENES Y SERVICIOS TIC DE LA JUNTA DE ANDALUCÍA</text:p>
          </table:table-cell>
          <table:table-cell table:number-columns-repeated="1015"/>
        </table:table-row>
        <table:table-row table:style-name="ro1">
          <table:table-cell office:value-type="string">
            <text:p>IC_INF</text:p>
          </table:table-cell>
          <table:table-cell office:value-type="string">
            <text:p>001534/2011/CEIC-SGT/INF</text:p>
          </table:table-cell>
          <table:table-cell table:style-name="ce7" office:value-type="string">
            <text:p>Servicio</text:p>
          </table:table-cell>
          <table:table-cell/>
          <table:table-cell office:value-type="string">
            <text:p>CEICE-SGT</text:p>
          </table:table-cell>
          <table:table-cell office:value-type="string">
            <text:p>2011</text:p>
          </table:table-cell>
          <table:table-cell table:style-name="ce8" office:value-type="currency" office:currency="EUR" office:value="14160">
            <text:p>14.160,00 €</text:p>
          </table:table-cell>
          <table:table-cell office:value-type="string">
            <text:p>Versión móvil de la Web corporativa y aplicaciones para dispositivos móviles </text:p>
          </table:table-cell>
          <table:table-cell office:value-type="string">
            <text:p>EE.02.AN/10.1.3.02</text:p>
          </table:table-cell>
          <table:table-cell table:number-columns-repeated="1015"/>
        </table:table-row>
        <table:table-row table:style-name="ro1">
          <table:table-cell office:value-type="string">
            <text:p>IC_INF</text:p>
          </table:table-cell>
          <table:table-cell office:value-type="string">
            <text:p>000002/2012/CSALUD/INF</text:p>
          </table:table-cell>
          <table:table-cell table:style-name="ce7" office:value-type="string">
            <text:p>Suministro</text:p>
          </table:table-cell>
          <table:table-cell/>
          <table:table-cell office:value-type="string">
            <text:p>CSBS</text:p>
          </table:table-cell>
          <table:table-cell office:value-type="string">
            <text:p>2012</text:p>
          </table:table-cell>
          <table:table-cell table:style-name="ce8" office:value-type="currency" office:currency="EUR" office:value="1808.08">
            <text:p>1.808,08 €</text:p>
          </table:table-cell>
          <table:table-cell office:value-type="string">
            <text:p>suministro de port¿tatil que no está en el catálogo de bienes homologados</text:p>
          </table:table-cell>
          <table:table-cell office:value-type="string">
            <text:p>suministro de port¿tatil que no está en el catálogo de bienes homologados</text:p>
          </table:table-cell>
          <table:table-cell table:number-columns-repeated="1015"/>
        </table:table-row>
        <table:table-row table:style-name="ro1">
          <table:table-cell office:value-type="string">
            <text:p>IC_INF</text:p>
          </table:table-cell>
          <table:table-cell office:value-type="string">
            <text:p>000193/2012/CSALUD/INF</text:p>
          </table:table-cell>
          <table:table-cell table:style-name="ce7" office:value-type="string">
            <text:p>Suministro</text:p>
          </table:table-cell>
          <table:table-cell/>
          <table:table-cell office:value-type="string">
            <text:p>CSBS</text:p>
          </table:table-cell>
          <table:table-cell office:value-type="string">
            <text:p>2012</text:p>
          </table:table-cell>
          <table:table-cell table:style-name="ce8" office:value-type="currency" office:currency="EUR" office:value="3052.45">
            <text:p>3.052,45 €</text:p>
          </table:table-cell>
          <table:table-cell table:number-columns-repeated="2" office:value-type="string">
            <text:p>Adquisición de servidor para análisis de datos y almacenamiento de la información. CENTRO GENYO</text:p>
          </table:table-cell>
          <table:table-cell table:number-columns-repeated="1015"/>
        </table:table-row>
        <table:table-row table:style-name="ro1">
          <table:table-cell office:value-type="string">
            <text:p>IC_INF</text:p>
          </table:table-cell>
          <table:table-cell office:value-type="string">
            <text:p>000272/2012/CSALUD/INF</text:p>
          </table:table-cell>
          <table:table-cell table:style-name="ce7" office:value-type="string">
            <text:p>Suministro</text:p>
          </table:table-cell>
          <table:table-cell office:value-type="string">
            <text:p>x</text:p>
          </table:table-cell>
          <table:table-cell office:value-type="string">
            <text:p>CSBS</text:p>
          </table:table-cell>
          <table:table-cell office:value-type="string">
            <text:p>2012</text:p>
          </table:table-cell>
          <table:table-cell table:style-name="ce8" office:value-type="currency" office:currency="EUR" office:value="2119.28">
            <text:p>2.119,28 €</text:p>
          </table:table-cell>
          <table:table-cell office:value-type="string">
            <text:p>ACS_Renovación de la suscripción MSDN de Microsoft</text:p>
          </table:table-cell>
          <table:table-cell office:value-type="string">
            <text:p>ACS_Renovación de la suscripción MSDN de Microsoft</text:p>
          </table:table-cell>
          <table:table-cell table:number-columns-repeated="1015"/>
        </table:table-row>
        <table:table-row table:style-name="ro1">
          <table:table-cell office:value-type="string">
            <text:p>IC_INF</text:p>
          </table:table-cell>
          <table:table-cell office:value-type="string">
            <text:p>000310/2012/CEIC-SGT/INF</text:p>
          </table:table-cell>
          <table:table-cell table:style-name="ce7" office:value-type="string">
            <text:p>Servicio</text:p>
          </table:table-cell>
          <table:table-cell office:value-type="string">
            <text:p>x</text:p>
          </table:table-cell>
          <table:table-cell office:value-type="string">
            <text:p>CEICE-SGT</text:p>
          </table:table-cell>
          <table:table-cell office:value-type="string">
            <text:p>2012</text:p>
          </table:table-cell>
          <table:table-cell table:style-name="ce8" office:value-type="currency" office:currency="EUR" office:value="45000">
            <text:p>45.000,00 €</text:p>
          </table:table-cell>
          <table:table-cell office:value-type="string">
            <text:p>AMPLIACIÓN INFRAESTRUCTURA TECNOLÓGICA</text:p>
          </table:table-cell>
          <table:table-cell table:number-columns-repeated="1016"/>
        </table:table-row>
        <table:table-row table:style-name="ro1">
          <table:table-cell office:value-type="string">
            <text:p>IC_INF</text:p>
          </table:table-cell>
          <table:table-cell office:value-type="string">
            <text:p>000339/2012/CEIC-SGT/INF</text:p>
          </table:table-cell>
          <table:table-cell office:value-type="string">
            <text:p>Obra</text:p>
          </table:table-cell>
          <table:table-cell office:value-type="string">
            <text:p>x</text:p>
          </table:table-cell>
          <table:table-cell office:value-type="string">
            <text:p>CEICE-SGT</text:p>
          </table:table-cell>
          <table:table-cell office:value-type="string">
            <text:p>2012</text:p>
          </table:table-cell>
          <table:table-cell table:style-name="ce8" office:value-type="currency" office:currency="EUR" office:value="4000">
            <text:p>4.000,00 €</text:p>
          </table:table-cell>
          <table:table-cell office:value-type="string">
            <text:p>SOA para Seniors</text:p>
          </table:table-cell>
          <table:table-cell/>
          <table:table-cell table:style-name="Default" table:number-columns-repeated="1015"/>
        </table:table-row>
        <table:table-row table:style-name="ro1">
          <table:table-cell office:value-type="string">
            <text:p>IC_INF</text:p>
          </table:table-cell>
          <table:table-cell office:value-type="string">
            <text:p>000343/2012/CEIC-SGT/INF</text:p>
          </table:table-cell>
          <table:table-cell office:value-type="string">
            <text:p>Obra</text:p>
          </table:table-cell>
          <table:table-cell office:value-type="string">
            <text:p>x</text:p>
          </table:table-cell>
          <table:table-cell office:value-type="string">
            <text:p>CEICE-SGT</text:p>
          </table:table-cell>
          <table:table-cell office:value-type="string">
            <text:p>2012</text:p>
          </table:table-cell>
          <table:table-cell table:style-name="ce8" office:value-type="currency" office:currency="EUR" office:value="12000">
            <text:p>12.000,00 €</text:p>
          </table:table-cell>
          <table:table-cell office:value-type="string">
            <text:p>SOA para META4</text:p>
          </table:table-cell>
          <table:table-cell table:number-columns-repeated="1016"/>
        </table:table-row>
        <table:table-row table:style-name="ro1">
          <table:table-cell office:value-type="string">
            <text:p>IC_INF</text:p>
          </table:table-cell>
          <table:table-cell office:value-type="string">
            <text:p>000360/2012/ISE/INF</text:p>
          </table:table-cell>
          <table:table-cell table:style-name="ce7" office:value-type="string">
            <text:p>Suministro</text:p>
          </table:table-cell>
          <table:table-cell/>
          <table:table-cell office:value-type="string">
            <text:p>ISE</text:p>
          </table:table-cell>
          <table:table-cell office:value-type="string">
            <text:p>2012</text:p>
          </table:table-cell>
          <table:table-cell table:style-name="ce8" office:value-type="currency" office:currency="EUR" office:value="64000">
            <text:p>64.000,00 €</text:p>
          </table:table-cell>
          <table:table-cell table:number-columns-repeated="2" office:value-type="string">
            <text:p>ADQUISICIÓN DE SERVIDORES, SISTEMAS DE ALIMENTACIÓN ININTERRUMPIDA Y LICENCIAS SOFTWARE PARA LOS CENTROS DE TRABAJO DE ISE ANDALUCÍA</text:p>
          </table:table-cell>
          <table:table-cell table:number-columns-repeated="1015"/>
        </table:table-row>
        <table:table-row table:style-name="ro1">
          <table:table-cell office:value-type="string">
            <text:p>IC_INF</text:p>
          </table:table-cell>
          <table:table-cell office:value-type="string">
            <text:p>000370/2012/AAIICC/INF</text:p>
          </table:table-cell>
          <table:table-cell table:style-name="ce7" office:value-type="string">
            <text:p>Servicio</text:p>
          </table:table-cell>
          <table:table-cell/>
          <table:table-cell office:value-type="string">
            <text:p>AAIICC</text:p>
          </table:table-cell>
          <table:table-cell office:value-type="string">
            <text:p>2012</text:p>
          </table:table-cell>
          <table:table-cell table:style-name="ce8" office:value-type="currency" office:currency="EUR" office:value="15500">
            <text:p>15.500,00 €</text:p>
          </table:table-cell>
          <table:table-cell office:value-type="string">
            <text:p>2012PG-M12C0000419-DG-CONTRATO MANTENIMIENTO IMPRESORAS-1903</text:p>
          </table:table-cell>
          <table:table-cell office:value-type="string">
            <text:p>Contrato anual para el mantenimiento de las impresoras de la Agencia Andaluza de Instituciones Culturales.</text:p>
          </table:table-cell>
          <table:table-cell table:number-columns-repeated="1015"/>
        </table:table-row>
        <table:table-row table:style-name="ro1">
          <table:table-cell office:value-type="string">
            <text:p>IC_INF</text:p>
          </table:table-cell>
          <table:table-cell office:value-type="string">
            <text:p>000371/2012/AAIICC/INF</text:p>
          </table:table-cell>
          <table:table-cell office:value-type="string">
            <text:p>Obra</text:p>
          </table:table-cell>
          <table:table-cell office:value-type="string">
            <text:p>x</text:p>
          </table:table-cell>
          <table:table-cell office:value-type="string">
            <text:p>AAIICC</text:p>
          </table:table-cell>
          <table:table-cell office:value-type="string">
            <text:p>2012</text:p>
          </table:table-cell>
          <table:table-cell table:style-name="ce8" office:value-type="currency" office:currency="EUR" office:value="178.12">
            <text:p>178,12 €</text:p>
          </table:table-cell>
          <table:table-cell office:value-type="string">
            <text:p>2012PG-TS-CAF-REPARACION PLOTTER IMP HP-1402</text:p>
          </table:table-cell>
          <table:table-cell office:value-type="string">
            <text:p>Reparación Plotter Centro Andaluz de la Fotografía.</text:p>
          </table:table-cell>
          <table:table-cell table:number-columns-repeated="1015"/>
        </table:table-row>
        <table:table-row table:style-name="ro1">
          <table:table-cell office:value-type="string">
            <text:p>IC_INF</text:p>
          </table:table-cell>
          <table:table-cell office:value-type="string">
            <text:p>000435/2012/AAIICC/INF</text:p>
          </table:table-cell>
          <table:table-cell office:value-type="string">
            <text:p>Obra</text:p>
          </table:table-cell>
          <table:table-cell office:value-type="string">
            <text:p>x</text:p>
          </table:table-cell>
          <table:table-cell office:value-type="string">
            <text:p>AAIICC</text:p>
          </table:table-cell>
          <table:table-cell office:value-type="string">
            <text:p>2012</text:p>
          </table:table-cell>
          <table:table-cell table:style-name="ce8" office:value-type="currency" office:currency="EUR" office:value="123.76">
            <text:p>123,76 €</text:p>
          </table:table-cell>
          <table:table-cell office:value-type="string">
            <text:p>2012PI-ADMON-COMPONENTE-BATERIA PORTATIL ISP LIFEBOOK </text:p>
          </table:table-cell>
          <table:table-cell office:value-type="string">
            <text:p>Batería ordenador portátil</text:p>
          </table:table-cell>
          <table:table-cell table:number-columns-repeated="1015"/>
        </table:table-row>
        <table:table-row table:style-name="ro1">
          <table:table-cell office:value-type="string">
            <text:p>IC_INF</text:p>
          </table:table-cell>
          <table:table-cell office:value-type="string">
            <text:p>000536/2012/AAIICC/INF</text:p>
          </table:table-cell>
          <table:table-cell office:value-type="string">
            <text:p>Obra</text:p>
          </table:table-cell>
          <table:table-cell/>
          <table:table-cell office:value-type="string">
            <text:p>AAIICC</text:p>
          </table:table-cell>
          <table:table-cell office:value-type="string">
            <text:p>2012</text:p>
          </table:table-cell>
          <table:table-cell table:style-name="ce8" office:value-type="currency" office:currency="EUR" office:value="6700">
            <text:p>6.700,00 €</text:p>
          </table:table-cell>
          <table:table-cell office:value-type="string">
            <text:p>2012PI-AEM-INFRAEST. CABLEADO CENTRO FORMACIÓN MÁLAGA-2004</text:p>
          </table:table-cell>
          <table:table-cell office:value-type="string">
            <text:p>Cableado eléctrico y de datos del centro de formación de Artes Escénicas en Málaga.</text:p>
          </table:table-cell>
          <table:table-cell table:number-columns-repeated="1015"/>
        </table:table-row>
        <table:table-row table:style-name="ro1">
          <table:table-cell office:value-type="string">
            <text:p>IC_INF</text:p>
          </table:table-cell>
          <table:table-cell office:value-type="string">
            <text:p>000569/2012/CEM/INF</text:p>
          </table:table-cell>
          <table:table-cell office:value-type="string">
            <text:p>Obra</text:p>
          </table:table-cell>
          <table:table-cell/>
          <table:table-cell office:value-type="string">
            <text:p>CEM</text:p>
          </table:table-cell>
          <table:table-cell office:value-type="string">
            <text:p>2012</text:p>
          </table:table-cell>
          <table:table-cell table:style-name="ce8" office:value-type="currency" office:currency="EUR" office:value="2000">
            <text:p>2.000,00 €</text:p>
          </table:table-cell>
          <table:table-cell table:number-columns-repeated="2" office:value-type="string">
            <text:p>MEMORIA JUSTIFICATIVA PARA CERTIFICACIÓN Y ADECUACIÓN DE CABLEADO ESTRUCTURADO EN NUEVA SEDE SAE ALMODÓVAR DEL RÍO (CÓRDOBA)</text:p>
          </table:table-cell>
          <table:table-cell table:number-columns-repeated="1015"/>
        </table:table-row>
        <table:table-row table:style-name="ro1">
          <table:table-cell office:value-type="string">
            <text:p>IC_INF</text:p>
          </table:table-cell>
          <table:table-cell office:value-type="string">
            <text:p>000581/2012/CEM/INF</text:p>
          </table:table-cell>
          <table:table-cell office:value-type="string">
            <text:p>Obra</text:p>
          </table:table-cell>
          <table:table-cell/>
          <table:table-cell office:value-type="string">
            <text:p>CEM</text:p>
          </table:table-cell>
          <table:table-cell office:value-type="string">
            <text:p>2012</text:p>
          </table:table-cell>
          <table:table-cell table:style-name="ce8" office:value-type="currency" office:currency="EUR" office:value="23000">
            <text:p>23.000,00 €</text:p>
          </table:table-cell>
          <table:table-cell table:number-columns-repeated="2" office:value-type="string">
            <text:p>MEMORIA JUSTIFICATIVA PARA ADECUACIÓN DE CABLEADO ESTRUCTURADO EN NUEVA SEDE SAE C/MARÍA MALIBRÁN (CÓRDOBA)</text:p>
          </table:table-cell>
          <table:table-cell table:number-columns-repeated="1015"/>
        </table:table-row>
        <table:table-row table:style-name="ro1">
          <table:table-cell office:value-type="string">
            <text:p>IC_INF</text:p>
          </table:table-cell>
          <table:table-cell office:value-type="string">
            <text:p>000617/2012/CSALUD/INF</text:p>
          </table:table-cell>
          <table:table-cell table:style-name="ce7" office:value-type="string">
            <text:p>Servicio</text:p>
          </table:table-cell>
          <table:table-cell/>
          <table:table-cell office:value-type="string">
            <text:p>CSBS</text:p>
          </table:table-cell>
          <table:table-cell office:value-type="string">
            <text:p>2012</text:p>
          </table:table-cell>
          <table:table-cell table:style-name="ce8" office:value-type="currency" office:currency="EUR" office:value="11283.75">
            <text:p>11.283,75 €</text:p>
          </table:table-cell>
          <table:table-cell office:value-type="string">
            <text:p>ACS_Servicio de diseño y maquetación web relacionados la integración de la aplicación de ¿Gestión de la formación¿ en el Sistema de información integral de Formación del SSPA.</text:p>
          </table:table-cell>
          <table:table-cell office:value-type="string">
            <text:p>ACS_Servicio de diseño y maquetación web relacionados la integración de la aplicación de ¿Gestión de la formación¿ en el Sistema de información integral de Formación del SSPA.</text:p>
          </table:table-cell>
          <table:table-cell table:number-columns-repeated="1015"/>
        </table:table-row>
        <table:table-row table:style-name="ro1">
          <table:table-cell office:value-type="string">
            <text:p>IC_INF</text:p>
          </table:table-cell>
          <table:table-cell office:value-type="string">
            <text:p>000634/2012/CSALUD/INF</text:p>
          </table:table-cell>
          <table:table-cell office:value-type="string">
            <text:p>Obra</text:p>
          </table:table-cell>
          <table:table-cell office:value-type="string">
            <text:p>x</text:p>
          </table:table-cell>
          <table:table-cell office:value-type="string">
            <text:p>CSBS</text:p>
          </table:table-cell>
          <table:table-cell office:value-type="string">
            <text:p>2012</text:p>
          </table:table-cell>
          <table:table-cell table:style-name="ce8" office:value-type="currency" office:currency="EUR" office:value="16430.32">
            <text:p>16.430,32 €</text:p>
          </table:table-cell>
          <table:table-cell office:value-type="string">
            <text:p>Soporte y Mantenimiento de las licencias Alterian de la Consejería de Salud para 2012</text:p>
          </table:table-cell>
          <table:table-cell office:value-type="string">
            <text:p>Soporte y Mantenimiento de las licencias Alterian de la Consejería de Salud para 2012</text:p>
          </table:table-cell>
          <table:table-cell table:number-columns-repeated="1015"/>
        </table:table-row>
        <table:table-row table:style-name="ro1">
          <table:table-cell office:value-type="string">
            <text:p>IC_INF</text:p>
          </table:table-cell>
          <table:table-cell table:style-name="Default" office:value-type="string">
            <text:p>000635/2012/CIBS/INF</text:p>
          </table:table-cell>
          <table:table-cell table:style-name="ce7" office:value-type="string">
            <text:p>Suministro</text:p>
          </table:table-cell>
          <table:table-cell table:style-name="Default"/>
          <table:table-cell table:style-name="Default" office:value-type="string">
            <text:p>CIBS</text:p>
          </table:table-cell>
          <table:table-cell table:style-name="Default" office:value-type="string">
            <text:p>2012</text:p>
          </table:table-cell>
          <table:table-cell table:style-name="ce12" office:value-type="currency" office:currency="EUR" office:value="229848">
            <text:p>229.848,00 €</text:p>
          </table:table-cell>
          <table:table-cell table:style-name="Default" office:value-type="string">
            <text:p>PRÓRROGA SUMINISTRO TARJETAS ANDALUCIA 65</text:p>
          </table:table-cell>
          <table:table-cell table:style-name="Default"/>
          <table:table-cell table:number-columns-repeated="1015"/>
        </table:table-row>
        <table:table-row table:style-name="ro1">
          <table:table-cell office:value-type="string">
            <text:p>IC_INF</text:p>
          </table:table-cell>
          <table:table-cell office:value-type="string">
            <text:p>000681/2012/CEM/INF</text:p>
          </table:table-cell>
          <table:table-cell office:value-type="string">
            <text:p>Obra</text:p>
          </table:table-cell>
          <table:table-cell/>
          <table:table-cell office:value-type="string">
            <text:p>CEM</text:p>
          </table:table-cell>
          <table:table-cell office:value-type="string">
            <text:p>2012</text:p>
          </table:table-cell>
          <table:table-cell table:style-name="ce8" office:value-type="currency" office:currency="EUR" office:value="25000">
            <text:p>25.000,00 €</text:p>
          </table:table-cell>
          <table:table-cell table:number-columns-repeated="2" office:value-type="string">
            <text:p>MEMORIA JUSTIFICATIVA PARA ADECUACIÓN DE CABLEADO ESTRUCTURADO EN NUEVA SEDE SAE AVENIDA AL-NASIR (CÓRDOBA) <text:s/></text:p>
          </table:table-cell>
          <table:table-cell table:number-columns-repeated="1015"/>
        </table:table-row>
        <table:table-row table:style-name="ro3">
          <table:table-cell office:value-type="string">
            <text:p>IC_INF</text:p>
          </table:table-cell>
          <table:table-cell office:value-type="string">
            <text:p>000699/2012/SAS/INF</text:p>
          </table:table-cell>
          <table:table-cell table:style-name="ce7" office:value-type="string">
            <text:p>Servicio</text:p>
          </table:table-cell>
          <table:table-cell/>
          <table:table-cell office:value-type="string">
            <text:p>SAS</text:p>
          </table:table-cell>
          <table:table-cell office:value-type="string">
            <text:p>2012</text:p>
          </table:table-cell>
          <table:table-cell table:style-name="ce8" office:value-type="currency" office:currency="EUR" office:value="21000">
            <text:p>21.000,00 €</text:p>
          </table:table-cell>
          <table:table-cell office:value-type="string">
            <text:p>CONTRATACIÓN DE SERVICIOS DE SOPORTE PARA LA</text:p>
            <text:p>CREACIÓN DE UNA ESTRUCTURA DE CARPETAS CON LOS FICHEROS DE PACIENTES DE LOS HOSPITALES PERTENECIENTES AL SERVICIO ANDALUZ DE SALUD. </text:p>
          </table:table-cell>
          <table:table-cell office:value-type="string">
            <text:p>CONTRATACIÓN DE SERVICIOS DE SOPORTE PARA LA</text:p>
            <text:p>CREACIÓN DE UNA ESTRUCTURA DE CARPETAS CON LOS FICHEROS DE PACIENTES DE LOS HOSPITALES PERTENECIENTES AL SERVICIO ANDALUZ DE SALUD. </text:p>
          </table:table-cell>
          <table:table-cell table:number-columns-repeated="1015"/>
        </table:table-row>
        <table:table-row table:style-name="ro1">
          <table:table-cell office:value-type="string">
            <text:p>IC_INF</text:p>
          </table:table-cell>
          <table:table-cell office:value-type="string">
            <text:p>000851/2012/SANDETEL/INF</text:p>
          </table:table-cell>
          <table:table-cell table:style-name="ce7" office:value-type="string">
            <text:p>Servicio</text:p>
          </table:table-cell>
          <table:table-cell/>
          <table:table-cell office:value-type="string">
            <text:p>SANDETEL</text:p>
          </table:table-cell>
          <table:table-cell office:value-type="string">
            <text:p>2012</text:p>
          </table:table-cell>
          <table:table-cell table:style-name="ce8" office:value-type="currency" office:currency="EUR" office:value="70800">
            <text:p>70.800,00 €</text:p>
          </table:table-cell>
          <table:table-cell table:number-columns-repeated="2" office:value-type="string">
            <text:p>CONSOLIDACIÓN TÉCNICA Y FUNCIONAL DE LA PLATAFORMA MOAD V2.0 Y EXPLOTACIÓN DEMOSTRATIVA EN CLOUD COMPUTING</text:p>
          </table:table-cell>
          <table:table-cell table:style-name="Default" table:number-columns-repeated="1015"/>
        </table:table-row>
        <table:table-row table:style-name="ro1">
          <table:table-cell office:value-type="string">
            <text:p>IC_INF</text:p>
          </table:table-cell>
          <table:table-cell office:value-type="string">
            <text:p>001007/2012/CGJ-DG-IS/INF</text:p>
          </table:table-cell>
          <table:table-cell table:style-name="ce7" office:value-type="string">
            <text:p>Servicio</text:p>
          </table:table-cell>
          <table:table-cell/>
          <table:table-cell office:value-type="string">
            <text:p>CJI-DG-IS</text:p>
          </table:table-cell>
          <table:table-cell office:value-type="string">
            <text:p>2012</text:p>
          </table:table-cell>
          <table:table-cell table:style-name="ce8" office:value-type="currency" office:currency="EUR" office:value="21199.79">
            <text:p>21.199,79 €</text:p>
          </table:table-cell>
          <table:table-cell table:number-columns-repeated="2" office:value-type="string">
            <text:p>ATENCIÓN Y SOPORTE TELEFÓNICO A LOS ÓRGANOS JUDICIALES</text:p>
          </table:table-cell>
          <table:table-cell table:number-columns-repeated="1015"/>
        </table:table-row>
        <table:table-row table:style-name="ro1">
          <table:table-cell office:value-type="string">
            <text:p>IC_INF</text:p>
          </table:table-cell>
          <table:table-cell office:value-type="string">
            <text:p>001115/2012/CED/INF</text:p>
          </table:table-cell>
          <table:table-cell table:style-name="ce7" office:value-type="string">
            <text:p>Suministro</text:p>
          </table:table-cell>
          <table:table-cell/>
          <table:table-cell office:value-type="string">
            <text:p>CED</text:p>
          </table:table-cell>
          <table:table-cell office:value-type="string">
            <text:p>2012</text:p>
          </table:table-cell>
          <table:table-cell table:style-name="ce8" office:value-type="currency" office:currency="EUR" office:value="7053.7">
            <text:p>7.053,70 €</text:p>
          </table:table-cell>
          <table:table-cell office:value-type="string">
            <text:p>ADQUISICIÓN DE MATERIAL INFORMÁTICO PARA USO POR ALUMNOS CON NECESIDADES EDUCATIVAS ESPECIALES DE LA PROVINCIA DE MÁLAGA</text:p>
          </table:table-cell>
          <table:table-cell table:number-columns-repeated="1016"/>
        </table:table-row>
        <table:table-row table:style-name="ro1">
          <table:table-cell office:value-type="string">
            <text:p>IC_INF</text:p>
          </table:table-cell>
          <table:table-cell table:style-name="Default" office:value-type="string">
            <text:p>001380/2012/CED/INF</text:p>
          </table:table-cell>
          <table:table-cell table:style-name="ce7" office:value-type="string">
            <text:p>Servicio</text:p>
          </table:table-cell>
          <table:table-cell table:style-name="Default"/>
          <table:table-cell table:style-name="Default" office:value-type="string">
            <text:p>CED</text:p>
          </table:table-cell>
          <table:table-cell table:style-name="Default" office:value-type="string">
            <text:p>2012</text:p>
          </table:table-cell>
          <table:table-cell table:style-name="ce12" office:value-type="currency" office:currency="EUR" office:value="2449024.37">
            <text:p>2.449.024,37 €</text:p>
          </table:table-cell>
          <table:table-cell table:style-name="Default" office:value-type="string">
            <text:p>UN SERVICIO A LA CONSEJERÍA DE EDUCACIÓN DENTRO DEL MARCO DEL SISTEMA SENECA/¬PASEN </text:p>
          </table:table-cell>
          <table:table-cell table:style-name="Default" office:value-type="string">
            <text:p>UN SERVICIO A LA CONSEJERÍA DE EDUCACIÓN DENTRO DEL MARCO DEL SISTEMA SENECA/¬PASEN </text:p>
          </table:table-cell>
          <table:table-cell table:style-name="Default" table:number-columns-repeated="1015"/>
        </table:table-row>
        <table:table-row table:style-name="ro1">
          <table:table-cell office:value-type="string">
            <text:p>IC_INF</text:p>
          </table:table-cell>
          <table:table-cell table:style-name="Default" office:value-type="string">
            <text:p>001462/2012/CEICSASI/INF</text:p>
          </table:table-cell>
          <table:table-cell table:style-name="ce7" office:value-type="string">
            <text:p>Servicio</text:p>
          </table:table-cell>
          <table:table-cell table:style-name="Default"/>
          <table:table-cell table:style-name="Default" office:value-type="string">
            <text:p>CEICSASI</text:p>
          </table:table-cell>
          <table:table-cell table:style-name="Default" office:value-type="string">
            <text:p>2012</text:p>
          </table:table-cell>
          <table:table-cell table:style-name="ce12" office:value-type="currency" office:currency="EUR" office:value="932110.17">
            <text:p>932.110,17 €</text:p>
          </table:table-cell>
          <table:table-cell table:style-name="Default" office:value-type="string">
            <text:p>Encomienda a SANDETEL de servicios de apoyo técnico y estratégico al servicios de acceso a la Sociedad de la Información</text:p>
          </table:table-cell>
          <table:table-cell table:style-name="Default" table:number-columns-repeated="1016"/>
        </table:table-row>
        <table:table-row table:style-name="ro1">
          <table:table-cell office:value-type="string">
            <text:p>IC_INF</text:p>
          </table:table-cell>
          <table:table-cell office:value-type="string">
            <text:p>001569/2012/AAIICC/INF</text:p>
          </table:table-cell>
          <table:table-cell office:value-type="string">
            <text:p>Obra</text:p>
          </table:table-cell>
          <table:table-cell/>
          <table:table-cell office:value-type="string">
            <text:p>AAIICC</text:p>
          </table:table-cell>
          <table:table-cell office:value-type="string">
            <text:p>2012</text:p>
          </table:table-cell>
          <table:table-cell table:style-name="ce8" office:value-type="currency" office:currency="EUR" office:value="49973">
            <text:p>49.973,00 €</text:p>
          </table:table-cell>
          <table:table-cell office:value-type="string">
            <text:p>2012PI-TS-INFRAEST. CABLEADO TEATRO CENTRAL-1812</text:p>
          </table:table-cell>
          <table:table-cell office:value-type="string">
            <text:p>Obra de mejora de la infraestructura de telecomuncaciones del Teatro Central para implantar sistemas de comunicaciones según los requisitos de los servicios del catálogo v3 de la RCJA.</text:p>
          </table:table-cell>
          <table:table-cell table:number-columns-repeated="1015"/>
        </table:table-row>
        <table:table-row table:style-name="ro1">
          <table:table-cell office:value-type="string">
            <text:p>IC_INF</text:p>
          </table:table-cell>
          <table:table-cell office:value-type="string">
            <text:p>000019/2013/FPGYS/INF</text:p>
          </table:table-cell>
          <table:table-cell table:style-name="ce7" office:value-type="string">
            <text:p>Suministro</text:p>
          </table:table-cell>
          <table:table-cell/>
          <table:table-cell office:value-type="string">
            <text:p>FPGYS</text:p>
          </table:table-cell>
          <table:table-cell office:value-type="string">
            <text:p>2013</text:p>
          </table:table-cell>
          <table:table-cell table:style-name="ce8" office:value-type="currency" office:currency="EUR" office:value="1668.3">
            <text:p>1.668,30 €</text:p>
          </table:table-cell>
          <table:table-cell office:value-type="string">
            <text:p>FPS: Equipo Servidor para instalación routers y cortafuegos.</text:p>
          </table:table-cell>
          <table:table-cell office:value-type="string">
            <text:p>FPS: Equipo Servidor para instalación routers y cortafuegos.</text:p>
          </table:table-cell>
          <table:table-cell table:number-columns-repeated="1015"/>
        </table:table-row>
        <table:table-row table:style-name="ro3">
          <table:table-cell office:value-type="string">
            <text:p>IC_INF</text:p>
          </table:table-cell>
          <table:table-cell office:value-type="string">
            <text:p>000347/2013/SANDETEL/INF</text:p>
          </table:table-cell>
          <table:table-cell office:value-type="string">
            <text:p>Obra</text:p>
          </table:table-cell>
          <table:table-cell/>
          <table:table-cell office:value-type="string">
            <text:p>SANDETEL</text:p>
          </table:table-cell>
          <table:table-cell office:value-type="string">
            <text:p>2013</text:p>
          </table:table-cell>
          <table:table-cell table:style-name="ce8" office:value-type="currency" office:currency="EUR" office:value="89875.17">
            <text:p>89.875,17 €</text:p>
          </table:table-cell>
          <table:table-cell office:value-type="string">
            <text:p>CONFINAMIENTO DE PASILLOS FRÍOS DE LOS</text:p>
            <text:p>CPD's DE TARFIA Y ZOCO</text:p>
          </table:table-cell>
          <table:table-cell office:value-type="string">
            <text:p>CONFINAMIENTO DE PASILLOS FRÍOS DE LOS CPD¿s DE TARFIA Y ZOCO, Y OBRAS ASOCIADAS POR EL CIERRE DE LOS MISMOS.</text:p>
          </table:table-cell>
          <table:table-cell table:number-columns-repeated="1015"/>
        </table:table-row>
        <table:table-row table:style-name="ro1">
          <table:table-cell office:value-type="string">
            <text:p>IC_INF</text:p>
          </table:table-cell>
          <table:table-cell office:value-type="string">
            <text:p>000410/2013/FPGYS/INF</text:p>
          </table:table-cell>
          <table:table-cell table:style-name="ce7" office:value-type="string">
            <text:p>Servicio</text:p>
          </table:table-cell>
          <table:table-cell/>
          <table:table-cell office:value-type="string">
            <text:p>FPGYS</text:p>
          </table:table-cell>
          <table:table-cell office:value-type="string">
            <text:p>2013</text:p>
          </table:table-cell>
          <table:table-cell table:style-name="ce8" office:value-type="currency" office:currency="EUR" office:value="8470">
            <text:p>8.470,00 €</text:p>
          </table:table-cell>
          <table:table-cell office:value-type="string">
            <text:p>39.Servicios de diseño para aplicaciones web y publicaciones digitales.</text:p>
          </table:table-cell>
          <table:table-cell office:value-type="string">
            <text:p>Servicios de diseño para aplicaciones web y publicaciones digitales.</text:p>
          </table:table-cell>
          <table:table-cell table:number-columns-repeated="1015"/>
        </table:table-row>
        <table:table-row table:style-name="ro1">
          <table:table-cell office:value-type="string">
            <text:p>IC_INF</text:p>
          </table:table-cell>
          <table:table-cell office:value-type="string">
            <text:p>000589/2013/FPGYS/INF</text:p>
          </table:table-cell>
          <table:table-cell table:style-name="ce7" office:value-type="string">
            <text:p>Servicio</text:p>
          </table:table-cell>
          <table:table-cell/>
          <table:table-cell office:value-type="string">
            <text:p>FPGYS</text:p>
          </table:table-cell>
          <table:table-cell office:value-type="string">
            <text:p>2013</text:p>
          </table:table-cell>
          <table:table-cell table:style-name="ce8" office:value-type="currency" office:currency="EUR" office:value="51500">
            <text:p>51.500,00 €</text:p>
          </table:table-cell>
          <table:table-cell office:value-type="string">
            <text:p>54.PR1048_2013:SERVICIOS DE MANTENIMIENTO CORRECTIVO, ADAPTATIVO Y EVOLUTIVO 2013 DEL SISTEMA INTEGRAL DE GESTIÓN DE LA INVESTIGACIÓN DEL SSPA.</text:p>
          </table:table-cell>
          <table:table-cell office:value-type="string">
            <text:p>SERVICIOS DE MANTENIMIENTO CORRECTIVO, ADAPTATIVO Y EVOLUTIVO 2013 DEL SISTEMA INTEGRAL DE GESTIÓN DE LA INVESTIGACIÓN DEL SSPA.</text:p>
          </table:table-cell>
          <table:table-cell table:number-columns-repeated="1015"/>
        </table:table-row>
        <table:table-row table:style-name="ro1">
          <table:table-cell office:value-type="string">
            <text:p>IC_INF</text:p>
          </table:table-cell>
          <table:table-cell office:value-type="string">
            <text:p>000621/2013/CJI/INF</text:p>
          </table:table-cell>
          <table:table-cell table:style-name="ce7" office:value-type="string">
            <text:p>Servicio</text:p>
          </table:table-cell>
          <table:table-cell/>
          <table:table-cell office:value-type="string">
            <text:p>CJI</text:p>
          </table:table-cell>
          <table:table-cell office:value-type="string">
            <text:p>2013</text:p>
          </table:table-cell>
          <table:table-cell table:style-name="ce8" office:value-type="currency" office:currency="EUR" office:value="17135.34">
            <text:p>17.135,34 €</text:p>
          </table:table-cell>
          <table:table-cell office:value-type="string">
            <text:p>SOPORTE A LA IMPLANTACIÓN DE LA PLATAFORMA ECO / PORTAFIRMAS</text:p>
          </table:table-cell>
          <table:table-cell table:number-columns-repeated="1016"/>
        </table:table-row>
        <table:table-row table:style-name="ro3">
          <table:table-cell office:value-type="string">
            <text:p>IC_INF</text:p>
          </table:table-cell>
          <table:table-cell office:value-type="string">
            <text:p>000671/2013/EIEPSA/INF</text:p>
          </table:table-cell>
          <table:table-cell table:style-name="ce7" office:value-type="string">
            <text:p>Servicio</text:p>
          </table:table-cell>
          <table:table-cell/>
          <table:table-cell office:value-type="string">
            <text:p>AVRA</text:p>
          </table:table-cell>
          <table:table-cell office:value-type="string">
            <text:p>2013</text:p>
          </table:table-cell>
          <table:table-cell table:style-name="ce8" office:value-type="currency" office:currency="EUR" office:value="79633.04">
            <text:p>79.633,04 €</text:p>
          </table:table-cell>
          <table:table-cell office:value-type="string">
            <text:p>PRORROGA DEL CONTRATO DE LOS SERVICIOS DE SOPORTE Y MANTENIMIENTO DE LAS APLICACIONES DE LA DIRECCION DE PLANIFICACION Y CONTROL, EDIFICACION Y DESARROLLOS INTERNOS (EXPTE 12-070)</text:p>
            <text:p/>
          </table:table-cell>
          <table:table-cell office:value-type="string">
            <text:p>PRORROGA DEL CONTRATO DE LOS SERVICIOS DE SOPORTE Y MANTENIMIENTO DE LAS APLICACIONES DE LA DIRECCION DE PLANIFICACION Y CONTROL, EDIFICACION Y DESARROLLOS INTERNOS (EXPTE 12-070)</text:p>
            <text:p/>
          </table:table-cell>
          <table:table-cell table:number-columns-repeated="1015"/>
        </table:table-row>
        <table:table-row table:style-name="ro1">
          <table:table-cell office:value-type="string">
            <text:p>IC_INF</text:p>
          </table:table-cell>
          <table:table-cell office:value-type="string">
            <text:p>000788/2013/FPGYS/INF</text:p>
          </table:table-cell>
          <table:table-cell table:style-name="ce7" office:value-type="string">
            <text:p>Servicio</text:p>
          </table:table-cell>
          <table:table-cell/>
          <table:table-cell office:value-type="string">
            <text:p>FPGYS</text:p>
          </table:table-cell>
          <table:table-cell office:value-type="string">
            <text:p>2013</text:p>
          </table:table-cell>
          <table:table-cell table:style-name="ce8" office:value-type="currency" office:currency="EUR" office:value="1200">
            <text:p>1.200,00 €</text:p>
          </table:table-cell>
          <table:table-cell office:value-type="string">
            <text:p>68.Servicio microinformática en el nodo de coordinación del Biobanco Andaluz (BBA)</text:p>
          </table:table-cell>
          <table:table-cell office:value-type="string">
            <text:p>Servicio microinformática en el nodo de coordinación del Biobanco Andaluz (BBA)</text:p>
          </table:table-cell>
          <table:table-cell table:number-columns-repeated="1015"/>
        </table:table-row>
        <table:table-row table:style-name="ro1">
          <table:table-cell office:value-type="string">
            <text:p>IC_INF</text:p>
          </table:table-cell>
          <table:table-cell table:style-name="Default" office:value-type="string">
            <text:p>000933/2013/CHAPDGPD/INF</text:p>
          </table:table-cell>
          <table:table-cell table:style-name="ce7" office:value-type="string">
            <text:p>Servicio</text:p>
          </table:table-cell>
          <table:table-cell table:style-name="Default"/>
          <table:table-cell table:style-name="Default" office:value-type="string">
            <text:p>CHAPDGPD</text:p>
          </table:table-cell>
          <table:table-cell table:style-name="Default" office:value-type="string">
            <text:p>2013</text:p>
          </table:table-cell>
          <table:table-cell table:style-name="ce12" office:value-type="currency" office:currency="EUR" office:value="2800000">
            <text:p>2.800.000,00 €</text:p>
          </table:table-cell>
          <table:table-cell table:style-name="Default" office:value-type="string">
            <text:p>ENCOMIENDA DE GESTIÓN DEL CENTRO DE INFORMACIÓN Y SERVICIOS</text:p>
          </table:table-cell>
          <table:table-cell table:style-name="Default" office:value-type="string">
            <text:p>Encomendar la gestión del CEIS a SANDETEL, integrando la Atención a usuarios de los Sistemas de Información de la Consejería y Sistemas de Información a la ciudadanía.</text:p>
          </table:table-cell>
          <table:table-cell table:number-columns-repeated="1015"/>
        </table:table-row>
        <table:table-row table:style-name="ro1">
          <table:table-cell office:value-type="string">
            <text:p>IC_INF</text:p>
          </table:table-cell>
          <table:table-cell office:value-type="string">
            <text:p>001070/2013/CEICE-AEM/INF</text:p>
          </table:table-cell>
          <table:table-cell table:style-name="ce7" office:value-type="string">
            <text:p>Servicio</text:p>
          </table:table-cell>
          <table:table-cell/>
          <table:table-cell office:value-type="string">
            <text:p>CEICE-AEM</text:p>
          </table:table-cell>
          <table:table-cell office:value-type="string">
            <text:p>2013</text:p>
          </table:table-cell>
          <table:table-cell table:style-name="ce8" office:value-type="currency" office:currency="EUR" office:value="3540">
            <text:p>3.540,00 €</text:p>
          </table:table-cell>
          <table:table-cell office:value-type="string">
            <text:p>MANTENIMIENTO PLANIFIC@</text:p>
          </table:table-cell>
          <table:table-cell/>
          <table:table-cell table:style-name="Default" table:number-columns-repeated="1015"/>
        </table:table-row>
        <table:table-row table:style-name="ro1">
          <table:table-cell office:value-type="string">
            <text:p>IC_INF</text:p>
          </table:table-cell>
          <table:table-cell office:value-type="string">
            <text:p>001409/2013/FPGYS/INF</text:p>
          </table:table-cell>
          <table:table-cell table:style-name="ce7" office:value-type="string">
            <text:p>Servicio</text:p>
          </table:table-cell>
          <table:table-cell/>
          <table:table-cell office:value-type="string">
            <text:p>FPGYS</text:p>
          </table:table-cell>
          <table:table-cell office:value-type="string">
            <text:p>2013</text:p>
          </table:table-cell>
          <table:table-cell table:style-name="ce8" office:value-type="currency" office:currency="EUR" office:value="10000">
            <text:p>10.000,00 €</text:p>
          </table:table-cell>
          <table:table-cell office:value-type="string">
            <text:p>108.Soporte del Sistema BIOEBANK</text:p>
          </table:table-cell>
          <table:table-cell office:value-type="string">
            <text:p>Soporte del Sistema BIOEBANK</text:p>
          </table:table-cell>
          <table:table-cell table:number-columns-repeated="1015"/>
        </table:table-row>
        <table:table-row table:style-name="ro1">
          <table:table-cell office:value-type="string">
            <text:p>IC_INF</text:p>
          </table:table-cell>
          <table:table-cell office:value-type="string">
            <text:p>001497/2013/APE-RTVA/INF</text:p>
          </table:table-cell>
          <table:table-cell table:style-name="ce7" office:value-type="string">
            <text:p>Servicio</text:p>
          </table:table-cell>
          <table:table-cell/>
          <table:table-cell office:value-type="string">
            <text:p>APE-RTVA</text:p>
          </table:table-cell>
          <table:table-cell office:value-type="string">
            <text:p>2013</text:p>
          </table:table-cell>
          <table:table-cell table:style-name="ce8" office:value-type="currency" office:currency="EUR" office:value="19805">
            <text:p>19.805,00 €</text:p>
          </table:table-cell>
          <table:table-cell office:value-type="string">
            <text:p>SERVICIO DE MANTENIMIENTO DE SISTEMA DE ALMACENAMIENTO SAN Y ROBOT DE COPIAS DE SEGURIDAD DE RTVA</text:p>
          </table:table-cell>
          <table:table-cell office:value-type="string">
            <text:p>SERVICIO DE SOPORTE DE SEGUNDO NIVEL CON FABRICANTE DE SAN Y ROTOT DE COPIAS DE RTVA, MARCA SUN MICROSYSTEM (ORACLE).</text:p>
          </table:table-cell>
          <table:table-cell table:number-columns-repeated="1015"/>
        </table:table-row>
        <table:table-row table:style-name="ro1">
          <table:table-cell office:value-type="string">
            <text:p>IC_INF</text:p>
          </table:table-cell>
          <table:table-cell office:value-type="string">
            <text:p>001498/2013/APE-RTVA/INF</text:p>
          </table:table-cell>
          <table:table-cell table:style-name="ce7" office:value-type="string">
            <text:p>Servicio</text:p>
          </table:table-cell>
          <table:table-cell/>
          <table:table-cell office:value-type="string">
            <text:p>APE-RTVA</text:p>
          </table:table-cell>
          <table:table-cell office:value-type="string">
            <text:p>2013</text:p>
          </table:table-cell>
          <table:table-cell table:style-name="ce8" office:value-type="currency" office:currency="EUR" office:value="3400">
            <text:p>3.400,00 €</text:p>
          </table:table-cell>
          <table:table-cell office:value-type="string">
            <text:p>SERVICIO DE KMANTENIMIENTO HW PROXY BLUECOAT DE RTVA.</text:p>
          </table:table-cell>
          <table:table-cell office:value-type="string">
            <text:p>Mantenimiento de segundo nivel del HW Proxy de RTVA</text:p>
          </table:table-cell>
          <table:table-cell table:number-columns-repeated="1015"/>
        </table:table-row>
        <table:table-row table:style-name="ro6">
          <table:table-cell office:value-type="string">
            <text:p>IC_INF</text:p>
          </table:table-cell>
          <table:table-cell office:value-type="string">
            <text:p>001581/2013/SAE/INF</text:p>
          </table:table-cell>
          <table:table-cell table:style-name="ce7" office:value-type="string">
            <text:p>Servicio</text:p>
          </table:table-cell>
          <table:table-cell/>
          <table:table-cell office:value-type="string">
            <text:p>SAE</text:p>
          </table:table-cell>
          <table:table-cell office:value-type="string">
            <text:p>2013</text:p>
          </table:table-cell>
          <table:table-cell table:style-name="ce8" office:value-type="currency" office:currency="EUR" office:value="1684971.39">
            <text:p>1.684.971,39 €</text:p>
          </table:table-cell>
          <table:table-cell office:value-type="string">
            <text:p>Prórroga de la encomienda de gestión a la empresa pública</text:p>
            <text:p>SANDETEL <text:s/>de la ejecución de los servicios de "Housing,</text:p>
            <text:p>Vigilancia de Red y la Gestión de los Sistemas, Aplicativos, Comunicaciones y Seguridad,</text:p>
            <text:p>soporte de Sistemas de Información del SAE</text:p>
          </table:table-cell>
          <table:table-cell office:value-type="string">
            <text:p>Prórroga de la encomienda de gestión 1014/2012/SAE/INF a SANDETEL <text:s/>de la ejecución de los servicios de "Housing,</text:p>
            <text:p>Vigilancia de Red y la Gestión de los Sistemas, Aplicativos, Comunicaciones y Seguridad,</text:p>
            <text:p>soporte de Sistemas de Información del SAE</text:p>
          </table:table-cell>
          <table:table-cell table:number-columns-repeated="1015"/>
        </table:table-row>
        <table:table-row table:style-name="ro1">
          <table:table-cell office:value-type="string">
            <text:p>IC_INF</text:p>
          </table:table-cell>
          <table:table-cell office:value-type="string">
            <text:p>001991/2013/CHAP-AGESA/INF</text:p>
          </table:table-cell>
          <table:table-cell table:style-name="ce7" office:value-type="string">
            <text:p>Servicio</text:p>
          </table:table-cell>
          <table:table-cell/>
          <table:table-cell office:value-type="string">
            <text:p>CHAP-AGESA</text:p>
          </table:table-cell>
          <table:table-cell office:value-type="string">
            <text:p>2013</text:p>
          </table:table-cell>
          <table:table-cell table:style-name="ce8" office:value-type="currency" office:currency="EUR" office:value="748.26">
            <text:p>748,26 €</text:p>
          </table:table-cell>
          <table:table-cell office:value-type="string">
            <text:p>ACTUALIZACIÓN DE UNA APLICACIÓN INFORMÁTICA</text:p>
          </table:table-cell>
          <table:table-cell office:value-type="string">
            <text:p>Actualizar la base de datos MS SQL Server 2000 <text:s/>a versión 2012, migración de los datos existentes a la nueva base de datos.</text:p>
          </table:table-cell>
          <table:table-cell table:number-columns-repeated="1015"/>
        </table:table-row>
        <table:table-row table:style-name="ro1">
          <table:table-cell office:value-type="string">
            <text:p>IC_INF</text:p>
          </table:table-cell>
          <table:table-cell table:style-name="Default" office:value-type="string">
            <text:p>001992/2013/CHAP-AGESA/INF</text:p>
          </table:table-cell>
          <table:table-cell table:style-name="Default" office:value-type="string">
            <text:p>Obra</text:p>
          </table:table-cell>
          <table:table-cell office:value-type="string">
            <text:p>x</text:p>
          </table:table-cell>
          <table:table-cell table:style-name="Default" office:value-type="string">
            <text:p>CHAP-AGESA</text:p>
          </table:table-cell>
          <table:table-cell table:style-name="Default" office:value-type="string">
            <text:p>2013</text:p>
          </table:table-cell>
          <table:table-cell table:style-name="ce12" office:value-type="currency" office:currency="EUR" office:value="217.8">
            <text:p>217,80 €</text:p>
          </table:table-cell>
          <table:table-cell table:style-name="Default" office:value-type="string">
            <text:p>Realizar un contrato de mantenimiento de servidor SQL Server 2012 Estándar. </text:p>
          </table:table-cell>
          <table:table-cell table:style-name="Default"/>
          <table:table-cell table:number-columns-repeated="1015"/>
        </table:table-row>
        <table:table-row table:style-name="ro1">
          <table:table-cell office:value-type="string">
            <text:p>IC_INF</text:p>
          </table:table-cell>
          <table:table-cell office:value-type="string">
            <text:p>000034/2014/CFV/INF</text:p>
          </table:table-cell>
          <table:table-cell office:value-type="string">
            <text:p>Obra</text:p>
          </table:table-cell>
          <table:table-cell/>
          <table:table-cell office:value-type="string">
            <text:p>CFV</text:p>
          </table:table-cell>
          <table:table-cell office:value-type="string">
            <text:p>2014</text:p>
          </table:table-cell>
          <table:table-cell table:style-name="ce8" office:value-type="currency" office:currency="EUR" office:value="60119.71">
            <text:p>60.119,71 €</text:p>
          </table:table-cell>
          <table:table-cell office:value-type="string">
            <text:p>Readaptación de la Delegación Territorial de Fomento, Vivienda, Turismo y Comercio de Almería para la incorporación del Sv. de Transportes en sede C/Hermanos Machado de Almería</text:p>
          </table:table-cell>
          <table:table-cell office:value-type="string">
            <text:p>Readaptación de la Delegación Territorial de Fomento, Vivienda, Turismo y Comercio de Almería para la incorporación del Sv. de Transportes en sede C/Hermanos Machado de Almería</text:p>
          </table:table-cell>
          <table:table-cell table:number-columns-repeated="1015"/>
        </table:table-row>
        <table:table-row table:style-name="ro1">
          <table:table-cell office:value-type="string">
            <text:p>IC_INF</text:p>
          </table:table-cell>
          <table:table-cell office:value-type="string">
            <text:p>000197/2014/CHAP-AGESA/INF</text:p>
          </table:table-cell>
          <table:table-cell table:style-name="ce7" office:value-type="string">
            <text:p>Servicio</text:p>
          </table:table-cell>
          <table:table-cell/>
          <table:table-cell office:value-type="string">
            <text:p>CHAP-AGESA</text:p>
          </table:table-cell>
          <table:table-cell office:value-type="string">
            <text:p>2014</text:p>
          </table:table-cell>
          <table:table-cell table:style-name="ce8" office:value-type="currency" office:currency="EUR" office:value="3835.65">
            <text:p>3.835,65 €</text:p>
          </table:table-cell>
          <table:table-cell office:value-type="string">
            <text:p>Contrato de mantenimiento anual de la aplicación GMAO Prisma3.</text:p>
          </table:table-cell>
          <table:table-cell office:value-type="string">
            <text:p>Contrato con la empresa Sisteplant, S.L. para la aplicación Prisma3. Gestión de Mantenimiento. Desde el 01/01/2014 hasta 31/12/2014</text:p>
          </table:table-cell>
          <table:table-cell table:number-columns-repeated="1015"/>
        </table:table-row>
        <table:table-row table:style-name="ro1">
          <table:table-cell office:value-type="string">
            <text:p>IC_INF</text:p>
          </table:table-cell>
          <table:table-cell office:value-type="string">
            <text:p>000316/2014/CEICE-AEM/INF</text:p>
          </table:table-cell>
          <table:table-cell table:style-name="ce7" office:value-type="string">
            <text:p>Servicio</text:p>
          </table:table-cell>
          <table:table-cell/>
          <table:table-cell office:value-type="string">
            <text:p>CEICE-AEM</text:p>
          </table:table-cell>
          <table:table-cell office:value-type="string">
            <text:p>2014</text:p>
          </table:table-cell>
          <table:table-cell table:style-name="ce8" office:value-type="currency" office:currency="EUR" office:value="21780">
            <text:p>21.780,00 €</text:p>
          </table:table-cell>
          <table:table-cell office:value-type="string">
            <text:p>MANTENIMIENTO 'Music Hero, emprende tu reto'</text:p>
          </table:table-cell>
          <table:table-cell table:number-columns-repeated="1016"/>
        </table:table-row>
        <table:table-row table:style-name="ro1" table:number-rows-repeated="4">
          <table:table-cell table:number-columns-repeated="1024"/>
        </table:table-row>
        <table:table-row table:style-name="ro1">
          <table:table-cell table:number-columns-repeated="5"/>
          <table:table-cell office:value-type="string">
            <text:p>Importe OBRA antes</text:p>
          </table:table-cell>
          <table:table-cell table:formula="of:=SUM([.G2:.G215])+SUM(['Pruebas - Tramitar a ANULADO'.G3:.G9])" office:value-type="currency" office:currency="EUR" office:value="112305052.11">
            <text:p>112.305.052,11 €</text:p>
          </table:table-cell>
          <table:table-cell table:number-columns-repeated="1017"/>
        </table:table-row>
        <table:table-row table:style-name="ro1">
          <table:table-cell table:number-columns-repeated="5"/>
          <table:table-cell office:value-type="string">
            <text:p>Importe OBRA despues</text:p>
          </table:table-cell>
          <table:table-cell table:style-name="ce15" table:formula="of:=SUMIF([.C2:.C215];&quot;Obra&quot;;[.G2:.G215])" office:value-type="currency" office:currency="EUR" office:value="72087437.97">
            <text:p>72.087.437,97 €</text:p>
          </table:table-cell>
          <table:table-cell table:number-columns-repeated="1017"/>
        </table:table-row>
        <table:table-row table:style-name="ro1">
          <table:table-cell table:number-columns-repeated="1024"/>
        </table:table-row>
        <table:table-row table:style-name="ro1">
          <table:table-cell table:number-columns-repeated="5"/>
          <table:table-cell office:value-type="string">
            <text:p>Diferencia</text:p>
          </table:table-cell>
          <table:table-cell table:formula="of:=[.G221]-[.G220]" office:value-type="currency" office:currency="EUR" office:value="-40217614.1400001">
            <text:p>-40.217.614,14 €</text:p>
          </table:table-cell>
          <table:table-cell table:number-columns-repeated="1017"/>
        </table:table-row>
        <table:table-row table:style-name="ro1" table:number-rows-repeated="1048352">
          <table:table-cell table:number-columns-repeated="1024"/>
        </table:table-row>
        <table:table-row table:style-name="ro1">
          <table:table-cell table:number-columns-repeated="1024"/>
        </table:table-row>
      </table:table>
      <table:table table:name="Pruebas - Tramitar a ANULADO" table:style-name="ta1" table:print="false">
        <office:forms form:automatic-focus="false" form:apply-design-mode="false"/>
        <table:table-column table:style-name="co12" table:default-cell-style-name="Default"/>
        <table:table-column table:style-name="co13" table:default-cell-style-name="Default"/>
        <table:table-column table:style-name="co14" table:default-cell-style-name="ce2"/>
        <table:table-column table:style-name="co15" table:default-cell-style-name="ce2"/>
        <table:table-column table:style-name="co1" table:number-columns-repeated="2" table:default-cell-style-name="ce2"/>
        <table:table-column table:style-name="co16" table:default-cell-style-name="ce8"/>
        <table:table-column table:style-name="co17" table:default-cell-style-name="ce2"/>
        <table:table-column table:style-name="co1" table:number-columns-repeated="1015" table:default-cell-style-name="ce2"/>
        <table:table-row table:style-name="ro1">
          <table:table-cell table:number-columns-repeated="2"/>
          <table:table-cell table:style-name="Default" table:number-columns-repeated="1021"/>
        </table:table-row>
        <table:table-row table:style-name="ro1">
          <table:table-cell/>
          <table:table-cell table:style-name="ce13" office:value-type="string">
            <text:p>ORIGEN</text:p>
          </table:table-cell>
          <table:table-cell table:style-name="ce1" office:value-type="string">
            <text:p>T_NUM_EXP</text:p>
          </table:table-cell>
          <table:table-cell table:style-name="ce1" office:value-type="string">
            <text:p>D_OBJETO</text:p>
          </table:table-cell>
          <table:table-cell table:style-name="ce1" office:value-type="string">
            <text:p>C_UNI_ORG_ENVIA</text:p>
          </table:table-cell>
          <table:table-cell table:style-name="ce1" office:value-type="string">
            <text:p>AÑODEANUALIDAD</text:p>
          </table:table-cell>
          <table:table-cell table:style-name="ce1" office:value-type="string">
            <text:p>IMPORTEAÑO</text:p>
          </table:table-cell>
          <table:table-cell table:style-name="ce1" office:value-type="string">
            <text:p>T_TITULO</text:p>
          </table:table-cell>
          <table:table-cell table:style-name="ce1" office:value-type="string">
            <text:p>T_DESCRIPCION</text:p>
          </table:table-cell>
          <table:table-cell table:style-name="Default" table:number-columns-repeated="1014"/>
        </table:table-row>
        <table:table-row table:style-name="ro1">
          <table:table-cell/>
          <table:table-cell office:value-type="string">
            <text:p>IC_INF</text:p>
          </table:table-cell>
          <table:table-cell office:value-type="string">
            <text:p>001629/2011/CIBS/INF</text:p>
          </table:table-cell>
          <table:table-cell office:value-type="string">
            <text:p>Obra</text:p>
          </table:table-cell>
          <table:table-cell office:value-type="string">
            <text:p>CIBS</text:p>
          </table:table-cell>
          <table:table-cell office:value-type="string">
            <text:p>2011</text:p>
          </table:table-cell>
          <table:table-cell office:value-type="currency" office:currency="EUR" office:value="10">
            <text:p>10,00 €</text:p>
          </table:table-cell>
          <table:table-cell office:value-type="string">
            <text:p>prueba</text:p>
          </table:table-cell>
          <table:table-cell table:style-name="Default" table:number-columns-repeated="1015"/>
        </table:table-row>
        <table:table-row table:style-name="ro1">
          <table:table-cell/>
          <table:table-cell office:value-type="string">
            <text:p>IC_INF</text:p>
          </table:table-cell>
          <table:table-cell office:value-type="string">
            <text:p>000064/2012/CIBS/INF</text:p>
          </table:table-cell>
          <table:table-cell office:value-type="string">
            <text:p>Obra</text:p>
          </table:table-cell>
          <table:table-cell office:value-type="string">
            <text:p>CIBS</text:p>
          </table:table-cell>
          <table:table-cell office:value-type="string">
            <text:p>2012</text:p>
          </table:table-cell>
          <table:table-cell office:value-type="currency" office:currency="EUR" office:value="1">
            <text:p>1,00 €</text:p>
          </table:table-cell>
          <table:table-cell office:value-type="string">
            <text:p>prueba borrar</text:p>
          </table:table-cell>
          <table:table-cell table:number-columns-repeated="1015"/>
        </table:table-row>
        <table:table-row table:style-name="ro1">
          <table:table-cell/>
          <table:table-cell office:value-type="string">
            <text:p>IC_INF</text:p>
          </table:table-cell>
          <table:table-cell office:value-type="string">
            <text:p>000960/2012/SAS/INF</text:p>
          </table:table-cell>
          <table:table-cell office:value-type="string">
            <text:p>Obra</text:p>
          </table:table-cell>
          <table:table-cell office:value-type="string">
            <text:p>SAS</text:p>
          </table:table-cell>
          <table:table-cell office:value-type="string">
            <text:p>2012</text:p>
          </table:table-cell>
          <table:table-cell office:value-type="currency" office:currency="EUR" office:value="12000">
            <text:p>12.000,00 €</text:p>
          </table:table-cell>
          <table:table-cell office:value-type="string">
            <text:p>CCCCCCCCCCCCC</text:p>
          </table:table-cell>
          <table:table-cell office:value-type="string">
            <text:p>CCCCCCCCCCCCCCCCC</text:p>
          </table:table-cell>
          <table:table-cell table:number-columns-repeated="1014"/>
        </table:table-row>
        <table:table-row table:style-name="ro1">
          <table:table-cell/>
          <table:table-cell office:value-type="string">
            <text:p>IC_INF</text:p>
          </table:table-cell>
          <table:table-cell office:value-type="string">
            <text:p>001459/2012/CHAP/INF</text:p>
          </table:table-cell>
          <table:table-cell office:value-type="string">
            <text:p>Obra</text:p>
          </table:table-cell>
          <table:table-cell office:value-type="string">
            <text:p>CHAP</text:p>
          </table:table-cell>
          <table:table-cell office:value-type="string">
            <text:p>2012</text:p>
          </table:table-cell>
          <table:table-cell office:value-type="currency" office:currency="EUR" office:value="6666">
            <text:p>6.666,00 €</text:p>
          </table:table-cell>
          <table:table-cell office:value-type="string">
            <text:p>borrar</text:p>
          </table:table-cell>
          <table:table-cell table:number-columns-repeated="1015"/>
        </table:table-row>
        <table:table-row table:style-name="ro1">
          <table:table-cell/>
          <table:table-cell office:value-type="string">
            <text:p>IC_INF</text:p>
          </table:table-cell>
          <table:table-cell office:value-type="string">
            <text:p>000029/2013/CHAP/INF</text:p>
          </table:table-cell>
          <table:table-cell office:value-type="string">
            <text:p>Obra</text:p>
          </table:table-cell>
          <table:table-cell office:value-type="string">
            <text:p>CHAP</text:p>
          </table:table-cell>
          <table:table-cell office:value-type="string">
            <text:p>2013</text:p>
          </table:table-cell>
          <table:table-cell office:value-type="currency" office:currency="EUR" office:value="2222">
            <text:p>2.222,00 €</text:p>
          </table:table-cell>
          <table:table-cell office:value-type="string">
            <text:p>BORRAR PRUEBA DEL SISTEMA</text:p>
          </table:table-cell>
          <table:table-cell table:number-columns-repeated="1015"/>
        </table:table-row>
        <table:table-row table:style-name="ro1">
          <table:table-cell/>
          <table:table-cell office:value-type="string">
            <text:p>IC_INF</text:p>
          </table:table-cell>
          <table:table-cell office:value-type="string">
            <text:p>000993/2013/CHAPDGPD/INF</text:p>
          </table:table-cell>
          <table:table-cell office:value-type="string">
            <text:p>Obra</text:p>
          </table:table-cell>
          <table:table-cell office:value-type="string">
            <text:p>CHAPDGPD</text:p>
          </table:table-cell>
          <table:table-cell office:value-type="string">
            <text:p>2013</text:p>
          </table:table-cell>
          <table:table-cell office:value-type="currency" office:currency="EUR" office:value="1">
            <text:p>1,00 €</text:p>
          </table:table-cell>
          <table:table-cell table:number-columns-repeated="2" office:value-type="string">
            <text:p>PRUEBA - NO ASIGNAR</text:p>
          </table:table-cell>
          <table:table-cell table:number-columns-repeated="1014"/>
        </table:table-row>
        <table:table-row table:style-name="ro1">
          <table:table-cell/>
          <table:table-cell office:value-type="string">
            <text:p>IC_INF</text:p>
          </table:table-cell>
          <table:table-cell office:value-type="string">
            <text:p>001060/2013/SADESI/INF</text:p>
          </table:table-cell>
          <table:table-cell office:value-type="string">
            <text:p>Obra</text:p>
          </table:table-cell>
          <table:table-cell office:value-type="string">
            <text:p>SADESI</text:p>
          </table:table-cell>
          <table:table-cell office:value-type="string">
            <text:p>2013</text:p>
          </table:table-cell>
          <table:table-cell office:value-type="currency" office:currency="EUR" office:value="4444">
            <text:p>4.444,00 €</text:p>
          </table:table-cell>
          <table:table-cell office:value-type="string">
            <text:p>prueba</text:p>
          </table:table-cell>
          <table:table-cell table:style-name="Default" table:number-columns-repeated="1015"/>
        </table:table-row>
        <table:table-row table:style-name="ro1">
          <table:table-cell table:number-columns-repeated="2"/>
          <table:table-cell table:style-name="Default" table:number-columns-repeated="4"/>
          <table:table-cell table:style-name="ce2"/>
          <table:table-cell table:number-columns-repeated="1016"/>
        </table:table-row>
      </table:table>
      <table:database-ranges>
        <table:database-range table:target-range-address="'Revision Objeto Obra'.A1:'Revision Objeto Obra'.I215" table:display-filter-buttons="true">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ialog" svg:font-family="Dialog"/>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9P0" style:volatile="true">
      <number:text>$</number:text>
      <number:number number:decimal-places="2" number:min-integer-digits="1" number:grouping="true"/>
      <number:text> </number:text>
    </number:number-style>
    <number:number-style style:name="N109">
      <number:text>($</number:text>
      <number:number number:decimal-places="2" number:min-integer-digits="1" number:grouping="true"/>
      <number:text>)</number:text>
      <style:map style:condition="value()&gt;=0" style:apply-style-name="N109P0"/>
    </number:number-style>
    <number:number-style style:name="N110P0" style:volatile="true">
      <number:text>$</number:text>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style:style style:name="Default" style:family="table-cell">
      <style:text-properties style:font-name-asian="AR PL UMing H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udas" style:family="table-cell" style:parent-style-name="Default">
      <style:table-cell-properties fo:background-color="#ffff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15">15/07/2014</text:date>, <text:time>13:14:5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ura </meta:initial-creator>
    <meta:creation-date>2014-07-03T12:44:45.197518478</meta:creation-date>
    <dc:date>2014-07-15T13:14:51</dc:date>
    <dc:creator>laura </dc:creator>
    <meta:editing-duration>PT09H17M12S</meta:editing-duration>
    <meta:editing-cycles>16</meta:editing-cycles>
    <meta:generator>OpenOffice.org/3.2$Linux OpenOffice.org_project/320m12$Build-9483</meta:generator>
    <meta:document-statistic meta:table-count="3" meta:cell-count="1724" meta:object-count="0"/>
  </office:meta>
</office:document-meta>
</file>